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4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number-columns-repeated="4" table:default-cell-style-name="ce5"/>
        <table:table-column table:style-name="co2" table:default-cell-style-name="ce5"/>
        <table:table-column table:style-name="co1" table:default-cell-style-name="ce7"/>
        <table:table-column table:style-name="co1" table:default-cell-style-name="ce8"/>
        <table:table-column table:style-name="co1" table:default-cell-style-name="ce11"/>
        <table:table-column table:style-name="co1" table:default-cell-style-name="ce5"/>
        <table:table-column table:style-name="co1" table:default-cell-style-name="ce11"/>
        <table:table-column table:style-name="co1" table:default-cell-style-name="ce5"/>
        <table:table-column table:style-name="co1" table:default-cell-style-name="ce13"/>
        <table:table-column table:style-name="co1" table:number-columns-repeated="3" table:default-cell-style-name="ce5"/>
        <table:table-column table:style-name="co1" table:default-cell-style-name="ce16"/>
        <table:table-row table:style-name="ro1">
          <table:table-cell table:style-name="ce1" office:value-type="string" calcext:value-type="string">
            <text:p>Usuario</text:p>
          </table:table-cell>
          <table:table-cell table:style-name="ce4" office:value-type="string" calcext:value-type="string">
            <text:p>Solicitud</text:p>
          </table:table-cell>
          <table:table-cell table:style-name="ce4" office:value-type="string" calcext:value-type="string">
            <text:p>Presupuesto</text:p>
          </table:table-cell>
          <table:table-cell table:style-name="ce4" office:value-type="string" calcext:value-type="string">
            <text:p>Sol. P.A.</text:p>
          </table:table-cell>
          <table:table-cell table:style-name="ce4" office:value-type="string" calcext:value-type="string">
            <text:p>Producto</text:p>
          </table:table-cell>
          <table:table-cell table:style-name="ce4" office:value-type="string" calcext:value-type="string">
            <text:p>Distribuidor</text:p>
          </table:table-cell>
          <table:table-cell table:style-name="ce4" office:value-type="string" calcext:value-type="string">
            <text:p>Financiamiento</text:p>
          </table:table-cell>
          <table:table-cell table:style-name="ce4" office:value-type="string" calcext:value-type="string">
            <text:p>Salvamento</text:p>
          </table:table-cell>
          <table:table-cell table:style-name="ce4" office:value-type="string" calcext:value-type="string">
            <text:p>Liberación</text:p>
          </table:table-cell>
          <table:table-cell table:style-name="ce4" office:value-type="string" calcext:value-type="string">
            <text:p># Emp.</text:p>
          </table:table-cell>
          <table:table-cell table:style-name="ce4" office:value-type="string" calcext:value-type="string">
            <text:p>Registro</text:p>
          </table:table-cell>
          <table:table-cell table:style-name="ce4" office:value-type="string" calcext:value-type="string">
            <text:p># Boleta</text:p>
          </table:table-cell>
          <table:table-cell table:style-name="ce4" office:value-type="string" calcext:value-type="string">
            <text:p>C. Acopio</text:p>
          </table:table-cell>
          <table:table-cell table:style-name="ce4" office:value-type="string" calcext:value-type="string">
            <text:p>Tipo Sup.</text:p>
          </table:table-cell>
          <table:table-cell table:style-name="ce4" office:value-type="string" calcext:value-type="string">
            <text:p>ConsultaSICOM</text:p>
          </table:table-cell>
          <table:table-cell table:style-name="ce4" office:value-type="string" calcext:value-type="string">
            <text:p>AfectaSICOM</text:p>
          </table:table-cell>
          <table:table-cell table:style-name="ce15" office:value-type="string" calcext:value-type="string">
            <text:p>Observación</text:p>
          </table:table-cell>
        </table:table-row>
        <table:table-row table:style-name="ro1">
          <table:table-cell office:value-type="float" office:value="774960202924" calcext:value-type="float">
            <text:p>774960202924</text:p>
          </table:table-cell>
          <table:table-cell office:value-type="string" calcext:value-type="string">
            <text:p>YU000008-1</text:p>
          </table:table-cell>
          <table:table-cell office:value-type="string" calcext:value-type="string">
            <text:p>RU115968</text:p>
          </table:table-cell>
          <table:table-cell office:value-type="float" office:value="491110" calcext:value-type="float">
            <text:p>4911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0-03</text:p>
          </table:table-cell>
          <table:table-cell office:value-type="string" calcext:value-type="string">
            <text:p>SR-0000000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70703601" calcext:value-type="float">
            <text:p>773070703601</text:p>
          </table:table-cell>
          <table:table-cell office:value-type="string" calcext:value-type="string">
            <text:p>YU000012-1</text:p>
          </table:table-cell>
          <table:table-cell office:value-type="string" calcext:value-type="string">
            <text:p>RU115970</text:p>
          </table:table-cell>
          <table:table-cell office:value-type="float" office:value="491111" calcext:value-type="float">
            <text:p>4911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0-2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0-05</text:p>
          </table:table-cell>
          <table:table-cell office:value-type="string" calcext:value-type="string">
            <text:p>SR-0000000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10400577" calcext:value-type="float">
            <text:p>773110400577</text:p>
          </table:table-cell>
          <table:table-cell office:value-type="string" calcext:value-type="string">
            <text:p>YU000110-1</text:p>
          </table:table-cell>
          <table:table-cell office:value-type="string" calcext:value-type="string">
            <text:p>RU116434</text:p>
          </table:table-cell>
          <table:table-cell office:value-type="float" office:value="491633" calcext:value-type="float">
            <text:p>4916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0-22</text:p>
          </table:table-cell>
          <table:table-cell office:value-type="string" calcext:value-type="string">
            <text:p>SR-0000000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70901359" calcext:value-type="float">
            <text:p>774970901359</text:p>
          </table:table-cell>
          <table:table-cell office:value-type="string" calcext:value-type="string">
            <text:p>YU000060-2</text:p>
          </table:table-cell>
          <table:table-cell office:value-type="string" calcext:value-type="string">
            <text:p>RU117422</text:p>
          </table:table-cell>
          <table:table-cell office:value-type="float" office:value="492349" calcext:value-type="float">
            <text:p>49234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0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24</text:p>
          </table:table-cell>
          <table:table-cell office:value-type="string" calcext:value-type="string">
            <text:p>SR-0000000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51103906" calcext:value-type="float">
            <text:p>771951103906</text:p>
          </table:table-cell>
          <table:table-cell office:value-type="string" calcext:value-type="string">
            <text:p>YU000118-2</text:p>
          </table:table-cell>
          <table:table-cell office:value-type="string" calcext:value-type="string">
            <text:p>RU117423</text:p>
          </table:table-cell>
          <table:table-cell office:value-type="float" office:value="492403" calcext:value-type="float">
            <text:p>4924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24</text:p>
          </table:table-cell>
          <table:table-cell office:value-type="string" calcext:value-type="string">
            <text:p>SR-0000000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70900911" calcext:value-type="float">
            <text:p>773070900911</text:p>
          </table:table-cell>
          <table:table-cell office:value-type="string" calcext:value-type="string">
            <text:p>YU000122-1</text:p>
          </table:table-cell>
          <table:table-cell office:value-type="string" calcext:value-type="string">
            <text:p>RU117453</text:p>
          </table:table-cell>
          <table:table-cell office:value-type="float" office:value="492400" calcext:value-type="float">
            <text:p>4924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SR-0000001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41001201" calcext:value-type="float">
            <text:p>774141001201</text:p>
          </table:table-cell>
          <table:table-cell office:value-type="string" calcext:value-type="string">
            <text:p>YU000129-2</text:p>
          </table:table-cell>
          <table:table-cell office:value-type="string" calcext:value-type="string">
            <text:p>RU117419</text:p>
          </table:table-cell>
          <table:table-cell office:value-type="float" office:value="492402" calcext:value-type="float">
            <text:p>4924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24</text:p>
          </table:table-cell>
          <table:table-cell office:value-type="string" calcext:value-type="string">
            <text:p>SR-0000000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41001238" calcext:value-type="float">
            <text:p>774041001238</text:p>
          </table:table-cell>
          <table:table-cell office:value-type="string" calcext:value-type="string">
            <text:p>YU000021-2</text:p>
          </table:table-cell>
          <table:table-cell office:value-type="string" calcext:value-type="string">
            <text:p>RU117457</text:p>
          </table:table-cell>
          <table:table-cell office:value-type="float" office:value="492440" calcext:value-type="float">
            <text:p>49244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SR-0000001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0902659" calcext:value-type="float">
            <text:p>774960902659</text:p>
          </table:table-cell>
          <table:table-cell office:value-type="string" calcext:value-type="string">
            <text:p>YU000027-2</text:p>
          </table:table-cell>
          <table:table-cell office:value-type="string" calcext:value-type="string">
            <text:p>RU117455</text:p>
          </table:table-cell>
          <table:table-cell office:value-type="float" office:value="492437" calcext:value-type="float">
            <text:p>49243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SR-0000000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30201651" calcext:value-type="float">
            <text:p>776130201651</text:p>
          </table:table-cell>
          <table:table-cell office:value-type="string" calcext:value-type="string">
            <text:p>YU000142-1</text:p>
          </table:table-cell>
          <table:table-cell office:value-type="string" calcext:value-type="string">
            <text:p>RU117562</text:p>
          </table:table-cell>
          <table:table-cell office:value-type="float" office:value="492443" calcext:value-type="float">
            <text:p>4924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SR-0000002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1101901" calcext:value-type="float">
            <text:p>774961101901</text:p>
          </table:table-cell>
          <table:table-cell office:value-type="string" calcext:value-type="string">
            <text:p>YU000144-1</text:p>
          </table:table-cell>
          <table:table-cell office:value-type="string" calcext:value-type="string">
            <text:p>RU117572</text:p>
          </table:table-cell>
          <table:table-cell office:value-type="float" office:value="492438" calcext:value-type="float">
            <text:p>49243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SR-0000001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40803532" calcext:value-type="float">
            <text:p>774140803532</text:p>
          </table:table-cell>
          <table:table-cell office:value-type="string" calcext:value-type="string">
            <text:p>YU000147-1</text:p>
          </table:table-cell>
          <table:table-cell office:value-type="string" calcext:value-type="string">
            <text:p>RU117589</text:p>
          </table:table-cell>
          <table:table-cell office:value-type="float" office:value="492442" calcext:value-type="float">
            <text:p>49244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SR-0000001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50302050" calcext:value-type="float">
            <text:p>774950302050</text:p>
          </table:table-cell>
          <table:table-cell office:value-type="string" calcext:value-type="string">
            <text:p>YU000148-1</text:p>
          </table:table-cell>
          <table:table-cell office:value-type="string" calcext:value-type="string">
            <text:p>RU117591</text:p>
          </table:table-cell>
          <table:table-cell office:value-type="float" office:value="492474" calcext:value-type="float">
            <text:p>49247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SR-0000001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091000342" calcext:value-type="float">
            <text:p>770091000342</text:p>
          </table:table-cell>
          <table:table-cell office:value-type="string" calcext:value-type="string">
            <text:p>YU000106-2</text:p>
          </table:table-cell>
          <table:table-cell office:value-type="string" calcext:value-type="string">
            <text:p>SU105923</text:p>
          </table:table-cell>
          <table:table-cell office:value-type="float" office:value="492519" calcext:value-type="float">
            <text:p>49251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2043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SR-00000003-A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90802863" calcext:value-type="float">
            <text:p>772090802863</text:p>
          </table:table-cell>
          <table:table-cell office:value-type="string" calcext:value-type="string">
            <text:p>YU000126-2</text:p>
          </table:table-cell>
          <table:table-cell office:value-type="string" calcext:value-type="string">
            <text:p>SU106000</text:p>
          </table:table-cell>
          <table:table-cell office:value-type="float" office:value="492516" calcext:value-type="float">
            <text:p>4925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82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SR-00000004-A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41101448" calcext:value-type="float">
            <text:p>772941101448</text:p>
          </table:table-cell>
          <table:table-cell office:value-type="string" calcext:value-type="string">
            <text:p>YU000145-1</text:p>
          </table:table-cell>
          <table:table-cell office:value-type="string" calcext:value-type="string">
            <text:p>RU117576</text:p>
          </table:table-cell>
          <table:table-cell office:value-type="float" office:value="492505" calcext:value-type="float">
            <text:p>4925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SR-0000001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20402658" calcext:value-type="float">
            <text:p>774020402658</text:p>
          </table:table-cell>
          <table:table-cell office:value-type="string" calcext:value-type="string">
            <text:p>YU000068-2</text:p>
          </table:table-cell>
          <table:table-cell office:value-type="string" calcext:value-type="string">
            <text:p>RU117427</text:p>
          </table:table-cell>
          <table:table-cell office:value-type="float" office:value="492533" calcext:value-type="float">
            <text:p>4925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24</text:p>
          </table:table-cell>
          <table:table-cell office:value-type="string" calcext:value-type="string">
            <text:p>SR-0000000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40700516" calcext:value-type="float">
            <text:p>773140700516</text:p>
          </table:table-cell>
          <table:table-cell office:value-type="string" calcext:value-type="string">
            <text:p>YU000121-1</text:p>
          </table:table-cell>
          <table:table-cell office:value-type="string" calcext:value-type="string">
            <text:p>RU117473</text:p>
          </table:table-cell>
          <table:table-cell office:value-type="float" office:value="492560" calcext:value-type="float">
            <text:p>49256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1-09</text:p>
          </table:table-cell>
          <table:table-cell office:value-type="string" calcext:value-type="string">
            <text:p>SR-0000001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30300373" calcext:value-type="float">
            <text:p>776130300373</text:p>
          </table:table-cell>
          <table:table-cell office:value-type="string" calcext:value-type="string">
            <text:p>YU000127-3</text:p>
          </table:table-cell>
          <table:table-cell office:value-type="string" calcext:value-type="string">
            <text:p>RU117633</text:p>
          </table:table-cell>
          <table:table-cell office:value-type="float" office:value="492561" calcext:value-type="float">
            <text:p>49256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2-03</text:p>
          </table:table-cell>
          <table:table-cell office:value-type="string" calcext:value-type="string">
            <text:p>SR-0000001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00704658" calcext:value-type="float">
            <text:p>776100704658</text:p>
          </table:table-cell>
          <table:table-cell office:value-type="string" calcext:value-type="string">
            <text:p>YU000128-2</text:p>
          </table:table-cell>
          <table:table-cell office:value-type="string" calcext:value-type="string">
            <text:p>RU117429</text:p>
          </table:table-cell>
          <table:table-cell office:value-type="float" office:value="492580" calcext:value-type="float">
            <text:p>49258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1-24</text:p>
          </table:table-cell>
          <table:table-cell office:value-type="string" calcext:value-type="string">
            <text:p>SR-0000000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60203461" calcext:value-type="float">
            <text:p>774060203461</text:p>
          </table:table-cell>
          <table:table-cell office:value-type="string" calcext:value-type="string">
            <text:p>YU000149-1</text:p>
          </table:table-cell>
          <table:table-cell office:value-type="string" calcext:value-type="string">
            <text:p>RU117593</text:p>
          </table:table-cell>
          <table:table-cell office:value-type="float" office:value="492563" calcext:value-type="float">
            <text:p>49256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1-30</text:p>
          </table:table-cell>
          <table:table-cell office:value-type="string" calcext:value-type="string">
            <text:p>SR-0000002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0702491" calcext:value-type="float">
            <text:p>774940702491</text:p>
          </table:table-cell>
          <table:table-cell office:value-type="string" calcext:value-type="string">
            <text:p>YU000058-2</text:p>
          </table:table-cell>
          <table:table-cell office:value-type="string" calcext:value-type="string">
            <text:p>RU117828</text:p>
          </table:table-cell>
          <table:table-cell office:value-type="float" office:value="492739" calcext:value-type="float">
            <text:p>49273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08</text:p>
          </table:table-cell>
          <table:table-cell office:value-type="string" calcext:value-type="string">
            <text:p>SR-0000003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900919" calcext:value-type="float">
            <text:p>776080900919</text:p>
          </table:table-cell>
          <table:table-cell office:value-type="string" calcext:value-type="string">
            <text:p>YU000133-3</text:p>
          </table:table-cell>
          <table:table-cell office:value-type="string" calcext:value-type="string">
            <text:p>SU106044</text:p>
          </table:table-cell>
          <table:table-cell office:value-type="float" office:value="492727" calcext:value-type="float">
            <text:p>49272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82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18</text:p>
          </table:table-cell>
          <table:table-cell office:value-type="string" calcext:value-type="string">
            <text:p>SR-00000005-A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0202703" calcext:value-type="float">
            <text:p>774960202703</text:p>
          </table:table-cell>
          <table:table-cell office:value-type="string" calcext:value-type="string">
            <text:p>YU000017-4</text:p>
          </table:table-cell>
          <table:table-cell office:value-type="string" calcext:value-type="string">
            <text:p>SU106003</text:p>
          </table:table-cell>
          <table:table-cell office:value-type="float" office:value="492840" calcext:value-type="float">
            <text:p>49284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82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SR-00000002-A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1003139" calcext:value-type="float">
            <text:p>774941003139</text:p>
          </table:table-cell>
          <table:table-cell office:value-type="string" calcext:value-type="string">
            <text:p>YU000018-2</text:p>
          </table:table-cell>
          <table:table-cell office:value-type="string" calcext:value-type="string">
            <text:p>RU117810</text:p>
          </table:table-cell>
          <table:table-cell office:value-type="float" office:value="492821" calcext:value-type="float">
            <text:p>4928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2-08</text:p>
          </table:table-cell>
          <table:table-cell office:value-type="string" calcext:value-type="string">
            <text:p>SR-0000003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50102034" calcext:value-type="float">
            <text:p>774950102034</text:p>
          </table:table-cell>
          <table:table-cell office:value-type="string" calcext:value-type="string">
            <text:p>YU000022-2</text:p>
          </table:table-cell>
          <table:table-cell office:value-type="string" calcext:value-type="string">
            <text:p>RU117822</text:p>
          </table:table-cell>
          <table:table-cell office:value-type="float" office:value="492777" calcext:value-type="float">
            <text:p>49277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2-08</text:p>
          </table:table-cell>
          <table:table-cell office:value-type="string" calcext:value-type="string">
            <text:p>SR-0000004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50800558" calcext:value-type="float">
            <text:p>774150800558</text:p>
          </table:table-cell>
          <table:table-cell office:value-type="string" calcext:value-type="string">
            <text:p>YU000050-2</text:p>
          </table:table-cell>
          <table:table-cell office:value-type="string" calcext:value-type="string">
            <text:p>RU117836</text:p>
          </table:table-cell>
          <table:table-cell office:value-type="float" office:value="492804" calcext:value-type="float">
            <text:p>4928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08</text:p>
          </table:table-cell>
          <table:table-cell office:value-type="string" calcext:value-type="string">
            <text:p>SR-0000003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00903715" calcext:value-type="float">
            <text:p>776100903715</text:p>
          </table:table-cell>
          <table:table-cell office:value-type="string" calcext:value-type="string">
            <text:p>YU000072-3</text:p>
          </table:table-cell>
          <table:table-cell office:value-type="string" calcext:value-type="string">
            <text:p>RU117620</text:p>
          </table:table-cell>
          <table:table-cell office:value-type="float" office:value="492805" calcext:value-type="float">
            <text:p>4928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1-26</text:p>
          </table:table-cell>
          <table:table-cell office:value-type="string" calcext:value-type="string">
            <text:p>SR-0000003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40902693" calcext:value-type="float">
            <text:p>773040902693</text:p>
          </table:table-cell>
          <table:table-cell office:value-type="string" calcext:value-type="string">
            <text:p>YU000164-1</text:p>
          </table:table-cell>
          <table:table-cell office:value-type="string" calcext:value-type="string">
            <text:p>RU117811</text:p>
          </table:table-cell>
          <table:table-cell office:value-type="float" office:value="492806" calcext:value-type="float">
            <text:p>4928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08</text:p>
          </table:table-cell>
          <table:table-cell office:value-type="string" calcext:value-type="string">
            <text:p>SR-0000004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090601792" calcext:value-type="float">
            <text:p>770090601792</text:p>
          </table:table-cell>
          <table:table-cell office:value-type="string" calcext:value-type="string">
            <text:p>YU000165-1</text:p>
          </table:table-cell>
          <table:table-cell office:value-type="string" calcext:value-type="string">
            <text:p>RU117814</text:p>
          </table:table-cell>
          <table:table-cell office:value-type="float" office:value="492778" calcext:value-type="float">
            <text:p>49277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2-08</text:p>
          </table:table-cell>
          <table:table-cell office:value-type="string" calcext:value-type="string">
            <text:p>SR-0000003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91002327" calcext:value-type="float">
            <text:p>776091002327</text:p>
          </table:table-cell>
          <table:table-cell office:value-type="string" calcext:value-type="string">
            <text:p>YU000169-1</text:p>
          </table:table-cell>
          <table:table-cell office:value-type="string" calcext:value-type="string">
            <text:p>RU117908</text:p>
          </table:table-cell>
          <table:table-cell office:value-type="float" office:value="492816" calcext:value-type="float">
            <text:p>4928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11</text:p>
          </table:table-cell>
          <table:table-cell office:value-type="string" calcext:value-type="string">
            <text:p>SR-0000004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50801585" calcext:value-type="float">
            <text:p>773050801585</text:p>
          </table:table-cell>
          <table:table-cell office:value-type="string" calcext:value-type="string">
            <text:p>YU000176-1</text:p>
          </table:table-cell>
          <table:table-cell office:value-type="string" calcext:value-type="string">
            <text:p>RU118078</text:p>
          </table:table-cell>
          <table:table-cell office:value-type="float" office:value="492807" calcext:value-type="float">
            <text:p>4928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17</text:p>
          </table:table-cell>
          <table:table-cell office:value-type="string" calcext:value-type="string">
            <text:p>SR-0000004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70503012" calcext:value-type="float">
            <text:p>773970503012</text:p>
          </table:table-cell>
          <table:table-cell office:value-type="string" calcext:value-type="string">
            <text:p>YU000037-2</text:p>
          </table:table-cell>
          <table:table-cell office:value-type="string" calcext:value-type="string">
            <text:p>RU117821</text:p>
          </table:table-cell>
          <table:table-cell office:value-type="float" office:value="492878" calcext:value-type="float">
            <text:p>49287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2-08</text:p>
          </table:table-cell>
          <table:table-cell office:value-type="string" calcext:value-type="string">
            <text:p>SR-0000004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60101307" calcext:value-type="float">
            <text:p>773960101307</text:p>
          </table:table-cell>
          <table:table-cell office:value-type="string" calcext:value-type="string">
            <text:p>YU000143-1</text:p>
          </table:table-cell>
          <table:table-cell office:value-type="string" calcext:value-type="string">
            <text:p>RU117565</text:p>
          </table:table-cell>
          <table:table-cell office:value-type="float" office:value="492880" calcext:value-type="float">
            <text:p>49288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1-29</text:p>
          </table:table-cell>
          <table:table-cell office:value-type="string" calcext:value-type="string">
            <text:p>SR-0000001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50702309" calcext:value-type="float">
            <text:p>774950702309</text:p>
          </table:table-cell>
          <table:table-cell office:value-type="string" calcext:value-type="string">
            <text:p>YU000038-2</text:p>
          </table:table-cell>
          <table:table-cell office:value-type="string" calcext:value-type="string">
            <text:p>RU117846</text:p>
          </table:table-cell>
          <table:table-cell office:value-type="float" office:value="492974" calcext:value-type="float">
            <text:p>49297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08</text:p>
          </table:table-cell>
          <table:table-cell office:value-type="string" calcext:value-type="string">
            <text:p>SR-0000003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21200994" calcext:value-type="float">
            <text:p>776121200994</text:p>
          </table:table-cell>
          <table:table-cell office:value-type="string" calcext:value-type="string">
            <text:p>YU000111-2</text:p>
          </table:table-cell>
          <table:table-cell office:value-type="string" calcext:value-type="string">
            <text:p>SU106004</text:p>
          </table:table-cell>
          <table:table-cell office:value-type="float" office:value="492946" calcext:value-type="float">
            <text:p>49294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82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2-12</text:p>
          </table:table-cell>
          <table:table-cell office:value-type="string" calcext:value-type="string">
            <text:p>SR-00000001-A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10301674" calcext:value-type="float">
            <text:p>773910301674</text:p>
          </table:table-cell>
          <table:table-cell office:value-type="string" calcext:value-type="string">
            <text:p>YU000172-1</text:p>
          </table:table-cell>
          <table:table-cell office:value-type="string" calcext:value-type="string">
            <text:p>RU118019</text:p>
          </table:table-cell>
          <table:table-cell office:value-type="float" office:value="492956" calcext:value-type="float">
            <text:p>49295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8-12-2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14</text:p>
          </table:table-cell>
          <table:table-cell office:value-type="string" calcext:value-type="string">
            <text:p>SR-0000004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00501898" calcext:value-type="float">
            <text:p>773100501898</text:p>
          </table:table-cell>
          <table:table-cell office:value-type="string" calcext:value-type="string">
            <text:p>YU000213-1</text:p>
          </table:table-cell>
          <table:table-cell office:value-type="string" calcext:value-type="string">
            <text:p>RU118386</text:p>
          </table:table-cell>
          <table:table-cell office:value-type="float" office:value="493159" calcext:value-type="float">
            <text:p>49315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05</text:p>
          </table:table-cell>
          <table:table-cell office:value-type="string" calcext:value-type="string">
            <text:p>SR-0000005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00507624" calcext:value-type="float">
            <text:p>773100507624</text:p>
          </table:table-cell>
          <table:table-cell office:value-type="string" calcext:value-type="string">
            <text:p>YU000123-3</text:p>
          </table:table-cell>
          <table:table-cell office:value-type="string" calcext:value-type="string">
            <text:p>RU118283</text:p>
          </table:table-cell>
          <table:table-cell office:value-type="float" office:value="493252" calcext:value-type="float">
            <text:p>49325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SR-0000004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840300225" calcext:value-type="float">
            <text:p>773840300225</text:p>
          </table:table-cell>
          <table:table-cell office:value-type="string" calcext:value-type="string">
            <text:p>YU000132-3</text:p>
          </table:table-cell>
          <table:table-cell office:value-type="string" calcext:value-type="string">
            <text:p>RU118280</text:p>
          </table:table-cell>
          <table:table-cell office:value-type="float" office:value="493253" calcext:value-type="float">
            <text:p>49325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1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8-12-26</text:p>
          </table:table-cell>
          <table:table-cell office:value-type="string" calcext:value-type="string">
            <text:p>SR-0000001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80705612" calcext:value-type="float">
            <text:p>774980705612</text:p>
          </table:table-cell>
          <table:table-cell office:value-type="string" calcext:value-type="string">
            <text:p>YU000171-2</text:p>
          </table:table-cell>
          <table:table-cell office:value-type="string" calcext:value-type="string">
            <text:p>RU118405</text:p>
          </table:table-cell>
          <table:table-cell office:value-type="float" office:value="493369" calcext:value-type="float">
            <text:p>49336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08</text:p>
          </table:table-cell>
          <table:table-cell office:value-type="string" calcext:value-type="string">
            <text:p>SR-0000004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30600396" calcext:value-type="float">
            <text:p>772930600396</text:p>
          </table:table-cell>
          <table:table-cell office:value-type="string" calcext:value-type="string">
            <text:p>YU000109-5</text:p>
          </table:table-cell>
          <table:table-cell office:value-type="string" calcext:value-type="string">
            <text:p>RU118662</text:p>
          </table:table-cell>
          <table:table-cell office:value-type="float" office:value="493393" calcext:value-type="float">
            <text:p>49339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SR-0000003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30401928" calcext:value-type="float">
            <text:p>773130401928</text:p>
          </table:table-cell>
          <table:table-cell office:value-type="string" calcext:value-type="string">
            <text:p>YU000217-1</text:p>
          </table:table-cell>
          <table:table-cell office:value-type="string" calcext:value-type="string">
            <text:p>RU118551</text:p>
          </table:table-cell>
          <table:table-cell office:value-type="float" office:value="493401" calcext:value-type="float">
            <text:p>4934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SR-0000006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30600951" calcext:value-type="float">
            <text:p>777130600951</text:p>
          </table:table-cell>
          <table:table-cell office:value-type="string" calcext:value-type="string">
            <text:p>YU000236-1</text:p>
          </table:table-cell>
          <table:table-cell office:value-type="string" calcext:value-type="string">
            <text:p>RU118679</text:p>
          </table:table-cell>
          <table:table-cell office:value-type="float" office:value="493390" calcext:value-type="float">
            <text:p>49339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SR-0000006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20805736" calcext:value-type="float">
            <text:p>776120805736</text:p>
          </table:table-cell>
          <table:table-cell office:value-type="string" calcext:value-type="string">
            <text:p>YU000194-2</text:p>
          </table:table-cell>
          <table:table-cell office:value-type="string" calcext:value-type="string">
            <text:p>RU118401</text:p>
          </table:table-cell>
          <table:table-cell office:value-type="float" office:value="493437" calcext:value-type="float">
            <text:p>49343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08</text:p>
          </table:table-cell>
          <table:table-cell office:value-type="string" calcext:value-type="string">
            <text:p>SR-0000006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1102668" calcext:value-type="float">
            <text:p>774941102668</text:p>
          </table:table-cell>
          <table:table-cell office:value-type="string" calcext:value-type="string">
            <text:p>YU000224-1</text:p>
          </table:table-cell>
          <table:table-cell office:value-type="string" calcext:value-type="string">
            <text:p>RU118631</text:p>
          </table:table-cell>
          <table:table-cell office:value-type="float" office:value="493428" calcext:value-type="float">
            <text:p>4934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SR-0000006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0800621" calcext:value-type="float">
            <text:p>774940800621</text:p>
          </table:table-cell>
          <table:table-cell office:value-type="string" calcext:value-type="string">
            <text:p>YU000019-3</text:p>
          </table:table-cell>
          <table:table-cell office:value-type="string" calcext:value-type="string">
            <text:p>RU118385</text:p>
          </table:table-cell>
          <table:table-cell office:value-type="float" office:value="493468" calcext:value-type="float">
            <text:p>49346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05</text:p>
          </table:table-cell>
          <table:table-cell office:value-type="string" calcext:value-type="string">
            <text:p>SR-0000005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0802115" calcext:value-type="float">
            <text:p>774960802115</text:p>
          </table:table-cell>
          <table:table-cell office:value-type="string" calcext:value-type="string">
            <text:p>YU000023-2</text:p>
          </table:table-cell>
          <table:table-cell office:value-type="string" calcext:value-type="string">
            <text:p>RU118383</text:p>
          </table:table-cell>
          <table:table-cell office:value-type="float" office:value="493478" calcext:value-type="float">
            <text:p>49347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05</text:p>
          </table:table-cell>
          <table:table-cell office:value-type="string" calcext:value-type="string">
            <text:p>SR-0000006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50604212" calcext:value-type="float">
            <text:p>776150604212</text:p>
          </table:table-cell>
          <table:table-cell office:value-type="string" calcext:value-type="string">
            <text:p>YU000218-1</text:p>
          </table:table-cell>
          <table:table-cell office:value-type="string" calcext:value-type="string">
            <text:p>RU118563</text:p>
          </table:table-cell>
          <table:table-cell office:value-type="float" office:value="493469" calcext:value-type="float">
            <text:p>49346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SR-0000006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60500820" calcext:value-type="float">
            <text:p>772060500820</text:p>
          </table:table-cell>
          <table:table-cell office:value-type="string" calcext:value-type="string">
            <text:p>YU000219-1</text:p>
          </table:table-cell>
          <table:table-cell office:value-type="string" calcext:value-type="string">
            <text:p>RU118568</text:p>
          </table:table-cell>
          <table:table-cell office:value-type="float" office:value="493497" calcext:value-type="float">
            <text:p>49349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SR-0000006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1104920" calcext:value-type="float">
            <text:p>774941104920</text:p>
          </table:table-cell>
          <table:table-cell office:value-type="string" calcext:value-type="string">
            <text:p>YU000223-3</text:p>
          </table:table-cell>
          <table:table-cell office:value-type="string" calcext:value-type="string">
            <text:p>RU118696</text:p>
          </table:table-cell>
          <table:table-cell office:value-type="float" office:value="493481" calcext:value-type="float">
            <text:p>49348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15</text:p>
          </table:table-cell>
          <table:table-cell office:value-type="string" calcext:value-type="string">
            <text:p>SR-0000006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120800213" calcext:value-type="float">
            <text:p>770120800213</text:p>
          </table:table-cell>
          <table:table-cell office:value-type="string" calcext:value-type="string">
            <text:p>YU000245-1</text:p>
          </table:table-cell>
          <table:table-cell office:value-type="string" calcext:value-type="string">
            <text:p>RU118979</text:p>
          </table:table-cell>
          <table:table-cell office:value-type="float" office:value="493490" calcext:value-type="float">
            <text:p>49349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SR-0000008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10403575" calcext:value-type="float">
            <text:p>776110403575</text:p>
          </table:table-cell>
          <table:table-cell office:value-type="string" calcext:value-type="string">
            <text:p>YU000216-1</text:p>
          </table:table-cell>
          <table:table-cell office:value-type="string" calcext:value-type="string">
            <text:p>RU118527</text:p>
          </table:table-cell>
          <table:table-cell office:value-type="float" office:value="493589" calcext:value-type="float">
            <text:p>49358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1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11</text:p>
          </table:table-cell>
          <table:table-cell office:value-type="string" calcext:value-type="string">
            <text:p>SR-0000006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1103109" calcext:value-type="float">
            <text:p>774941103109</text:p>
          </table:table-cell>
          <table:table-cell office:value-type="string" calcext:value-type="string">
            <text:p>YU000014-3</text:p>
          </table:table-cell>
          <table:table-cell office:value-type="string" calcext:value-type="string">
            <text:p>RU118632</text:p>
          </table:table-cell>
          <table:table-cell office:value-type="float" office:value="493679" calcext:value-type="float">
            <text:p>49367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10</text:p>
          </table:table-cell>
          <table:table-cell office:value-type="string" calcext:value-type="string">
            <text:p>SR-0000003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71001649" calcext:value-type="float">
            <text:p>777071001649</text:p>
          </table:table-cell>
          <table:table-cell office:value-type="string" calcext:value-type="string">
            <text:p>YU000063-4</text:p>
          </table:table-cell>
          <table:table-cell office:value-type="string" calcext:value-type="string">
            <text:p>RU118926</text:p>
          </table:table-cell>
          <table:table-cell office:value-type="float" office:value="493676" calcext:value-type="float">
            <text:p>49367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SR-0000007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21001140" calcext:value-type="float">
            <text:p>774121001140</text:p>
          </table:table-cell>
          <table:table-cell office:value-type="string" calcext:value-type="string">
            <text:p>YU000069-3</text:p>
          </table:table-cell>
          <table:table-cell office:value-type="string" calcext:value-type="string">
            <text:p>RU119162</text:p>
          </table:table-cell>
          <table:table-cell office:value-type="float" office:value="493677" calcext:value-type="float">
            <text:p>49367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8</text:p>
          </table:table-cell>
          <table:table-cell office:value-type="string" calcext:value-type="string">
            <text:p>SR-0000009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1056251" calcext:value-type="float">
            <text:p>774001056251</text:p>
          </table:table-cell>
          <table:table-cell office:value-type="string" calcext:value-type="string">
            <text:p>YU000191-3</text:p>
          </table:table-cell>
          <table:table-cell office:value-type="string" calcext:value-type="string">
            <text:p>RU118919</text:p>
          </table:table-cell>
          <table:table-cell office:value-type="float" office:value="493681" calcext:value-type="float">
            <text:p>49368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SR-0000008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60603222" calcext:value-type="float">
            <text:p>774060603222</text:p>
          </table:table-cell>
          <table:table-cell office:value-type="string" calcext:value-type="string">
            <text:p>YU000241-2</text:p>
          </table:table-cell>
          <table:table-cell office:value-type="string" calcext:value-type="string">
            <text:p>RU119181</text:p>
          </table:table-cell>
          <table:table-cell office:value-type="float" office:value="493682" calcext:value-type="float">
            <text:p>49368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9</text:p>
          </table:table-cell>
          <table:table-cell office:value-type="string" calcext:value-type="string">
            <text:p>SR-0000009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1001329" calcext:value-type="float">
            <text:p>774961001329</text:p>
          </table:table-cell>
          <table:table-cell office:value-type="string" calcext:value-type="string">
            <text:p>YU000246-1</text:p>
          </table:table-cell>
          <table:table-cell office:value-type="string" calcext:value-type="string">
            <text:p>RU119108</text:p>
          </table:table-cell>
          <table:table-cell office:value-type="float" office:value="493678" calcext:value-type="float">
            <text:p>49367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SR-0000009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10300633" calcext:value-type="float">
            <text:p>774110300633</text:p>
          </table:table-cell>
          <table:table-cell office:value-type="string" calcext:value-type="string">
            <text:p>YU000248-1</text:p>
          </table:table-cell>
          <table:table-cell office:value-type="string" calcext:value-type="string">
            <text:p>RU119039</text:p>
          </table:table-cell>
          <table:table-cell office:value-type="float" office:value="493664" calcext:value-type="float">
            <text:p>49366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4</text:p>
          </table:table-cell>
          <table:table-cell office:value-type="string" calcext:value-type="string">
            <text:p>SR-0000008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870700821" calcext:value-type="float">
            <text:p>773870700821</text:p>
          </table:table-cell>
          <table:table-cell office:value-type="string" calcext:value-type="string">
            <text:p>YU000252-2</text:p>
          </table:table-cell>
          <table:table-cell office:value-type="string" calcext:value-type="string">
            <text:p>RU119117</text:p>
          </table:table-cell>
          <table:table-cell office:value-type="float" office:value="493693" calcext:value-type="float">
            <text:p>49369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8</text:p>
          </table:table-cell>
          <table:table-cell office:value-type="string" calcext:value-type="string">
            <text:p>SR-0000009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50303170" calcext:value-type="float">
            <text:p>774950303170</text:p>
          </table:table-cell>
          <table:table-cell office:value-type="string" calcext:value-type="string">
            <text:p>YU000261-1</text:p>
          </table:table-cell>
          <table:table-cell office:value-type="string" calcext:value-type="string">
            <text:p>RU119097</text:p>
          </table:table-cell>
          <table:table-cell office:value-type="float" office:value="493665" calcext:value-type="float">
            <text:p>49366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6</text:p>
          </table:table-cell>
          <table:table-cell office:value-type="string" calcext:value-type="string">
            <text:p>SR-0000009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20200694" calcext:value-type="float">
            <text:p>772820200694</text:p>
          </table:table-cell>
          <table:table-cell office:value-type="string" calcext:value-type="string">
            <text:p>YU000262-1</text:p>
          </table:table-cell>
          <table:table-cell office:value-type="string" calcext:value-type="string">
            <text:p>RU119102</text:p>
          </table:table-cell>
          <table:table-cell office:value-type="float" office:value="493689" calcext:value-type="float">
            <text:p>49368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6</text:p>
          </table:table-cell>
          <table:table-cell office:value-type="string" calcext:value-type="string">
            <text:p>SR-0000009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750304465" calcext:value-type="float">
            <text:p>774750304465</text:p>
          </table:table-cell>
          <table:table-cell office:value-type="string" calcext:value-type="string">
            <text:p>YU000212-1</text:p>
          </table:table-cell>
          <table:table-cell office:value-type="string" calcext:value-type="string">
            <text:p>SU106126</text:p>
          </table:table-cell>
          <table:table-cell office:value-type="float" office:value="493730" calcext:value-type="float">
            <text:p>49373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82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02</text:p>
          </table:table-cell>
          <table:table-cell office:value-type="string" calcext:value-type="string">
            <text:p>SR-00000008-A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840600069" calcext:value-type="float">
            <text:p>778840600069</text:p>
          </table:table-cell>
          <table:table-cell office:value-type="string" calcext:value-type="string">
            <text:p>YU000254-2</text:p>
          </table:table-cell>
          <table:table-cell office:value-type="string" calcext:value-type="string">
            <text:p>RU119174</text:p>
          </table:table-cell>
          <table:table-cell office:value-type="float" office:value="493745" calcext:value-type="float">
            <text:p>49374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29</text:p>
          </table:table-cell>
          <table:table-cell office:value-type="string" calcext:value-type="string">
            <text:p>SR-0000009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1200211" calcext:value-type="float">
            <text:p>777141200211</text:p>
          </table:table-cell>
          <table:table-cell office:value-type="string" calcext:value-type="string">
            <text:p>YU000255-1</text:p>
          </table:table-cell>
          <table:table-cell office:value-type="string" calcext:value-type="string">
            <text:p>RU119089</text:p>
          </table:table-cell>
          <table:table-cell office:value-type="float" office:value="493746" calcext:value-type="float">
            <text:p>49374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0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SR-0000008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50303765" calcext:value-type="float">
            <text:p>774950303765</text:p>
          </table:table-cell>
          <table:table-cell office:value-type="string" calcext:value-type="string">
            <text:p>YU000125-2</text:p>
          </table:table-cell>
          <table:table-cell office:value-type="string" calcext:value-type="string">
            <text:p>RU119402</text:p>
          </table:table-cell>
          <table:table-cell office:value-type="float" office:value="493839" calcext:value-type="float">
            <text:p>49383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30</text:p>
          </table:table-cell>
          <table:table-cell office:value-type="string" calcext:value-type="string">
            <text:p>SR-0000009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30505838" calcext:value-type="float">
            <text:p>776130505838</text:p>
          </table:table-cell>
          <table:table-cell office:value-type="string" calcext:value-type="string">
            <text:p>YU000154-3</text:p>
          </table:table-cell>
          <table:table-cell office:value-type="string" calcext:value-type="string">
            <text:p>RU118903</text:p>
          </table:table-cell>
          <table:table-cell office:value-type="float" office:value="493832" calcext:value-type="float">
            <text:p>49383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SR-0000002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00656664" calcext:value-type="float">
            <text:p>776000656664</text:p>
          </table:table-cell>
          <table:table-cell office:value-type="string" calcext:value-type="string">
            <text:p>YU000156-2</text:p>
          </table:table-cell>
          <table:table-cell office:value-type="string" calcext:value-type="string">
            <text:p>RU118893</text:p>
          </table:table-cell>
          <table:table-cell office:value-type="float" office:value="493833" calcext:value-type="float">
            <text:p>4938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SR-0000003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801431" calcext:value-type="float">
            <text:p>776080801431</text:p>
          </table:table-cell>
          <table:table-cell office:value-type="string" calcext:value-type="string">
            <text:p>YU000157-2</text:p>
          </table:table-cell>
          <table:table-cell office:value-type="string" calcext:value-type="string">
            <text:p>RU118927</text:p>
          </table:table-cell>
          <table:table-cell office:value-type="float" office:value="493836" calcext:value-type="float">
            <text:p>49383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SR-0000002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01256121" calcext:value-type="float">
            <text:p>776001256121</text:p>
          </table:table-cell>
          <table:table-cell office:value-type="string" calcext:value-type="string">
            <text:p>YU000181-2</text:p>
          </table:table-cell>
          <table:table-cell office:value-type="string" calcext:value-type="string">
            <text:p>RU119011</text:p>
          </table:table-cell>
          <table:table-cell office:value-type="float" office:value="493834" calcext:value-type="float">
            <text:p>49383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4</text:p>
          </table:table-cell>
          <table:table-cell office:value-type="string" calcext:value-type="string">
            <text:p>SR-0000005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960700374" calcext:value-type="float">
            <text:p>776960700374</text:p>
          </table:table-cell>
          <table:table-cell office:value-type="string" calcext:value-type="string">
            <text:p>YU000264-1</text:p>
          </table:table-cell>
          <table:table-cell office:value-type="string" calcext:value-type="string">
            <text:p>RU119237</text:p>
          </table:table-cell>
          <table:table-cell office:value-type="float" office:value="493835" calcext:value-type="float">
            <text:p>49383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30</text:p>
          </table:table-cell>
          <table:table-cell office:value-type="string" calcext:value-type="string">
            <text:p>SR-0000010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21203471" calcext:value-type="float">
            <text:p>774021203471</text:p>
          </table:table-cell>
          <table:table-cell office:value-type="string" calcext:value-type="string">
            <text:p>YU000277-1</text:p>
          </table:table-cell>
          <table:table-cell office:value-type="string" calcext:value-type="string">
            <text:p>RU119404</text:p>
          </table:table-cell>
          <table:table-cell office:value-type="float" office:value="493840" calcext:value-type="float">
            <text:p>49384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31</text:p>
          </table:table-cell>
          <table:table-cell office:value-type="string" calcext:value-type="string">
            <text:p>SR-0000010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61200708" calcext:value-type="float">
            <text:p>773961200708</text:p>
          </table:table-cell>
          <table:table-cell office:value-type="string" calcext:value-type="string">
            <text:p>YU000247-2</text:p>
          </table:table-cell>
          <table:table-cell office:value-type="string" calcext:value-type="string">
            <text:p>RU119241</text:p>
          </table:table-cell>
          <table:table-cell office:value-type="float" office:value="493852" calcext:value-type="float">
            <text:p>49385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30</text:p>
          </table:table-cell>
          <table:table-cell office:value-type="string" calcext:value-type="string">
            <text:p>SR-0000012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30801311" calcext:value-type="float">
            <text:p>772030801311</text:p>
          </table:table-cell>
          <table:table-cell office:value-type="string" calcext:value-type="string">
            <text:p>YU000244-2</text:p>
          </table:table-cell>
          <table:table-cell office:value-type="string" calcext:value-type="string">
            <text:p>RU119118</text:p>
          </table:table-cell>
          <table:table-cell office:value-type="float" office:value="493971" calcext:value-type="float">
            <text:p>49397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SR-0000012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31201433" calcext:value-type="float">
            <text:p>774031201433</text:p>
          </table:table-cell>
          <table:table-cell office:value-type="string" calcext:value-type="string">
            <text:p>YU000266-1</text:p>
          </table:table-cell>
          <table:table-cell office:value-type="string" calcext:value-type="string">
            <text:p>RU119252</text:p>
          </table:table-cell>
          <table:table-cell office:value-type="float" office:value="493981" calcext:value-type="float">
            <text:p>49398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30</text:p>
          </table:table-cell>
          <table:table-cell office:value-type="string" calcext:value-type="string">
            <text:p>SR-0000011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70101437" calcext:value-type="float">
            <text:p>777070101437</text:p>
          </table:table-cell>
          <table:table-cell office:value-type="string" calcext:value-type="string">
            <text:p>YU000268-1</text:p>
          </table:table-cell>
          <table:table-cell office:value-type="string" calcext:value-type="string">
            <text:p>RU119254</text:p>
          </table:table-cell>
          <table:table-cell office:value-type="float" office:value="493972" calcext:value-type="float">
            <text:p>49397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1-30</text:p>
          </table:table-cell>
          <table:table-cell office:value-type="string" calcext:value-type="string">
            <text:p>SR-0000012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30700924" calcext:value-type="float">
            <text:p>774030700924</text:p>
          </table:table-cell>
          <table:table-cell office:value-type="string" calcext:value-type="string">
            <text:p>YU000134-2</text:p>
          </table:table-cell>
          <table:table-cell office:value-type="string" calcext:value-type="string">
            <text:p>RU118943</text:p>
          </table:table-cell>
          <table:table-cell office:value-type="float" office:value="493977" calcext:value-type="float">
            <text:p>49397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SR-0000002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0300203" calcext:value-type="float">
            <text:p>777140300203</text:p>
          </table:table-cell>
          <table:table-cell office:value-type="string" calcext:value-type="string">
            <text:p>YU000137-2</text:p>
          </table:table-cell>
          <table:table-cell office:value-type="string" calcext:value-type="string">
            <text:p>RU118944</text:p>
          </table:table-cell>
          <table:table-cell office:value-type="float" office:value="493978" calcext:value-type="float">
            <text:p>49397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SR-0000002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00802204" calcext:value-type="float">
            <text:p>772100802204</text:p>
          </table:table-cell>
          <table:table-cell office:value-type="string" calcext:value-type="string">
            <text:p>YU000174-2</text:p>
          </table:table-cell>
          <table:table-cell office:value-type="string" calcext:value-type="string">
            <text:p>RU118978</text:p>
          </table:table-cell>
          <table:table-cell office:value-type="float" office:value="493979" calcext:value-type="float">
            <text:p>49397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SR-0000005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980300755" calcext:value-type="float">
            <text:p>776980300755</text:p>
          </table:table-cell>
          <table:table-cell office:value-type="string" calcext:value-type="string">
            <text:p>YU000183-2</text:p>
          </table:table-cell>
          <table:table-cell office:value-type="string" calcext:value-type="string">
            <text:p>RU118983</text:p>
          </table:table-cell>
          <table:table-cell office:value-type="float" office:value="493980" calcext:value-type="float">
            <text:p>49398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SR-0000005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0457219" calcext:value-type="float">
            <text:p>774000457219</text:p>
          </table:table-cell>
          <table:table-cell office:value-type="string" calcext:value-type="string">
            <text:p>YU000280-2</text:p>
          </table:table-cell>
          <table:table-cell office:value-type="string" calcext:value-type="string">
            <text:p>RU119301</text:p>
          </table:table-cell>
          <table:table-cell office:value-type="float" office:value="494008" calcext:value-type="float">
            <text:p>4940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R-0000011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30401700" calcext:value-type="float">
            <text:p>773030401700</text:p>
          </table:table-cell>
          <table:table-cell office:value-type="string" calcext:value-type="string">
            <text:p>YU000284-1</text:p>
          </table:table-cell>
          <table:table-cell office:value-type="string" calcext:value-type="string">
            <text:p>RU119312</text:p>
          </table:table-cell>
          <table:table-cell office:value-type="float" office:value="494010" calcext:value-type="float">
            <text:p>4940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R-0000011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811200202" calcext:value-type="float">
            <text:p>776811200202</text:p>
          </table:table-cell>
          <table:table-cell office:value-type="string" calcext:value-type="string">
            <text:p>YU000162-3</text:p>
          </table:table-cell>
          <table:table-cell office:value-type="string" calcext:value-type="string">
            <text:p>RU119530</text:p>
          </table:table-cell>
          <table:table-cell office:value-type="float" office:value="494014" calcext:value-type="float">
            <text:p>4940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08</text:p>
          </table:table-cell>
          <table:table-cell office:value-type="string" calcext:value-type="string">
            <text:p>SR-0000002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970100456" calcext:value-type="float">
            <text:p>776970100456</text:p>
          </table:table-cell>
          <table:table-cell office:value-type="string" calcext:value-type="string">
            <text:p>YU000166-2</text:p>
          </table:table-cell>
          <table:table-cell office:value-type="string" calcext:value-type="string">
            <text:p>RU119239</text:p>
          </table:table-cell>
          <table:table-cell office:value-type="float" office:value="494015" calcext:value-type="float">
            <text:p>4940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24</text:p>
          </table:table-cell>
          <table:table-cell office:value-type="string" calcext:value-type="string">
            <text:p>SR-0000010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970700488" calcext:value-type="float">
            <text:p>776970700488</text:p>
          </table:table-cell>
          <table:table-cell office:value-type="string" calcext:value-type="string">
            <text:p>YU000276-1</text:p>
          </table:table-cell>
          <table:table-cell office:value-type="string" calcext:value-type="string">
            <text:p>RU119397</text:p>
          </table:table-cell>
          <table:table-cell office:value-type="float" office:value="494017" calcext:value-type="float">
            <text:p>4940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1-31</text:p>
          </table:table-cell>
          <table:table-cell office:value-type="string" calcext:value-type="string">
            <text:p>SR-0000009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41100533" calcext:value-type="float">
            <text:p>772841100533</text:p>
          </table:table-cell>
          <table:table-cell office:value-type="string" calcext:value-type="string">
            <text:p>YU000269-1</text:p>
          </table:table-cell>
          <table:table-cell office:value-type="string" calcext:value-type="string">
            <text:p>RU119255</text:p>
          </table:table-cell>
          <table:table-cell office:value-type="float" office:value="494069" calcext:value-type="float">
            <text:p>49406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8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30</text:p>
          </table:table-cell>
          <table:table-cell office:value-type="string" calcext:value-type="string">
            <text:p>SR-0000010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01255984" calcext:value-type="float">
            <text:p>778001255984</text:p>
          </table:table-cell>
          <table:table-cell office:value-type="string" calcext:value-type="string">
            <text:p>YU000242-3</text:p>
          </table:table-cell>
          <table:table-cell office:value-type="string" calcext:value-type="string">
            <text:p>RU119267</text:p>
          </table:table-cell>
          <table:table-cell office:value-type="float" office:value="494150" calcext:value-type="float">
            <text:p>49415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31</text:p>
          </table:table-cell>
          <table:table-cell office:value-type="string" calcext:value-type="string">
            <text:p>SR-0000010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00400251" calcext:value-type="float">
            <text:p>778900400251</text:p>
          </table:table-cell>
          <table:table-cell office:value-type="string" calcext:value-type="string">
            <text:p>YU000256-1</text:p>
          </table:table-cell>
          <table:table-cell office:value-type="string" calcext:value-type="string">
            <text:p>RU119116</text:p>
          </table:table-cell>
          <table:table-cell office:value-type="float" office:value="494145" calcext:value-type="float">
            <text:p>49414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25</text:p>
          </table:table-cell>
          <table:table-cell office:value-type="string" calcext:value-type="string">
            <text:p>SR-0000010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70700865" calcext:value-type="float">
            <text:p>772970700865</text:p>
          </table:table-cell>
          <table:table-cell office:value-type="string" calcext:value-type="string">
            <text:p>YU000281-1</text:p>
          </table:table-cell>
          <table:table-cell office:value-type="string" calcext:value-type="string">
            <text:p>RU119303</text:p>
          </table:table-cell>
          <table:table-cell office:value-type="float" office:value="494140" calcext:value-type="float">
            <text:p>49414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R-0000011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70300039" calcext:value-type="float">
            <text:p>772070300039</text:p>
          </table:table-cell>
          <table:table-cell office:value-type="string" calcext:value-type="string">
            <text:p>YU000283-1</text:p>
          </table:table-cell>
          <table:table-cell office:value-type="string" calcext:value-type="string">
            <text:p>RU119309</text:p>
          </table:table-cell>
          <table:table-cell office:value-type="float" office:value="494143" calcext:value-type="float">
            <text:p>4941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R-0000011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90100191" calcext:value-type="float">
            <text:p>772890100191</text:p>
          </table:table-cell>
          <table:table-cell office:value-type="string" calcext:value-type="string">
            <text:p>YU000015-3</text:p>
          </table:table-cell>
          <table:table-cell office:value-type="string" calcext:value-type="string">
            <text:p>SU106352</text:p>
          </table:table-cell>
          <table:table-cell office:value-type="float" office:value="494146" calcext:value-type="float">
            <text:p>49414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2404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22</text:p>
          </table:table-cell>
          <table:table-cell office:value-type="string" calcext:value-type="string">
            <text:p>SR-0000000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21100125" calcext:value-type="float">
            <text:p>778921100125</text:p>
          </table:table-cell>
          <table:table-cell office:value-type="string" calcext:value-type="string">
            <text:p>YU000253-2</text:p>
          </table:table-cell>
          <table:table-cell office:value-type="string" calcext:value-type="string">
            <text:p>RU119263</text:p>
          </table:table-cell>
          <table:table-cell office:value-type="float" office:value="494199" calcext:value-type="float">
            <text:p>49419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31</text:p>
          </table:table-cell>
          <table:table-cell office:value-type="string" calcext:value-type="string">
            <text:p>SR-0000010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60200787" calcext:value-type="float">
            <text:p>777160200787</text:p>
          </table:table-cell>
          <table:table-cell office:value-type="string" calcext:value-type="string">
            <text:p>YU000299-1</text:p>
          </table:table-cell>
          <table:table-cell office:value-type="string" calcext:value-type="string">
            <text:p>RU119603</text:p>
          </table:table-cell>
          <table:table-cell office:value-type="float" office:value="494198" calcext:value-type="float">
            <text:p>49419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SR-0000013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80700534" calcext:value-type="float">
            <text:p>774080700534</text:p>
          </table:table-cell>
          <table:table-cell office:value-type="string" calcext:value-type="string">
            <text:p>YU000282-1</text:p>
          </table:table-cell>
          <table:table-cell office:value-type="string" calcext:value-type="string">
            <text:p>RU119306</text:p>
          </table:table-cell>
          <table:table-cell office:value-type="float" office:value="494307" calcext:value-type="float">
            <text:p>4943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R-0000011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71100121" calcext:value-type="float">
            <text:p>778071100121</text:p>
          </table:table-cell>
          <table:table-cell office:value-type="string" calcext:value-type="string">
            <text:p>YU000289-2</text:p>
          </table:table-cell>
          <table:table-cell office:value-type="string" calcext:value-type="string">
            <text:p>RU119674</text:p>
          </table:table-cell>
          <table:table-cell office:value-type="float" office:value="494304" calcext:value-type="float">
            <text:p>4943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3</text:p>
          </table:table-cell>
          <table:table-cell office:value-type="string" calcext:value-type="string">
            <text:p>SR-0000014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1102897" calcext:value-type="float">
            <text:p>774941102897</text:p>
          </table:table-cell>
          <table:table-cell office:value-type="string" calcext:value-type="string">
            <text:p>YU000294-1</text:p>
          </table:table-cell>
          <table:table-cell office:value-type="string" calcext:value-type="string">
            <text:p>RU119372</text:p>
          </table:table-cell>
          <table:table-cell office:value-type="float" office:value="494309" calcext:value-type="float">
            <text:p>4943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02</text:p>
          </table:table-cell>
          <table:table-cell office:value-type="string" calcext:value-type="string">
            <text:p>SR-0000013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61102607" calcext:value-type="float">
            <text:p>772061102607</text:p>
          </table:table-cell>
          <table:table-cell office:value-type="string" calcext:value-type="string">
            <text:p>YU000329-1</text:p>
          </table:table-cell>
          <table:table-cell office:value-type="string" calcext:value-type="string">
            <text:p>RU119903</text:p>
          </table:table-cell>
          <table:table-cell office:value-type="float" office:value="494311" calcext:value-type="float">
            <text:p>4943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682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SR-0000016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870800178" calcext:value-type="float">
            <text:p>778870800178</text:p>
          </table:table-cell>
          <table:table-cell office:value-type="string" calcext:value-type="string">
            <text:p>YU000293-1</text:p>
          </table:table-cell>
          <table:table-cell office:value-type="string" calcext:value-type="string">
            <text:p>RU119366</text:p>
          </table:table-cell>
          <table:table-cell office:value-type="float" office:value="494317" calcext:value-type="float">
            <text:p>4943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R-0000014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21200318" calcext:value-type="float">
            <text:p>778121200318</text:p>
          </table:table-cell>
          <table:table-cell office:value-type="string" calcext:value-type="string">
            <text:p>YU000296-3</text:p>
          </table:table-cell>
          <table:table-cell office:value-type="string" calcext:value-type="string">
            <text:p>RU119671</text:p>
          </table:table-cell>
          <table:table-cell office:value-type="float" office:value="494336" calcext:value-type="float">
            <text:p>49433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3</text:p>
          </table:table-cell>
          <table:table-cell office:value-type="string" calcext:value-type="string">
            <text:p>SR-0000016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20604502" calcext:value-type="float">
            <text:p>773120604502</text:p>
          </table:table-cell>
          <table:table-cell office:value-type="string" calcext:value-type="string">
            <text:p>YU000325-1</text:p>
          </table:table-cell>
          <table:table-cell office:value-type="string" calcext:value-type="string">
            <text:p>RU119883</text:p>
          </table:table-cell>
          <table:table-cell office:value-type="float" office:value="494350" calcext:value-type="float">
            <text:p>49435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SR-0000016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50800187" calcext:value-type="float">
            <text:p>778950800187</text:p>
          </table:table-cell>
          <table:table-cell office:value-type="string" calcext:value-type="string">
            <text:p>YU000288-1</text:p>
          </table:table-cell>
          <table:table-cell office:value-type="string" calcext:value-type="string">
            <text:p>RU119328</text:p>
          </table:table-cell>
          <table:table-cell office:value-type="float" office:value="494380" calcext:value-type="float">
            <text:p>49438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R-0000012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60800040" calcext:value-type="float">
            <text:p>778060800040</text:p>
          </table:table-cell>
          <table:table-cell office:value-type="string" calcext:value-type="string">
            <text:p>YU000292-2</text:p>
          </table:table-cell>
          <table:table-cell office:value-type="string" calcext:value-type="string">
            <text:p>RU119398</text:p>
          </table:table-cell>
          <table:table-cell office:value-type="float" office:value="494378" calcext:value-type="float">
            <text:p>49437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SR-0000011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90600091" calcext:value-type="float">
            <text:p>778990600091</text:p>
          </table:table-cell>
          <table:table-cell office:value-type="string" calcext:value-type="string">
            <text:p>YU000313-1</text:p>
          </table:table-cell>
          <table:table-cell office:value-type="string" calcext:value-type="string">
            <text:p>RU119724</text:p>
          </table:table-cell>
          <table:table-cell office:value-type="float" office:value="494381" calcext:value-type="float">
            <text:p>49438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SR-0000015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10200101" calcext:value-type="float">
            <text:p>778910200101</text:p>
          </table:table-cell>
          <table:table-cell office:value-type="string" calcext:value-type="string">
            <text:p>YU000315-1</text:p>
          </table:table-cell>
          <table:table-cell office:value-type="string" calcext:value-type="string">
            <text:p>RU119727</text:p>
          </table:table-cell>
          <table:table-cell office:value-type="float" office:value="494386" calcext:value-type="float">
            <text:p>49438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SR-0000015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91100068" calcext:value-type="float">
            <text:p>778991100068</text:p>
          </table:table-cell>
          <table:table-cell office:value-type="string" calcext:value-type="string">
            <text:p>YU000287-1</text:p>
          </table:table-cell>
          <table:table-cell office:value-type="string" calcext:value-type="string">
            <text:p>RU119321</text:p>
          </table:table-cell>
          <table:table-cell office:value-type="float" office:value="494482" calcext:value-type="float">
            <text:p>49448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2-01</text:p>
          </table:table-cell>
          <table:table-cell office:value-type="string" calcext:value-type="string">
            <text:p>SR-0000011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0257252" calcext:value-type="float">
            <text:p>774000257252</text:p>
          </table:table-cell>
          <table:table-cell office:value-type="string" calcext:value-type="string">
            <text:p>YU000327-1</text:p>
          </table:table-cell>
          <table:table-cell office:value-type="string" calcext:value-type="string">
            <text:p>RU119866</text:p>
          </table:table-cell>
          <table:table-cell office:value-type="float" office:value="494498" calcext:value-type="float">
            <text:p>49449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SR-0000016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60300303" calcext:value-type="float">
            <text:p>776060300303</text:p>
          </table:table-cell>
          <table:table-cell office:value-type="string" calcext:value-type="string">
            <text:p>YU000185-2</text:p>
          </table:table-cell>
          <table:table-cell office:value-type="string" calcext:value-type="string">
            <text:p>RU118971</text:p>
          </table:table-cell>
          <table:table-cell office:value-type="float" office:value="494491" calcext:value-type="float">
            <text:p>49449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23</text:p>
          </table:table-cell>
          <table:table-cell office:value-type="string" calcext:value-type="string">
            <text:p>SR-0000005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50100057" calcext:value-type="float">
            <text:p>772150100057</text:p>
          </table:table-cell>
          <table:table-cell office:value-type="string" calcext:value-type="string">
            <text:p>YU000267-2</text:p>
          </table:table-cell>
          <table:table-cell office:value-type="string" calcext:value-type="string">
            <text:p>RU119750</text:p>
          </table:table-cell>
          <table:table-cell office:value-type="float" office:value="494516" calcext:value-type="float">
            <text:p>4945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SR-0000015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60700657" calcext:value-type="float">
            <text:p>778060700657</text:p>
          </table:table-cell>
          <table:table-cell office:value-type="string" calcext:value-type="string">
            <text:p>YU000291-2</text:p>
          </table:table-cell>
          <table:table-cell office:value-type="string" calcext:value-type="string">
            <text:p>RU119697</text:p>
          </table:table-cell>
          <table:table-cell office:value-type="float" office:value="494517" calcext:value-type="float">
            <text:p>4945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SR-0000014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20100569" calcext:value-type="float">
            <text:p>777120100569</text:p>
          </table:table-cell>
          <table:table-cell office:value-type="string" calcext:value-type="string">
            <text:p>YU000298-1</text:p>
          </table:table-cell>
          <table:table-cell office:value-type="string" calcext:value-type="string">
            <text:p>RU119577</text:p>
          </table:table-cell>
          <table:table-cell office:value-type="float" office:value="494512" calcext:value-type="float">
            <text:p>4945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1</text:p>
          </table:table-cell>
          <table:table-cell office:value-type="string" calcext:value-type="string">
            <text:p>SR-0000014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0457171" calcext:value-type="float">
            <text:p>774000457171</text:p>
          </table:table-cell>
          <table:table-cell office:value-type="string" calcext:value-type="string">
            <text:p>YU000318-1</text:p>
          </table:table-cell>
          <table:table-cell office:value-type="string" calcext:value-type="string">
            <text:p>RU119792</text:p>
          </table:table-cell>
          <table:table-cell office:value-type="float" office:value="494515" calcext:value-type="float">
            <text:p>4945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6</text:p>
          </table:table-cell>
          <table:table-cell office:value-type="string" calcext:value-type="string">
            <text:p>SR-0000016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30200643" calcext:value-type="float">
            <text:p>772030200643</text:p>
          </table:table-cell>
          <table:table-cell office:value-type="string" calcext:value-type="string">
            <text:p>YU000303-1</text:p>
          </table:table-cell>
          <table:table-cell office:value-type="string" calcext:value-type="string">
            <text:p>RU119633</text:p>
          </table:table-cell>
          <table:table-cell office:value-type="float" office:value="494524" calcext:value-type="float">
            <text:p>4945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SR-0000013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00303186" calcext:value-type="float">
            <text:p>772100303186</text:p>
          </table:table-cell>
          <table:table-cell office:value-type="string" calcext:value-type="string">
            <text:p>YU000379-1</text:p>
          </table:table-cell>
          <table:table-cell office:value-type="string" calcext:value-type="string">
            <text:p>RU120152</text:p>
          </table:table-cell>
          <table:table-cell office:value-type="float" office:value="494533" calcext:value-type="float">
            <text:p>4945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16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50501000" calcext:value-type="float">
            <text:p>773050501000</text:p>
          </table:table-cell>
          <table:table-cell office:value-type="string" calcext:value-type="string">
            <text:p>YU000030-4</text:p>
          </table:table-cell>
          <table:table-cell office:value-type="string" calcext:value-type="string">
            <text:p>RU119962</text:p>
          </table:table-cell>
          <table:table-cell office:value-type="float" office:value="494571" calcext:value-type="float">
            <text:p>49457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04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91002176" calcext:value-type="float">
            <text:p>774991002176</text:p>
          </table:table-cell>
          <table:table-cell office:value-type="string" calcext:value-type="string">
            <text:p>YU000394-1</text:p>
          </table:table-cell>
          <table:table-cell office:value-type="string" calcext:value-type="string">
            <text:p>RU120214</text:p>
          </table:table-cell>
          <table:table-cell office:value-type="float" office:value="494570" calcext:value-type="float">
            <text:p>49457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SR-0000019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40200335" calcext:value-type="float">
            <text:p>778940200335</text:p>
          </table:table-cell>
          <table:table-cell office:value-type="string" calcext:value-type="string">
            <text:p>YU000243-3</text:p>
          </table:table-cell>
          <table:table-cell office:value-type="string" calcext:value-type="string">
            <text:p>RU119421</text:p>
          </table:table-cell>
          <table:table-cell office:value-type="float" office:value="494585" calcext:value-type="float">
            <text:p>49458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2-05</text:p>
          </table:table-cell>
          <table:table-cell office:value-type="string" calcext:value-type="string">
            <text:p>SR-0000016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41206787" calcext:value-type="float">
            <text:p>773141206787</text:p>
          </table:table-cell>
          <table:table-cell office:value-type="string" calcext:value-type="string">
            <text:p>YU000272-1</text:p>
          </table:table-cell>
          <table:table-cell office:value-type="string" calcext:value-type="string">
            <text:p>RU119257</text:p>
          </table:table-cell>
          <table:table-cell office:value-type="float" office:value="494586" calcext:value-type="float">
            <text:p>49458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1-30</text:p>
          </table:table-cell>
          <table:table-cell office:value-type="string" calcext:value-type="string">
            <text:p>SR-0000010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51101197" calcext:value-type="float">
            <text:p>772151101197</text:p>
          </table:table-cell>
          <table:table-cell office:value-type="string" calcext:value-type="string">
            <text:p>YU000170-2</text:p>
          </table:table-cell>
          <table:table-cell office:value-type="string" calcext:value-type="string">
            <text:p>RU119706</text:p>
          </table:table-cell>
          <table:table-cell office:value-type="float" office:value="494664" calcext:value-type="float">
            <text:p>49466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SR-0000015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00401057" calcext:value-type="float">
            <text:p>772800401057</text:p>
          </table:table-cell>
          <table:table-cell office:value-type="string" calcext:value-type="string">
            <text:p>YU000388-1</text:p>
          </table:table-cell>
          <table:table-cell office:value-type="string" calcext:value-type="string">
            <text:p>RU120120</text:p>
          </table:table-cell>
          <table:table-cell office:value-type="float" office:value="494663" calcext:value-type="float">
            <text:p>49466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SR-0000019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960300451" calcext:value-type="float">
            <text:p>775960300451</text:p>
          </table:table-cell>
          <table:table-cell office:value-type="string" calcext:value-type="string">
            <text:p>YU000353-1</text:p>
          </table:table-cell>
          <table:table-cell office:value-type="string" calcext:value-type="string">
            <text:p>RU120007</text:p>
          </table:table-cell>
          <table:table-cell office:value-type="float" office:value="494708" calcext:value-type="float">
            <text:p>4947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SR-0000019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00103051" calcext:value-type="float">
            <text:p>773100103051</text:p>
          </table:table-cell>
          <table:table-cell office:value-type="string" calcext:value-type="string">
            <text:p>YU000413-1</text:p>
          </table:table-cell>
          <table:table-cell office:value-type="string" calcext:value-type="string">
            <text:p>RU120294</text:p>
          </table:table-cell>
          <table:table-cell office:value-type="float" office:value="494709" calcext:value-type="float">
            <text:p>4947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SR-0000020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1200270" calcext:value-type="float">
            <text:p>777141200270</text:p>
          </table:table-cell>
          <table:table-cell office:value-type="string" calcext:value-type="string">
            <text:p>YU000367-1</text:p>
          </table:table-cell>
          <table:table-cell office:value-type="string" calcext:value-type="string">
            <text:p>RU120155</text:p>
          </table:table-cell>
          <table:table-cell office:value-type="float" office:value="494713" calcext:value-type="float">
            <text:p>4947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SR-0000023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0201507" calcext:value-type="float">
            <text:p>777140201507</text:p>
          </table:table-cell>
          <table:table-cell office:value-type="string" calcext:value-type="string">
            <text:p>YU000404-1</text:p>
          </table:table-cell>
          <table:table-cell office:value-type="string" calcext:value-type="string">
            <text:p>RU120250</text:p>
          </table:table-cell>
          <table:table-cell office:value-type="float" office:value="494718" calcext:value-type="float">
            <text:p>4947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996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SR-0000022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50900157" calcext:value-type="float">
            <text:p>778950900157</text:p>
          </table:table-cell>
          <table:table-cell office:value-type="string" calcext:value-type="string">
            <text:p>YU000306-1</text:p>
          </table:table-cell>
          <table:table-cell office:value-type="string" calcext:value-type="string">
            <text:p>RU119729</text:p>
          </table:table-cell>
          <table:table-cell office:value-type="float" office:value="494759" calcext:value-type="float">
            <text:p>49475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3</text:p>
          </table:table-cell>
          <table:table-cell office:value-type="string" calcext:value-type="string">
            <text:p>SR-0000015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91201141" calcext:value-type="float">
            <text:p>776091201141</text:p>
          </table:table-cell>
          <table:table-cell office:value-type="string" calcext:value-type="string">
            <text:p>YU000324-1</text:p>
          </table:table-cell>
          <table:table-cell office:value-type="string" calcext:value-type="string">
            <text:p>RU119810</text:p>
          </table:table-cell>
          <table:table-cell office:value-type="float" office:value="494753" calcext:value-type="float">
            <text:p>49475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7</text:p>
          </table:table-cell>
          <table:table-cell office:value-type="string" calcext:value-type="string">
            <text:p>SR-0000017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10701826" calcext:value-type="float">
            <text:p>773910701826</text:p>
          </table:table-cell>
          <table:table-cell office:value-type="string" calcext:value-type="string">
            <text:p>YU000338-1</text:p>
          </table:table-cell>
          <table:table-cell office:value-type="string" calcext:value-type="string">
            <text:p>RU119981</text:p>
          </table:table-cell>
          <table:table-cell office:value-type="float" office:value="494752" calcext:value-type="float">
            <text:p>49475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18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841000205" calcext:value-type="float">
            <text:p>774841000205</text:p>
          </table:table-cell>
          <table:table-cell office:value-type="string" calcext:value-type="string">
            <text:p>YU000393-2</text:p>
          </table:table-cell>
          <table:table-cell office:value-type="string" calcext:value-type="string">
            <text:p>SU107095</text:p>
          </table:table-cell>
          <table:table-cell office:value-type="float" office:value="494761" calcext:value-type="float">
            <text:p>49476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2531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SR-00000012-A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20400259" calcext:value-type="float">
            <text:p>772920400259</text:p>
          </table:table-cell>
          <table:table-cell office:value-type="string" calcext:value-type="string">
            <text:p>YU000414-3</text:p>
          </table:table-cell>
          <table:table-cell office:value-type="string" calcext:value-type="string">
            <text:p>RU120494</text:p>
          </table:table-cell>
          <table:table-cell office:value-type="float" office:value="494756" calcext:value-type="float">
            <text:p>49475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6</text:p>
          </table:table-cell>
          <table:table-cell office:value-type="string" calcext:value-type="string">
            <text:p>SR-0000024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9070503228" calcext:value-type="float">
            <text:p>779070503228</text:p>
          </table:table-cell>
          <table:table-cell office:value-type="string" calcext:value-type="string">
            <text:p>YU000423-1</text:p>
          </table:table-cell>
          <table:table-cell office:value-type="string" calcext:value-type="string">
            <text:p>RU120523</text:p>
          </table:table-cell>
          <table:table-cell office:value-type="float" office:value="494757" calcext:value-type="float">
            <text:p>49475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SR-0000024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80801620" calcext:value-type="float">
            <text:p>774980801620</text:p>
          </table:table-cell>
          <table:table-cell office:value-type="string" calcext:value-type="string">
            <text:p>YU000449-2</text:p>
          </table:table-cell>
          <table:table-cell office:value-type="string" calcext:value-type="string">
            <text:p>RU120633</text:p>
          </table:table-cell>
          <table:table-cell office:value-type="float" office:value="494763" calcext:value-type="float">
            <text:p>49476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SR-0000025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90300611" calcext:value-type="float">
            <text:p>778090300611</text:p>
          </table:table-cell>
          <table:table-cell office:value-type="string" calcext:value-type="string">
            <text:p>YU000273-1</text:p>
          </table:table-cell>
          <table:table-cell office:value-type="string" calcext:value-type="string">
            <text:p>RU119270</text:p>
          </table:table-cell>
          <table:table-cell office:value-type="float" office:value="494818" calcext:value-type="float">
            <text:p>4948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31</text:p>
          </table:table-cell>
          <table:table-cell office:value-type="string" calcext:value-type="string">
            <text:p>SR-0000013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40900118" calcext:value-type="float">
            <text:p>778140900118</text:p>
          </table:table-cell>
          <table:table-cell office:value-type="string" calcext:value-type="string">
            <text:p>YU000274-1</text:p>
          </table:table-cell>
          <table:table-cell office:value-type="string" calcext:value-type="string">
            <text:p>RU119273</text:p>
          </table:table-cell>
          <table:table-cell office:value-type="float" office:value="494819" calcext:value-type="float">
            <text:p>4948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1-31</text:p>
          </table:table-cell>
          <table:table-cell office:value-type="string" calcext:value-type="string">
            <text:p>SR-0000011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30700731" calcext:value-type="float">
            <text:p>778130700731</text:p>
          </table:table-cell>
          <table:table-cell office:value-type="string" calcext:value-type="string">
            <text:p>YU000310-1</text:p>
          </table:table-cell>
          <table:table-cell office:value-type="string" calcext:value-type="string">
            <text:p>RU119741</text:p>
          </table:table-cell>
          <table:table-cell office:value-type="float" office:value="494835" calcext:value-type="float">
            <text:p>49483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SR-0000014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80600136" calcext:value-type="float">
            <text:p>778080600136</text:p>
          </table:table-cell>
          <table:table-cell office:value-type="string" calcext:value-type="string">
            <text:p>YU000330-1</text:p>
          </table:table-cell>
          <table:table-cell office:value-type="string" calcext:value-type="string">
            <text:p>RU119939</text:p>
          </table:table-cell>
          <table:table-cell office:value-type="float" office:value="494836" calcext:value-type="float">
            <text:p>49483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0</text:p>
          </table:table-cell>
          <table:table-cell office:value-type="string" calcext:value-type="string">
            <text:p>SR-0000020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10601180" calcext:value-type="float">
            <text:p>773910601180</text:p>
          </table:table-cell>
          <table:table-cell office:value-type="string" calcext:value-type="string">
            <text:p>YU000332-1</text:p>
          </table:table-cell>
          <table:table-cell office:value-type="string" calcext:value-type="string">
            <text:p>RU119968</text:p>
          </table:table-cell>
          <table:table-cell office:value-type="float" office:value="494816" calcext:value-type="float">
            <text:p>4948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18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31100115" calcext:value-type="float">
            <text:p>778931100115</text:p>
          </table:table-cell>
          <table:table-cell office:value-type="string" calcext:value-type="string">
            <text:p>YU000339-2</text:p>
          </table:table-cell>
          <table:table-cell office:value-type="string" calcext:value-type="string">
            <text:p>RU119983</text:p>
          </table:table-cell>
          <table:table-cell office:value-type="float" office:value="494817" calcext:value-type="float">
            <text:p>4948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21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70900374" calcext:value-type="float">
            <text:p>778970900374</text:p>
          </table:table-cell>
          <table:table-cell office:value-type="string" calcext:value-type="string">
            <text:p>YU000347-1</text:p>
          </table:table-cell>
          <table:table-cell office:value-type="string" calcext:value-type="string">
            <text:p>RU119992</text:p>
          </table:table-cell>
          <table:table-cell office:value-type="float" office:value="494834" calcext:value-type="float">
            <text:p>49483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21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840700196" calcext:value-type="float">
            <text:p>775840700196</text:p>
          </table:table-cell>
          <table:table-cell office:value-type="string" calcext:value-type="string">
            <text:p>YU000354-1</text:p>
          </table:table-cell>
          <table:table-cell office:value-type="string" calcext:value-type="string">
            <text:p>RU120008</text:p>
          </table:table-cell>
          <table:table-cell office:value-type="float" office:value="494820" calcext:value-type="float">
            <text:p>4948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SR-0000018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870801455" calcext:value-type="float">
            <text:p>771870801455</text:p>
          </table:table-cell>
          <table:table-cell office:value-type="string" calcext:value-type="string">
            <text:p>YU000373-1</text:p>
          </table:table-cell>
          <table:table-cell office:value-type="string" calcext:value-type="string">
            <text:p>RU120063</text:p>
          </table:table-cell>
          <table:table-cell office:value-type="float" office:value="494751" calcext:value-type="float">
            <text:p>49475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22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40503438" calcext:value-type="float">
            <text:p>773040503438</text:p>
          </table:table-cell>
          <table:table-cell office:value-type="string" calcext:value-type="string">
            <text:p>YU000425-1</text:p>
          </table:table-cell>
          <table:table-cell office:value-type="string" calcext:value-type="string">
            <text:p>RU120401</text:p>
          </table:table-cell>
          <table:table-cell office:value-type="float" office:value="494822" calcext:value-type="float">
            <text:p>4948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SR-0000019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20300479" calcext:value-type="float">
            <text:p>777120300479</text:p>
          </table:table-cell>
          <table:table-cell office:value-type="string" calcext:value-type="string">
            <text:p>YU000408-1</text:p>
          </table:table-cell>
          <table:table-cell office:value-type="string" calcext:value-type="string">
            <text:p>RU120283</text:p>
          </table:table-cell>
          <table:table-cell office:value-type="float" office:value="494868" calcext:value-type="float">
            <text:p>49486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SR-0000023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50102787" calcext:value-type="float">
            <text:p>777150102787</text:p>
          </table:table-cell>
          <table:table-cell office:value-type="string" calcext:value-type="string">
            <text:p>YU000459-1</text:p>
          </table:table-cell>
          <table:table-cell office:value-type="string" calcext:value-type="string">
            <text:p>RU120682</text:p>
          </table:table-cell>
          <table:table-cell office:value-type="float" office:value="494875" calcext:value-type="float">
            <text:p>49487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SR-0000026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20300131" calcext:value-type="float">
            <text:p>778120300131</text:p>
          </table:table-cell>
          <table:table-cell office:value-type="string" calcext:value-type="string">
            <text:p>YU000337-1</text:p>
          </table:table-cell>
          <table:table-cell office:value-type="string" calcext:value-type="string">
            <text:p>RU119980</text:p>
          </table:table-cell>
          <table:table-cell office:value-type="float" office:value="494909" calcext:value-type="float">
            <text:p>4949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20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980100502" calcext:value-type="float">
            <text:p>770980100502</text:p>
          </table:table-cell>
          <table:table-cell office:value-type="string" calcext:value-type="string">
            <text:p>YU000340-1</text:p>
          </table:table-cell>
          <table:table-cell office:value-type="string" calcext:value-type="string">
            <text:p>RU119986</text:p>
          </table:table-cell>
          <table:table-cell office:value-type="float" office:value="494880" calcext:value-type="float">
            <text:p>49488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21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40602203" calcext:value-type="float">
            <text:p>774040602203</text:p>
          </table:table-cell>
          <table:table-cell office:value-type="string" calcext:value-type="string">
            <text:p>YU000350-1</text:p>
          </table:table-cell>
          <table:table-cell office:value-type="string" calcext:value-type="string">
            <text:p>RU120002</text:p>
          </table:table-cell>
          <table:table-cell office:value-type="float" office:value="494881" calcext:value-type="float">
            <text:p>49488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17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50500408" calcext:value-type="float">
            <text:p>773950500408</text:p>
          </table:table-cell>
          <table:table-cell office:value-type="string" calcext:value-type="string">
            <text:p>YU000357-1</text:p>
          </table:table-cell>
          <table:table-cell office:value-type="string" calcext:value-type="string">
            <text:p>RU120035</text:p>
          </table:table-cell>
          <table:table-cell office:value-type="float" office:value="494882" calcext:value-type="float">
            <text:p>49488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SR-0000018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941000012" calcext:value-type="float">
            <text:p>775941000012</text:p>
          </table:table-cell>
          <table:table-cell office:value-type="string" calcext:value-type="string">
            <text:p>YU000370-1</text:p>
          </table:table-cell>
          <table:table-cell office:value-type="string" calcext:value-type="string">
            <text:p>RU120057</text:p>
          </table:table-cell>
          <table:table-cell office:value-type="float" office:value="494877" calcext:value-type="float">
            <text:p>49487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17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150501301" calcext:value-type="float">
            <text:p>775150501301</text:p>
          </table:table-cell>
          <table:table-cell office:value-type="string" calcext:value-type="string">
            <text:p>YU000372-1</text:p>
          </table:table-cell>
          <table:table-cell office:value-type="string" calcext:value-type="string">
            <text:p>RU120061</text:p>
          </table:table-cell>
          <table:table-cell office:value-type="float" office:value="494876" calcext:value-type="float">
            <text:p>49487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1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17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770600189" calcext:value-type="float">
            <text:p>770770600189</text:p>
          </table:table-cell>
          <table:table-cell office:value-type="string" calcext:value-type="string">
            <text:p>YU000301-1</text:p>
          </table:table-cell>
          <table:table-cell office:value-type="string" calcext:value-type="string">
            <text:p>RU119631</text:p>
          </table:table-cell>
          <table:table-cell office:value-type="float" office:value="494955" calcext:value-type="float">
            <text:p>49495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SR-0000017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770900114" calcext:value-type="float">
            <text:p>773770900114</text:p>
          </table:table-cell>
          <table:table-cell office:value-type="string" calcext:value-type="string">
            <text:p>YU000328-1</text:p>
          </table:table-cell>
          <table:table-cell office:value-type="string" calcext:value-type="string">
            <text:p>RU119872</text:p>
          </table:table-cell>
          <table:table-cell office:value-type="float" office:value="494956" calcext:value-type="float">
            <text:p>49495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SR-0000016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750404441" calcext:value-type="float">
            <text:p>772750404441</text:p>
          </table:table-cell>
          <table:table-cell office:value-type="string" calcext:value-type="string">
            <text:p>YU000376-1</text:p>
          </table:table-cell>
          <table:table-cell office:value-type="string" calcext:value-type="string">
            <text:p>RU120065</text:p>
          </table:table-cell>
          <table:table-cell office:value-type="float" office:value="494957" calcext:value-type="float">
            <text:p>49495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20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40504741" calcext:value-type="float">
            <text:p>773140504741</text:p>
          </table:table-cell>
          <table:table-cell office:value-type="string" calcext:value-type="string">
            <text:p>YU000377-1</text:p>
          </table:table-cell>
          <table:table-cell office:value-type="string" calcext:value-type="string">
            <text:p>RU120066</text:p>
          </table:table-cell>
          <table:table-cell office:value-type="float" office:value="494867" calcext:value-type="float">
            <text:p>49486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20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60402171" calcext:value-type="float">
            <text:p>774060402171</text:p>
          </table:table-cell>
          <table:table-cell office:value-type="string" calcext:value-type="string">
            <text:p>YU000418-1</text:p>
          </table:table-cell>
          <table:table-cell office:value-type="string" calcext:value-type="string">
            <text:p>RU120338</text:p>
          </table:table-cell>
          <table:table-cell office:value-type="float" office:value="494937" calcext:value-type="float">
            <text:p>49493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SR-0000019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60301225" calcext:value-type="float">
            <text:p>777060301225</text:p>
          </table:table-cell>
          <table:table-cell office:value-type="string" calcext:value-type="string">
            <text:p>YU000386-1</text:p>
          </table:table-cell>
          <table:table-cell office:value-type="string" calcext:value-type="string">
            <text:p>RU120092</text:p>
          </table:table-cell>
          <table:table-cell office:value-type="float" office:value="494959" calcext:value-type="float">
            <text:p>49495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4</text:p>
          </table:table-cell>
          <table:table-cell office:value-type="string" calcext:value-type="string">
            <text:p>SR-0000022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50100168" calcext:value-type="float">
            <text:p>774050100168</text:p>
          </table:table-cell>
          <table:table-cell office:value-type="string" calcext:value-type="string">
            <text:p>YU000403-1</text:p>
          </table:table-cell>
          <table:table-cell office:value-type="string" calcext:value-type="string">
            <text:p>RU120249</text:p>
          </table:table-cell>
          <table:table-cell office:value-type="float" office:value="494960" calcext:value-type="float">
            <text:p>49496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SR-0000022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131102328" calcext:value-type="float">
            <text:p>771131102328</text:p>
          </table:table-cell>
          <table:table-cell office:value-type="string" calcext:value-type="string">
            <text:p>YU000427-1</text:p>
          </table:table-cell>
          <table:table-cell office:value-type="string" calcext:value-type="string">
            <text:p>RU120435</text:p>
          </table:table-cell>
          <table:table-cell office:value-type="float" office:value="494945" calcext:value-type="float">
            <text:p>49494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3-05</text:p>
          </table:table-cell>
          <table:table-cell office:value-type="string" calcext:value-type="string">
            <text:p>SR-0000021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50800211" calcext:value-type="float">
            <text:p>778050800211</text:p>
          </table:table-cell>
          <table:table-cell office:value-type="string" calcext:value-type="string">
            <text:p>YU000249-3</text:p>
          </table:table-cell>
          <table:table-cell office:value-type="string" calcext:value-type="string">
            <text:p>RU120723</text:p>
          </table:table-cell>
          <table:table-cell office:value-type="float" office:value="495015" calcext:value-type="float">
            <text:p>4950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SR-0000013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60901111" calcext:value-type="float">
            <text:p>772960901111</text:p>
          </table:table-cell>
          <table:table-cell office:value-type="string" calcext:value-type="string">
            <text:p>YU000270-1</text:p>
          </table:table-cell>
          <table:table-cell office:value-type="string" calcext:value-type="string">
            <text:p>RU119256</text:p>
          </table:table-cell>
          <table:table-cell office:value-type="float" office:value="495027" calcext:value-type="float">
            <text:p>4950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SR-0000011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30502804" calcext:value-type="float">
            <text:p>776130502804</text:p>
          </table:table-cell>
          <table:table-cell office:value-type="string" calcext:value-type="string">
            <text:p>YU000271-2</text:p>
          </table:table-cell>
          <table:table-cell office:value-type="string" calcext:value-type="string">
            <text:p>SU106645</text:p>
          </table:table-cell>
          <table:table-cell office:value-type="float" office:value="495016" calcext:value-type="float">
            <text:p>49501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82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07</text:p>
          </table:table-cell>
          <table:table-cell office:value-type="string" calcext:value-type="string">
            <text:p>SR-00000011-A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40200092" calcext:value-type="float">
            <text:p>778940200092</text:p>
          </table:table-cell>
          <table:table-cell office:value-type="string" calcext:value-type="string">
            <text:p>YU000319-1</text:p>
          </table:table-cell>
          <table:table-cell office:value-type="string" calcext:value-type="string">
            <text:p>RU119793</text:p>
          </table:table-cell>
          <table:table-cell office:value-type="float" office:value="495028" calcext:value-type="float">
            <text:p>4950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16</text:p>
          </table:table-cell>
          <table:table-cell office:value-type="string" calcext:value-type="string">
            <text:p>SR-0000019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820600127" calcext:value-type="float">
            <text:p>778820600127</text:p>
          </table:table-cell>
          <table:table-cell office:value-type="string" calcext:value-type="string">
            <text:p>YU000322-1</text:p>
          </table:table-cell>
          <table:table-cell office:value-type="string" calcext:value-type="string">
            <text:p>RU119798</text:p>
          </table:table-cell>
          <table:table-cell office:value-type="float" office:value="495017" calcext:value-type="float">
            <text:p>4950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16</text:p>
          </table:table-cell>
          <table:table-cell office:value-type="string" calcext:value-type="string">
            <text:p>SR-0000016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850500858" calcext:value-type="float">
            <text:p>771850500858</text:p>
          </table:table-cell>
          <table:table-cell office:value-type="string" calcext:value-type="string">
            <text:p>YU000358-2</text:p>
          </table:table-cell>
          <table:table-cell office:value-type="string" calcext:value-type="string">
            <text:p>RU120345</text:p>
          </table:table-cell>
          <table:table-cell office:value-type="float" office:value="495039" calcext:value-type="float">
            <text:p>49503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SR-0000019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10902722" calcext:value-type="float">
            <text:p>774110902722</text:p>
          </table:table-cell>
          <table:table-cell office:value-type="string" calcext:value-type="string">
            <text:p>YU000387-1</text:p>
          </table:table-cell>
          <table:table-cell office:value-type="string" calcext:value-type="string">
            <text:p>RU120113</text:p>
          </table:table-cell>
          <table:table-cell office:value-type="float" office:value="495018" calcext:value-type="float">
            <text:p>4950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5</text:p>
          </table:table-cell>
          <table:table-cell office:value-type="string" calcext:value-type="string">
            <text:p>SR-0000019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20400618" calcext:value-type="float">
            <text:p>778020400618</text:p>
          </table:table-cell>
          <table:table-cell office:value-type="string" calcext:value-type="string">
            <text:p>YU000400-1</text:p>
          </table:table-cell>
          <table:table-cell office:value-type="string" calcext:value-type="string">
            <text:p>RU120379</text:p>
          </table:table-cell>
          <table:table-cell office:value-type="float" office:value="495075" calcext:value-type="float">
            <text:p>49507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SR-0000023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081000826" calcext:value-type="float">
            <text:p>775081000826</text:p>
          </table:table-cell>
          <table:table-cell office:value-type="string" calcext:value-type="string">
            <text:p>YU000402-1</text:p>
          </table:table-cell>
          <table:table-cell office:value-type="string" calcext:value-type="string">
            <text:p>RU120248</text:p>
          </table:table-cell>
          <table:table-cell office:value-type="float" office:value="495040" calcext:value-type="float">
            <text:p>49504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SR-0000020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80900194" calcext:value-type="float">
            <text:p>778980900194</text:p>
          </table:table-cell>
          <table:table-cell office:value-type="string" calcext:value-type="string">
            <text:p>YU000405-1</text:p>
          </table:table-cell>
          <table:table-cell office:value-type="string" calcext:value-type="string">
            <text:p>RU120388</text:p>
          </table:table-cell>
          <table:table-cell office:value-type="float" office:value="495019" calcext:value-type="float">
            <text:p>4950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SR-0000024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40100049" calcext:value-type="float">
            <text:p>778140100049</text:p>
          </table:table-cell>
          <table:table-cell office:value-type="string" calcext:value-type="string">
            <text:p>YU000406-1</text:p>
          </table:table-cell>
          <table:table-cell office:value-type="string" calcext:value-type="string">
            <text:p>RU120311</text:p>
          </table:table-cell>
          <table:table-cell office:value-type="float" office:value="495020" calcext:value-type="float">
            <text:p>4950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SR-0000024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40100314" calcext:value-type="float">
            <text:p>778940100314</text:p>
          </table:table-cell>
          <table:table-cell office:value-type="string" calcext:value-type="string">
            <text:p>YU000410-1</text:p>
          </table:table-cell>
          <table:table-cell office:value-type="string" calcext:value-type="string">
            <text:p>RU120307</text:p>
          </table:table-cell>
          <table:table-cell office:value-type="float" office:value="495021" calcext:value-type="float">
            <text:p>4950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SR-0000023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40402144" calcext:value-type="float">
            <text:p>772140402144</text:p>
          </table:table-cell>
          <table:table-cell office:value-type="string" calcext:value-type="string">
            <text:p>YU000428-1</text:p>
          </table:table-cell>
          <table:table-cell office:value-type="string" calcext:value-type="string">
            <text:p>RU120479</text:p>
          </table:table-cell>
          <table:table-cell office:value-type="float" office:value="495062" calcext:value-type="float">
            <text:p>49506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6</text:p>
          </table:table-cell>
          <table:table-cell office:value-type="string" calcext:value-type="string">
            <text:p>SR-0000022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10100586" calcext:value-type="float">
            <text:p>778010100586</text:p>
          </table:table-cell>
          <table:table-cell office:value-type="string" calcext:value-type="string">
            <text:p>YU000434-1</text:p>
          </table:table-cell>
          <table:table-cell office:value-type="string" calcext:value-type="string">
            <text:p>RU120557</text:p>
          </table:table-cell>
          <table:table-cell office:value-type="float" office:value="495023" calcext:value-type="float">
            <text:p>4950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7</text:p>
          </table:table-cell>
          <table:table-cell office:value-type="string" calcext:value-type="string">
            <text:p>SR-0000025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70600786" calcext:value-type="float">
            <text:p>777070600786</text:p>
          </table:table-cell>
          <table:table-cell office:value-type="string" calcext:value-type="string">
            <text:p>YU000383-1</text:p>
          </table:table-cell>
          <table:table-cell office:value-type="string" calcext:value-type="string">
            <text:p>RU120087</text:p>
          </table:table-cell>
          <table:table-cell office:value-type="float" office:value="495077" calcext:value-type="float">
            <text:p>49507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21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891100240" calcext:value-type="float">
            <text:p>775891100240</text:p>
          </table:table-cell>
          <table:table-cell office:value-type="string" calcext:value-type="string">
            <text:p>YU000326-1</text:p>
          </table:table-cell>
          <table:table-cell office:value-type="string" calcext:value-type="string">
            <text:p>RU119863</text:p>
          </table:table-cell>
          <table:table-cell office:value-type="float" office:value="495063" calcext:value-type="float">
            <text:p>49506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9</text:p>
          </table:table-cell>
          <table:table-cell office:value-type="string" calcext:value-type="string">
            <text:p>SR-0000017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50401891" calcext:value-type="float">
            <text:p>772050401891</text:p>
          </table:table-cell>
          <table:table-cell office:value-type="string" calcext:value-type="string">
            <text:p>YU000349-1</text:p>
          </table:table-cell>
          <table:table-cell office:value-type="string" calcext:value-type="string">
            <text:p>RU120001</text:p>
          </table:table-cell>
          <table:table-cell office:value-type="float" office:value="495071" calcext:value-type="float">
            <text:p>49507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21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111100642" calcext:value-type="float">
            <text:p>775111100642</text:p>
          </table:table-cell>
          <table:table-cell office:value-type="string" calcext:value-type="string">
            <text:p>YU000362-1</text:p>
          </table:table-cell>
          <table:table-cell office:value-type="string" calcext:value-type="string">
            <text:p>RU120047</text:p>
          </table:table-cell>
          <table:table-cell office:value-type="float" office:value="495073" calcext:value-type="float">
            <text:p>49507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SR-0000017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31003069" calcext:value-type="float">
            <text:p>777131003069</text:p>
          </table:table-cell>
          <table:table-cell office:value-type="string" calcext:value-type="string">
            <text:p>YU000374-1</text:p>
          </table:table-cell>
          <table:table-cell office:value-type="string" calcext:value-type="string">
            <text:p>RU120070</text:p>
          </table:table-cell>
          <table:table-cell office:value-type="float" office:value="495074" calcext:value-type="float">
            <text:p>49507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18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31001377" calcext:value-type="float">
            <text:p>774131001377</text:p>
          </table:table-cell>
          <table:table-cell office:value-type="string" calcext:value-type="string">
            <text:p>YU000302-1</text:p>
          </table:table-cell>
          <table:table-cell office:value-type="string" calcext:value-type="string">
            <text:p>RU119635</text:p>
          </table:table-cell>
          <table:table-cell office:value-type="float" office:value="495107" calcext:value-type="float">
            <text:p>4951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2-12</text:p>
          </table:table-cell>
          <table:table-cell office:value-type="string" calcext:value-type="string">
            <text:p>SR-0000013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60900517" calcext:value-type="float">
            <text:p>771960900517</text:p>
          </table:table-cell>
          <table:table-cell office:value-type="string" calcext:value-type="string">
            <text:p>YU000371-1</text:p>
          </table:table-cell>
          <table:table-cell office:value-type="string" calcext:value-type="string">
            <text:p>RU120058</text:p>
          </table:table-cell>
          <table:table-cell office:value-type="float" office:value="495108" calcext:value-type="float">
            <text:p>4951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19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30702463" calcext:value-type="float">
            <text:p>776130702463</text:p>
          </table:table-cell>
          <table:table-cell office:value-type="string" calcext:value-type="string">
            <text:p>YU000412-2</text:p>
          </table:table-cell>
          <table:table-cell office:value-type="string" calcext:value-type="string">
            <text:p>RU120634</text:p>
          </table:table-cell>
          <table:table-cell office:value-type="float" office:value="495109" calcext:value-type="float">
            <text:p>4951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SR-0000025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50801910" calcext:value-type="float">
            <text:p>777150801910</text:p>
          </table:table-cell>
          <table:table-cell office:value-type="string" calcext:value-type="string">
            <text:p>YU000361-1</text:p>
          </table:table-cell>
          <table:table-cell office:value-type="string" calcext:value-type="string">
            <text:p>RU120064</text:p>
          </table:table-cell>
          <table:table-cell office:value-type="float" office:value="495138" calcext:value-type="float">
            <text:p>49513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SR-0000018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70703791" calcext:value-type="float">
            <text:p>776070703791</text:p>
          </table:table-cell>
          <table:table-cell office:value-type="string" calcext:value-type="string">
            <text:p>YU000396-1</text:p>
          </table:table-cell>
          <table:table-cell office:value-type="string" calcext:value-type="string">
            <text:p>RU120226</text:p>
          </table:table-cell>
          <table:table-cell office:value-type="float" office:value="495110" calcext:value-type="float">
            <text:p>4951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SR-0000021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51000117" calcext:value-type="float">
            <text:p>778951000117</text:p>
          </table:table-cell>
          <table:table-cell office:value-type="string" calcext:value-type="string">
            <text:p>YU000438-1</text:p>
          </table:table-cell>
          <table:table-cell office:value-type="string" calcext:value-type="string">
            <text:p>RU120605</text:p>
          </table:table-cell>
          <table:table-cell office:value-type="float" office:value="495157" calcext:value-type="float">
            <text:p>49515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7</text:p>
          </table:table-cell>
          <table:table-cell office:value-type="string" calcext:value-type="string">
            <text:p>SR-0000025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50500094" calcext:value-type="float">
            <text:p>778950500094</text:p>
          </table:table-cell>
          <table:table-cell office:value-type="string" calcext:value-type="string">
            <text:p>YU000443-1</text:p>
          </table:table-cell>
          <table:table-cell office:value-type="string" calcext:value-type="string">
            <text:p>RU120558</text:p>
          </table:table-cell>
          <table:table-cell office:value-type="float" office:value="495152" calcext:value-type="float">
            <text:p>49515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SR-0000025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104365" calcext:value-type="float">
            <text:p>776080104365</text:p>
          </table:table-cell>
          <table:table-cell office:value-type="string" calcext:value-type="string">
            <text:p>YU000426-1</text:p>
          </table:table-cell>
          <table:table-cell office:value-type="string" calcext:value-type="string">
            <text:p>RU120410</text:p>
          </table:table-cell>
          <table:table-cell office:value-type="float" office:value="495185" calcext:value-type="float">
            <text:p>49518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SR-0000024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80203928" calcext:value-type="float">
            <text:p>771980203928</text:p>
          </table:table-cell>
          <table:table-cell office:value-type="string" calcext:value-type="string">
            <text:p>YU000381-1</text:p>
          </table:table-cell>
          <table:table-cell office:value-type="string" calcext:value-type="string">
            <text:p>RU120073</text:p>
          </table:table-cell>
          <table:table-cell office:value-type="float" office:value="495262" calcext:value-type="float">
            <text:p>49526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21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00302585" calcext:value-type="float">
            <text:p>773100302585</text:p>
          </table:table-cell>
          <table:table-cell office:value-type="string" calcext:value-type="string">
            <text:p>YU000419-1</text:p>
          </table:table-cell>
          <table:table-cell office:value-type="string" calcext:value-type="string">
            <text:p>RU120351</text:p>
          </table:table-cell>
          <table:table-cell office:value-type="float" office:value="495235" calcext:value-type="float">
            <text:p>49523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SR-0000020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40100515" calcext:value-type="float">
            <text:p>772040100515</text:p>
          </table:table-cell>
          <table:table-cell office:value-type="string" calcext:value-type="string">
            <text:p>YU000424-1</text:p>
          </table:table-cell>
          <table:table-cell office:value-type="string" calcext:value-type="string">
            <text:p>RU120400</text:p>
          </table:table-cell>
          <table:table-cell office:value-type="float" office:value="495244" calcext:value-type="float">
            <text:p>49524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4</text:p>
          </table:table-cell>
          <table:table-cell office:value-type="string" calcext:value-type="string">
            <text:p>SR-0000020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50401181" calcext:value-type="float">
            <text:p>771950401181</text:p>
          </table:table-cell>
          <table:table-cell office:value-type="string" calcext:value-type="string">
            <text:p>YU000445-1</text:p>
          </table:table-cell>
          <table:table-cell office:value-type="string" calcext:value-type="string">
            <text:p>RU120564</text:p>
          </table:table-cell>
          <table:table-cell office:value-type="float" office:value="495215" calcext:value-type="float">
            <text:p>4952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SR-0000025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060100934" calcext:value-type="float">
            <text:p>770060100934</text:p>
          </table:table-cell>
          <table:table-cell office:value-type="string" calcext:value-type="string">
            <text:p>YU000452-1</text:p>
          </table:table-cell>
          <table:table-cell office:value-type="string" calcext:value-type="string">
            <text:p>RU120625</text:p>
          </table:table-cell>
          <table:table-cell office:value-type="float" office:value="495243" calcext:value-type="float">
            <text:p>4952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9</text:p>
          </table:table-cell>
          <table:table-cell office:value-type="string" calcext:value-type="string">
            <text:p>SR-0000026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71005835" calcext:value-type="float">
            <text:p>773071005835</text:p>
          </table:table-cell>
          <table:table-cell office:value-type="string" calcext:value-type="string">
            <text:p>YU000395-1</text:p>
          </table:table-cell>
          <table:table-cell office:value-type="string" calcext:value-type="string">
            <text:p>RU120212</text:p>
          </table:table-cell>
          <table:table-cell office:value-type="float" office:value="495242" calcext:value-type="float">
            <text:p>49524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7</text:p>
          </table:table-cell>
          <table:table-cell office:value-type="string" calcext:value-type="string">
            <text:p>SR-0000021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40900088" calcext:value-type="float">
            <text:p>778140900088</text:p>
          </table:table-cell>
          <table:table-cell office:value-type="string" calcext:value-type="string">
            <text:p>YU000250-4</text:p>
          </table:table-cell>
          <table:table-cell office:value-type="string" calcext:value-type="string">
            <text:p>RU121011</text:p>
          </table:table-cell>
          <table:table-cell office:value-type="float" office:value="495343" calcext:value-type="float">
            <text:p>4953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SR-0000013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30500209" calcext:value-type="float">
            <text:p>778930500209</text:p>
          </table:table-cell>
          <table:table-cell office:value-type="string" calcext:value-type="string">
            <text:p>YU000290-2</text:p>
          </table:table-cell>
          <table:table-cell office:value-type="string" calcext:value-type="string">
            <text:p>RU119650</text:p>
          </table:table-cell>
          <table:table-cell office:value-type="float" office:value="495310" calcext:value-type="float">
            <text:p>4953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13</text:p>
          </table:table-cell>
          <table:table-cell office:value-type="string" calcext:value-type="string">
            <text:p>SR-0000014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90100482" calcext:value-type="float">
            <text:p>773090100482</text:p>
          </table:table-cell>
          <table:table-cell office:value-type="string" calcext:value-type="string">
            <text:p>YU000430-1</text:p>
          </table:table-cell>
          <table:table-cell office:value-type="string" calcext:value-type="string">
            <text:p>RU120483</text:p>
          </table:table-cell>
          <table:table-cell office:value-type="float" office:value="495340" calcext:value-type="float">
            <text:p>49534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3-06</text:p>
          </table:table-cell>
          <table:table-cell office:value-type="string" calcext:value-type="string">
            <text:p>SR-0000022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70702809" calcext:value-type="float">
            <text:p>776070702809</text:p>
          </table:table-cell>
          <table:table-cell office:value-type="string" calcext:value-type="string">
            <text:p>YU000432-2</text:p>
          </table:table-cell>
          <table:table-cell office:value-type="string" calcext:value-type="string">
            <text:p>SU107325</text:p>
          </table:table-cell>
          <table:table-cell office:value-type="float" office:value="495311" calcext:value-type="float">
            <text:p>495311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82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SR-00000013-A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70702419" calcext:value-type="float">
            <text:p>773070702419</text:p>
          </table:table-cell>
          <table:table-cell office:value-type="string" calcext:value-type="string">
            <text:p>YU000446-2</text:p>
          </table:table-cell>
          <table:table-cell office:value-type="string" calcext:value-type="string">
            <text:p>RU120880</text:p>
          </table:table-cell>
          <table:table-cell office:value-type="float" office:value="495312" calcext:value-type="float">
            <text:p>4953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SR-0000027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20705112" calcext:value-type="float">
            <text:p>773120705112</text:p>
          </table:table-cell>
          <table:table-cell office:value-type="string" calcext:value-type="string">
            <text:p>YU000448-2</text:p>
          </table:table-cell>
          <table:table-cell office:value-type="string" calcext:value-type="string">
            <text:p>RU120667</text:p>
          </table:table-cell>
          <table:table-cell office:value-type="float" office:value="495313" calcext:value-type="float">
            <text:p>4953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SR-0000026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80805046" calcext:value-type="float">
            <text:p>773080805046</text:p>
          </table:table-cell>
          <table:table-cell office:value-type="string" calcext:value-type="string">
            <text:p>YU000453-1</text:p>
          </table:table-cell>
          <table:table-cell office:value-type="string" calcext:value-type="string">
            <text:p>RU120658</text:p>
          </table:table-cell>
          <table:table-cell office:value-type="float" office:value="495314" calcext:value-type="float">
            <text:p>4953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SR-0000026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50502131" calcext:value-type="float">
            <text:p>777150502131</text:p>
          </table:table-cell>
          <table:table-cell office:value-type="string" calcext:value-type="string">
            <text:p>YU000454-1</text:p>
          </table:table-cell>
          <table:table-cell office:value-type="string" calcext:value-type="string">
            <text:p>RU120669</text:p>
          </table:table-cell>
          <table:table-cell office:value-type="float" office:value="495315" calcext:value-type="float">
            <text:p>4953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SR-0000026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20601206" calcext:value-type="float">
            <text:p>774920601206</text:p>
          </table:table-cell>
          <table:table-cell office:value-type="string" calcext:value-type="string">
            <text:p>YU000455-1</text:p>
          </table:table-cell>
          <table:table-cell office:value-type="string" calcext:value-type="string">
            <text:p>RU120672</text:p>
          </table:table-cell>
          <table:table-cell office:value-type="float" office:value="495316" calcext:value-type="float">
            <text:p>4953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SR-0000026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80509196" calcext:value-type="float">
            <text:p>773080509196</text:p>
          </table:table-cell>
          <table:table-cell office:value-type="string" calcext:value-type="string">
            <text:p>YU000456-2</text:p>
          </table:table-cell>
          <table:table-cell office:value-type="string" calcext:value-type="string">
            <text:p>RU120871</text:p>
          </table:table-cell>
          <table:table-cell office:value-type="float" office:value="495317" calcext:value-type="float">
            <text:p>4953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8</text:p>
          </table:table-cell>
          <table:table-cell office:value-type="string" calcext:value-type="string">
            <text:p>SR-0000027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001255703" calcext:value-type="float">
            <text:p>770001255703</text:p>
          </table:table-cell>
          <table:table-cell office:value-type="string" calcext:value-type="string">
            <text:p>YU000457-1</text:p>
          </table:table-cell>
          <table:table-cell office:value-type="string" calcext:value-type="string">
            <text:p>RU120677</text:p>
          </table:table-cell>
          <table:table-cell office:value-type="float" office:value="495318" calcext:value-type="float">
            <text:p>4953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2</text:p>
          </table:table-cell>
          <table:table-cell office:value-type="string" calcext:value-type="string">
            <text:p>SR-0000026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0101192" calcext:value-type="float">
            <text:p>774960101192</text:p>
          </table:table-cell>
          <table:table-cell office:value-type="string" calcext:value-type="string">
            <text:p>YU000467-1</text:p>
          </table:table-cell>
          <table:table-cell office:value-type="string" calcext:value-type="string">
            <text:p>RU120733</text:p>
          </table:table-cell>
          <table:table-cell office:value-type="float" office:value="495294" calcext:value-type="float">
            <text:p>49529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SR-0000026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31100233" calcext:value-type="float">
            <text:p>778031100233</text:p>
          </table:table-cell>
          <table:table-cell office:value-type="string" calcext:value-type="string">
            <text:p>YU000469-1</text:p>
          </table:table-cell>
          <table:table-cell office:value-type="string" calcext:value-type="string">
            <text:p>RU120886</text:p>
          </table:table-cell>
          <table:table-cell office:value-type="float" office:value="495342" calcext:value-type="float">
            <text:p>49534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SR-0000027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51000671" calcext:value-type="float">
            <text:p>777051000671</text:p>
          </table:table-cell>
          <table:table-cell office:value-type="string" calcext:value-type="string">
            <text:p>YU000478-2</text:p>
          </table:table-cell>
          <table:table-cell office:value-type="string" calcext:value-type="string">
            <text:p>RU121002</text:p>
          </table:table-cell>
          <table:table-cell office:value-type="float" office:value="495289" calcext:value-type="float">
            <text:p>49528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SR-0000027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61201362" calcext:value-type="float">
            <text:p>772061201362</text:p>
          </table:table-cell>
          <table:table-cell office:value-type="string" calcext:value-type="string">
            <text:p>YU000421-1</text:p>
          </table:table-cell>
          <table:table-cell office:value-type="string" calcext:value-type="string">
            <text:p>RU120355</text:p>
          </table:table-cell>
          <table:table-cell office:value-type="float" office:value="495308" calcext:value-type="float">
            <text:p>4953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SR-0000023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00204227" calcext:value-type="float">
            <text:p>772800204227</text:p>
          </table:table-cell>
          <table:table-cell office:value-type="string" calcext:value-type="string">
            <text:p>YU000451-1</text:p>
          </table:table-cell>
          <table:table-cell office:value-type="string" calcext:value-type="string">
            <text:p>RU120619</text:p>
          </table:table-cell>
          <table:table-cell office:value-type="float" office:value="495354" calcext:value-type="float">
            <text:p>49535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9</text:p>
          </table:table-cell>
          <table:table-cell office:value-type="string" calcext:value-type="string">
            <text:p>SR-0000026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21002674" calcext:value-type="float">
            <text:p>772121002674</text:p>
          </table:table-cell>
          <table:table-cell office:value-type="string" calcext:value-type="string">
            <text:p>YU000307-2</text:p>
          </table:table-cell>
          <table:table-cell office:value-type="string" calcext:value-type="string">
            <text:p>RU121099</text:p>
          </table:table-cell>
          <table:table-cell office:value-type="float" office:value="495476" calcext:value-type="float">
            <text:p>49547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SR-0000014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00156133" calcext:value-type="float">
            <text:p>778000156133</text:p>
          </table:table-cell>
          <table:table-cell office:value-type="string" calcext:value-type="string">
            <text:p>YU000317-1</text:p>
          </table:table-cell>
          <table:table-cell office:value-type="string" calcext:value-type="string">
            <text:p>RU119769</text:p>
          </table:table-cell>
          <table:table-cell office:value-type="float" office:value="495426" calcext:value-type="float">
            <text:p>4954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15</text:p>
          </table:table-cell>
          <table:table-cell office:value-type="string" calcext:value-type="string">
            <text:p>SR-0000016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51101171" calcext:value-type="float">
            <text:p>772151101171</text:p>
          </table:table-cell>
          <table:table-cell office:value-type="string" calcext:value-type="string">
            <text:p>YU000415-1</text:p>
          </table:table-cell>
          <table:table-cell office:value-type="string" calcext:value-type="string">
            <text:p>RU120309</text:p>
          </table:table-cell>
          <table:table-cell office:value-type="float" office:value="495339" calcext:value-type="float">
            <text:p>49533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SR-0000020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31200591" calcext:value-type="float">
            <text:p>772031200591</text:p>
          </table:table-cell>
          <table:table-cell office:value-type="string" calcext:value-type="string">
            <text:p>YU000480-1</text:p>
          </table:table-cell>
          <table:table-cell office:value-type="string" calcext:value-type="string">
            <text:p>RU120804</text:p>
          </table:table-cell>
          <table:table-cell office:value-type="float" office:value="495478" calcext:value-type="float">
            <text:p>49547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SR-0000028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91103863" calcext:value-type="float">
            <text:p>773991103863</text:p>
          </table:table-cell>
          <table:table-cell office:value-type="string" calcext:value-type="string">
            <text:p>YU000482-1</text:p>
          </table:table-cell>
          <table:table-cell office:value-type="string" calcext:value-type="string">
            <text:p>RU120806</text:p>
          </table:table-cell>
          <table:table-cell office:value-type="float" office:value="495477" calcext:value-type="float">
            <text:p>49547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SR-0000029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10901423" calcext:value-type="float">
            <text:p>777110901423</text:p>
          </table:table-cell>
          <table:table-cell office:value-type="string" calcext:value-type="string">
            <text:p>YU000487-1</text:p>
          </table:table-cell>
          <table:table-cell office:value-type="string" calcext:value-type="string">
            <text:p>RU120856</text:p>
          </table:table-cell>
          <table:table-cell office:value-type="float" office:value="495425" calcext:value-type="float">
            <text:p>4954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7</text:p>
          </table:table-cell>
          <table:table-cell office:value-type="string" calcext:value-type="string">
            <text:p>SR-0000027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10702909" calcext:value-type="float">
            <text:p>772110702909</text:p>
          </table:table-cell>
          <table:table-cell office:value-type="string" calcext:value-type="string">
            <text:p>YU000364-1</text:p>
          </table:table-cell>
          <table:table-cell office:value-type="string" calcext:value-type="string">
            <text:p>RU120051</text:p>
          </table:table-cell>
          <table:table-cell office:value-type="float" office:value="495423" calcext:value-type="float">
            <text:p>4954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2</text:p>
          </table:table-cell>
          <table:table-cell office:value-type="string" calcext:value-type="string">
            <text:p>SR-0000017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01257814" calcext:value-type="float">
            <text:p>772001257814</text:p>
          </table:table-cell>
          <table:table-cell office:value-type="string" calcext:value-type="string">
            <text:p>YU000475-1</text:p>
          </table:table-cell>
          <table:table-cell office:value-type="string" calcext:value-type="string">
            <text:p>RU120755</text:p>
          </table:table-cell>
          <table:table-cell office:value-type="float" office:value="495427" calcext:value-type="float">
            <text:p>4954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SR-0000028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110706720" calcext:value-type="float">
            <text:p>771110706720</text:p>
          </table:table-cell>
          <table:table-cell office:value-type="string" calcext:value-type="string">
            <text:p>YU000492-1</text:p>
          </table:table-cell>
          <table:table-cell office:value-type="string" calcext:value-type="string">
            <text:p>RU120981</text:p>
          </table:table-cell>
          <table:table-cell office:value-type="float" office:value="495443" calcext:value-type="float">
            <text:p>4954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SR-0000028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11001800" calcext:value-type="float">
            <text:p>774111001800</text:p>
          </table:table-cell>
          <table:table-cell office:value-type="string" calcext:value-type="string">
            <text:p>YU000375-2</text:p>
          </table:table-cell>
          <table:table-cell office:value-type="string" calcext:value-type="string">
            <text:p>RU120347</text:p>
          </table:table-cell>
          <table:table-cell office:value-type="float" office:value="495560" calcext:value-type="float">
            <text:p>49556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SR-0000022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920100092" calcext:value-type="float">
            <text:p>775920100092</text:p>
          </table:table-cell>
          <table:table-cell office:value-type="string" calcext:value-type="string">
            <text:p>YU000447-1</text:p>
          </table:table-cell>
          <table:table-cell office:value-type="string" calcext:value-type="string">
            <text:p>RU120602</text:p>
          </table:table-cell>
          <table:table-cell office:value-type="float" office:value="495564" calcext:value-type="float">
            <text:p>49556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09</text:p>
          </table:table-cell>
          <table:table-cell office:value-type="string" calcext:value-type="string">
            <text:p>SR-0000025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70500854" calcext:value-type="float">
            <text:p>777070500854</text:p>
          </table:table-cell>
          <table:table-cell office:value-type="string" calcext:value-type="string">
            <text:p>YU000522-1</text:p>
          </table:table-cell>
          <table:table-cell office:value-type="string" calcext:value-type="string">
            <text:p>RU121144</text:p>
          </table:table-cell>
          <table:table-cell office:value-type="float" office:value="495559" calcext:value-type="float">
            <text:p>49555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SR-0000030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20400456" calcext:value-type="float">
            <text:p>778020400456</text:p>
          </table:table-cell>
          <table:table-cell office:value-type="string" calcext:value-type="string">
            <text:p>YU000257-3</text:p>
          </table:table-cell>
          <table:table-cell office:value-type="string" calcext:value-type="string">
            <text:p>RU121241</text:p>
          </table:table-cell>
          <table:table-cell office:value-type="float" office:value="495595" calcext:value-type="float">
            <text:p>49559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SR-0000013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41000305" calcext:value-type="float">
            <text:p>778941000305</text:p>
          </table:table-cell>
          <table:table-cell office:value-type="string" calcext:value-type="string">
            <text:p>YU000259-2</text:p>
          </table:table-cell>
          <table:table-cell office:value-type="string" calcext:value-type="string">
            <text:p>RU121095</text:p>
          </table:table-cell>
          <table:table-cell office:value-type="float" office:value="495594" calcext:value-type="float">
            <text:p>49559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SR-0000012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810300231" calcext:value-type="float">
            <text:p>778810300231</text:p>
          </table:table-cell>
          <table:table-cell office:value-type="string" calcext:value-type="string">
            <text:p>YU000275-3</text:p>
          </table:table-cell>
          <table:table-cell office:value-type="string" calcext:value-type="string">
            <text:p>RU121327</text:p>
          </table:table-cell>
          <table:table-cell office:value-type="float" office:value="495601" calcext:value-type="float">
            <text:p>4956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SR-00000022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60500160" calcext:value-type="float">
            <text:p>778060500160</text:p>
          </table:table-cell>
          <table:table-cell office:value-type="string" calcext:value-type="string">
            <text:p>YU000311-1</text:p>
          </table:table-cell>
          <table:table-cell office:value-type="string" calcext:value-type="string">
            <text:p>RU119719</text:p>
          </table:table-cell>
          <table:table-cell office:value-type="float" office:value="495593" calcext:value-type="float">
            <text:p>49559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SR-0000014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20600622" calcext:value-type="float">
            <text:p>778120600622</text:p>
          </table:table-cell>
          <table:table-cell office:value-type="string" calcext:value-type="string">
            <text:p>YU000464-1</text:p>
          </table:table-cell>
          <table:table-cell office:value-type="string" calcext:value-type="string">
            <text:p>RU120942</text:p>
          </table:table-cell>
          <table:table-cell office:value-type="float" office:value="495609" calcext:value-type="float">
            <text:p>4956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SR-0000028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070301482" calcext:value-type="float">
            <text:p>770070301482</text:p>
          </table:table-cell>
          <table:table-cell office:value-type="string" calcext:value-type="string">
            <text:p>YU000481-1</text:p>
          </table:table-cell>
          <table:table-cell office:value-type="string" calcext:value-type="string">
            <text:p>RU120805</text:p>
          </table:table-cell>
          <table:table-cell office:value-type="float" office:value="495616" calcext:value-type="float">
            <text:p>4956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SR-0000027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70601383" calcext:value-type="float">
            <text:p>773970601383</text:p>
          </table:table-cell>
          <table:table-cell office:value-type="string" calcext:value-type="string">
            <text:p>YU000484-1</text:p>
          </table:table-cell>
          <table:table-cell office:value-type="string" calcext:value-type="string">
            <text:p>RU120812</text:p>
          </table:table-cell>
          <table:table-cell office:value-type="float" office:value="495604" calcext:value-type="float">
            <text:p>4956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SR-0000029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950100162" calcext:value-type="float">
            <text:p>777950100162</text:p>
          </table:table-cell>
          <table:table-cell office:value-type="string" calcext:value-type="string">
            <text:p>YU000506-1</text:p>
          </table:table-cell>
          <table:table-cell office:value-type="string" calcext:value-type="string">
            <text:p>RU121086</text:p>
          </table:table-cell>
          <table:table-cell office:value-type="float" office:value="495605" calcext:value-type="float">
            <text:p>49560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SR-0000030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90206388" calcext:value-type="float">
            <text:p>773090206388</text:p>
          </table:table-cell>
          <table:table-cell office:value-type="string" calcext:value-type="string">
            <text:p>YU000512-1</text:p>
          </table:table-cell>
          <table:table-cell office:value-type="string" calcext:value-type="string">
            <text:p>RU121297</text:p>
          </table:table-cell>
          <table:table-cell office:value-type="float" office:value="495617" calcext:value-type="float">
            <text:p>4956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SR-0000031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00457196" calcext:value-type="float">
            <text:p>777000457196</text:p>
          </table:table-cell>
          <table:table-cell office:value-type="string" calcext:value-type="string">
            <text:p>YU000422-1</text:p>
          </table:table-cell>
          <table:table-cell office:value-type="string" calcext:value-type="string">
            <text:p>RU120357</text:p>
          </table:table-cell>
          <table:table-cell office:value-type="float" office:value="495599" calcext:value-type="float">
            <text:p>49559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2</text:p>
          </table:table-cell>
          <table:table-cell office:value-type="string" calcext:value-type="string">
            <text:p>SR-0000023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10600446" calcext:value-type="float">
            <text:p>778110600446</text:p>
          </table:table-cell>
          <table:table-cell office:value-type="string" calcext:value-type="string">
            <text:p>YU000465-1</text:p>
          </table:table-cell>
          <table:table-cell office:value-type="string" calcext:value-type="string">
            <text:p>RU120938</text:p>
          </table:table-cell>
          <table:table-cell office:value-type="float" office:value="495644" calcext:value-type="float">
            <text:p>49564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table:style-name="ce8" office:value-type="string" calcext:value-type="string">
            <text:p>$14128.4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SR-0000029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00902391" calcext:value-type="float">
            <text:p>777100902391</text:p>
          </table:table-cell>
          <table:table-cell office:value-type="string" calcext:value-type="string">
            <text:p>YU000504-1</text:p>
          </table:table-cell>
          <table:table-cell office:value-type="string" calcext:value-type="string">
            <text:p>RU121048</text:p>
          </table:table-cell>
          <table:table-cell office:value-type="float" office:value="495669" calcext:value-type="float">
            <text:p>49566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3</text:p>
          </table:table-cell>
          <table:table-cell office:value-type="string" calcext:value-type="string">
            <text:p>SR-0000030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770400028" calcext:value-type="float">
            <text:p>777770400028</text:p>
          </table:table-cell>
          <table:table-cell office:value-type="string" calcext:value-type="string">
            <text:p>YU000507-1</text:p>
          </table:table-cell>
          <table:table-cell office:value-type="string" calcext:value-type="string">
            <text:p>RU121298</text:p>
          </table:table-cell>
          <table:table-cell office:value-type="float" office:value="495684" calcext:value-type="float">
            <text:p>49568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SR-0000031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20403685" calcext:value-type="float">
            <text:p>777120403685</text:p>
          </table:table-cell>
          <table:table-cell office:value-type="string" calcext:value-type="string">
            <text:p>YU000524-1</text:p>
          </table:table-cell>
          <table:table-cell office:value-type="string" calcext:value-type="string">
            <text:p>RU121170</text:p>
          </table:table-cell>
          <table:table-cell office:value-type="float" office:value="495682" calcext:value-type="float">
            <text:p>49568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30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50501274" calcext:value-type="float">
            <text:p>777150501274</text:p>
          </table:table-cell>
          <table:table-cell office:value-type="string" calcext:value-type="string">
            <text:p>YU000525-1</text:p>
          </table:table-cell>
          <table:table-cell office:value-type="string" calcext:value-type="string">
            <text:p>RU121190</text:p>
          </table:table-cell>
          <table:table-cell office:value-type="float" office:value="495698" calcext:value-type="float">
            <text:p>49569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30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110200382" calcext:value-type="float">
            <text:p>770110200382</text:p>
          </table:table-cell>
          <table:table-cell office:value-type="string" calcext:value-type="string">
            <text:p>YU000431-1</text:p>
          </table:table-cell>
          <table:table-cell office:value-type="string" calcext:value-type="string">
            <text:p>RU121085</text:p>
          </table:table-cell>
          <table:table-cell office:value-type="float" office:value="495689" calcext:value-type="float">
            <text:p>49568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7</text:p>
          </table:table-cell>
          <table:table-cell office:value-type="string" calcext:value-type="string">
            <text:p>SR-0000029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80704306" calcext:value-type="float">
            <text:p>774980704306</text:p>
          </table:table-cell>
          <table:table-cell office:value-type="string" calcext:value-type="string">
            <text:p>YU000305-2</text:p>
          </table:table-cell>
          <table:table-cell office:value-type="string" calcext:value-type="string">
            <text:p>RU119951</text:p>
          </table:table-cell>
          <table:table-cell office:value-type="float" office:value="495741" calcext:value-type="float">
            <text:p>49574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14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30201216" calcext:value-type="float">
            <text:p>774130201216</text:p>
          </table:table-cell>
          <table:table-cell office:value-type="string" calcext:value-type="string">
            <text:p>YU000308-1</text:p>
          </table:table-cell>
          <table:table-cell office:value-type="string" calcext:value-type="string">
            <text:p>RU119690</text:p>
          </table:table-cell>
          <table:table-cell office:value-type="float" office:value="495742" calcext:value-type="float">
            <text:p>49574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14</text:p>
          </table:table-cell>
          <table:table-cell office:value-type="string" calcext:value-type="string">
            <text:p>SR-0000014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00103314" calcext:value-type="float">
            <text:p>772100103314</text:p>
          </table:table-cell>
          <table:table-cell office:value-type="string" calcext:value-type="string">
            <text:p>YU000309-2</text:p>
          </table:table-cell>
          <table:table-cell office:value-type="string" calcext:value-type="string">
            <text:p>RU121329</text:p>
          </table:table-cell>
          <table:table-cell office:value-type="float" office:value="495743" calcext:value-type="float">
            <text:p>4957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SR-0000018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780400390" calcext:value-type="float">
            <text:p>773780400390</text:p>
          </table:table-cell>
          <table:table-cell office:value-type="string" calcext:value-type="string">
            <text:p>YU000345-1</text:p>
          </table:table-cell>
          <table:table-cell office:value-type="string" calcext:value-type="string">
            <text:p>RU119989</text:p>
          </table:table-cell>
          <table:table-cell office:value-type="float" office:value="495782" calcext:value-type="float">
            <text:p>49578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18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41202075" calcext:value-type="float">
            <text:p>773041202075</text:p>
          </table:table-cell>
          <table:table-cell office:value-type="string" calcext:value-type="string">
            <text:p>YU000488-1</text:p>
          </table:table-cell>
          <table:table-cell office:value-type="string" calcext:value-type="string">
            <text:p>RU120955</text:p>
          </table:table-cell>
          <table:table-cell office:value-type="float" office:value="495744" calcext:value-type="float">
            <text:p>49574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SR-0000028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1202808" calcext:value-type="float">
            <text:p>774941202808</text:p>
          </table:table-cell>
          <table:table-cell office:value-type="string" calcext:value-type="string">
            <text:p>YU000501-2</text:p>
          </table:table-cell>
          <table:table-cell office:value-type="string" calcext:value-type="string">
            <text:p>RU121096</text:p>
          </table:table-cell>
          <table:table-cell office:value-type="float" office:value="495795" calcext:value-type="float">
            <text:p>49579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SR-0000030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81200763" calcext:value-type="float">
            <text:p>777081200763</text:p>
          </table:table-cell>
          <table:table-cell office:value-type="string" calcext:value-type="string">
            <text:p>YU000502-1</text:p>
          </table:table-cell>
          <table:table-cell office:value-type="string" calcext:value-type="string">
            <text:p>RU121017</text:p>
          </table:table-cell>
          <table:table-cell office:value-type="float" office:value="495745" calcext:value-type="float">
            <text:p>49574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3</text:p>
          </table:table-cell>
          <table:table-cell office:value-type="string" calcext:value-type="string">
            <text:p>SR-0000030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50900527" calcext:value-type="float">
            <text:p>777150900527</text:p>
          </table:table-cell>
          <table:table-cell office:value-type="string" calcext:value-type="string">
            <text:p>YU000503-1</text:p>
          </table:table-cell>
          <table:table-cell office:value-type="string" calcext:value-type="string">
            <text:p>RU121018</text:p>
          </table:table-cell>
          <table:table-cell office:value-type="float" office:value="495746" calcext:value-type="float">
            <text:p>49574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3</text:p>
          </table:table-cell>
          <table:table-cell office:value-type="string" calcext:value-type="string">
            <text:p>SR-0000028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80602161" calcext:value-type="float">
            <text:p>773080602161</text:p>
          </table:table-cell>
          <table:table-cell office:value-type="string" calcext:value-type="string">
            <text:p>YU000527-2</text:p>
          </table:table-cell>
          <table:table-cell office:value-type="string" calcext:value-type="string">
            <text:p>RU121288</text:p>
          </table:table-cell>
          <table:table-cell office:value-type="float" office:value="495748" calcext:value-type="float">
            <text:p>49574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32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10700534" calcext:value-type="float">
            <text:p>774110700534</text:p>
          </table:table-cell>
          <table:table-cell office:value-type="string" calcext:value-type="string">
            <text:p>YU000528-1</text:p>
          </table:table-cell>
          <table:table-cell office:value-type="string" calcext:value-type="string">
            <text:p>RU121220</text:p>
          </table:table-cell>
          <table:table-cell office:value-type="float" office:value="495817" calcext:value-type="float">
            <text:p>4958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32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10501078" calcext:value-type="float">
            <text:p>774110501078</text:p>
          </table:table-cell>
          <table:table-cell office:value-type="string" calcext:value-type="string">
            <text:p>YU000542-2</text:p>
          </table:table-cell>
          <table:table-cell office:value-type="string" calcext:value-type="string">
            <text:p>RU121357</text:p>
          </table:table-cell>
          <table:table-cell office:value-type="float" office:value="495816" calcext:value-type="float">
            <text:p>4958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2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31103306" calcext:value-type="float">
            <text:p>777131103306</text:p>
          </table:table-cell>
          <table:table-cell office:value-type="string" calcext:value-type="string">
            <text:p>YU000384-1</text:p>
          </table:table-cell>
          <table:table-cell office:value-type="string" calcext:value-type="string">
            <text:p>RU120088</text:p>
          </table:table-cell>
          <table:table-cell office:value-type="float" office:value="495728" calcext:value-type="float">
            <text:p>4957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996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3</text:p>
          </table:table-cell>
          <table:table-cell office:value-type="string" calcext:value-type="string">
            <text:p>SR-0000022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61001947" calcext:value-type="float">
            <text:p>773061001947</text:p>
          </table:table-cell>
          <table:table-cell office:value-type="string" calcext:value-type="string">
            <text:p>YU000479-1</text:p>
          </table:table-cell>
          <table:table-cell office:value-type="string" calcext:value-type="string">
            <text:p>RU120802</text:p>
          </table:table-cell>
          <table:table-cell office:value-type="float" office:value="495796" calcext:value-type="float">
            <text:p>49579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SR-0000027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80201090" calcext:value-type="float">
            <text:p>777080201090</text:p>
          </table:table-cell>
          <table:table-cell office:value-type="string" calcext:value-type="string">
            <text:p>YU000521-1</text:p>
          </table:table-cell>
          <table:table-cell office:value-type="string" calcext:value-type="string">
            <text:p>RU121141</text:p>
          </table:table-cell>
          <table:table-cell office:value-type="float" office:value="495729" calcext:value-type="float">
            <text:p>4957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457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SR-0000030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30500272" calcext:value-type="float">
            <text:p>772030500272</text:p>
          </table:table-cell>
          <table:table-cell office:value-type="string" calcext:value-type="string">
            <text:p>YU000392-2</text:p>
          </table:table-cell>
          <table:table-cell office:value-type="string" calcext:value-type="string">
            <text:p>RU120785</text:p>
          </table:table-cell>
          <table:table-cell office:value-type="float" office:value="495870" calcext:value-type="float">
            <text:p>49587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5</text:p>
          </table:table-cell>
          <table:table-cell office:value-type="string" calcext:value-type="string">
            <text:p>SR-0000029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201565" calcext:value-type="float">
            <text:p>776080201565</text:p>
          </table:table-cell>
          <table:table-cell office:value-type="string" calcext:value-type="string">
            <text:p>YU000352-2</text:p>
          </table:table-cell>
          <table:table-cell office:value-type="string" calcext:value-type="string">
            <text:p>RU121634</text:p>
          </table:table-cell>
          <table:table-cell office:value-type="float" office:value="495908" calcext:value-type="float">
            <text:p>4959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SR-0000029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80300329" calcext:value-type="float">
            <text:p>778080300329</text:p>
          </table:table-cell>
          <table:table-cell office:value-type="string" calcext:value-type="string">
            <text:p>YU000407-1</text:p>
          </table:table-cell>
          <table:table-cell office:value-type="string" calcext:value-type="string">
            <text:p>RU120433</text:p>
          </table:table-cell>
          <table:table-cell office:value-type="float" office:value="495904" calcext:value-type="float">
            <text:p>4959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8</text:p>
          </table:table-cell>
          <table:table-cell office:value-type="string" calcext:value-type="string">
            <text:p>SR-0000028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80602388" calcext:value-type="float">
            <text:p>773980602388</text:p>
          </table:table-cell>
          <table:table-cell office:value-type="string" calcext:value-type="string">
            <text:p>YU000441-1</text:p>
          </table:table-cell>
          <table:table-cell office:value-type="string" calcext:value-type="string">
            <text:p>SU107273</text:p>
          </table:table-cell>
          <table:table-cell office:value-type="float" office:value="495925" calcext:value-type="float">
            <text:p>495925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82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SR-00000014-A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80801313" calcext:value-type="float">
            <text:p>777080801313</text:p>
          </table:table-cell>
          <table:table-cell office:value-type="string" calcext:value-type="string">
            <text:p>YU000505-1</text:p>
          </table:table-cell>
          <table:table-cell office:value-type="string" calcext:value-type="string">
            <text:p>RU121047</text:p>
          </table:table-cell>
          <table:table-cell office:value-type="float" office:value="495926" calcext:value-type="float">
            <text:p>4959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3-23</text:p>
          </table:table-cell>
          <table:table-cell office:value-type="string" calcext:value-type="string">
            <text:p>SR-0000030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0501331" calcext:value-type="float">
            <text:p>777140501331</text:p>
          </table:table-cell>
          <table:table-cell office:value-type="string" calcext:value-type="string">
            <text:p>YU000390-2</text:p>
          </table:table-cell>
          <table:table-cell office:value-type="string" calcext:value-type="string">
            <text:p>RU121275</text:p>
          </table:table-cell>
          <table:table-cell office:value-type="float" office:value="495897" calcext:value-type="float">
            <text:p>49589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SR-0000034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940400699" calcext:value-type="float">
            <text:p>777940400699</text:p>
          </table:table-cell>
          <table:table-cell office:value-type="string" calcext:value-type="string">
            <text:p>YU000526-1</text:p>
          </table:table-cell>
          <table:table-cell office:value-type="string" calcext:value-type="string">
            <text:p>RU121191</text:p>
          </table:table-cell>
          <table:table-cell office:value-type="float" office:value="495895" calcext:value-type="float">
            <text:p>49589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32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771000145" calcext:value-type="float">
            <text:p>772771000145</text:p>
          </table:table-cell>
          <table:table-cell office:value-type="string" calcext:value-type="string">
            <text:p>YU000560-1</text:p>
          </table:table-cell>
          <table:table-cell office:value-type="string" calcext:value-type="string">
            <text:p>RU121365</text:p>
          </table:table-cell>
          <table:table-cell office:value-type="float" office:value="495896" calcext:value-type="float">
            <text:p>49589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2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20200403" calcext:value-type="float">
            <text:p>778120200403</text:p>
          </table:table-cell>
          <table:table-cell office:value-type="string" calcext:value-type="string">
            <text:p>YU000346-1</text:p>
          </table:table-cell>
          <table:table-cell office:value-type="string" calcext:value-type="string">
            <text:p>RU119994</text:p>
          </table:table-cell>
          <table:table-cell office:value-type="float" office:value="495998" calcext:value-type="float">
            <text:p>49599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2-21</text:p>
          </table:table-cell>
          <table:table-cell office:value-type="string" calcext:value-type="string">
            <text:p>SR-0000023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0900243" calcext:value-type="float">
            <text:p>777140900243</text:p>
          </table:table-cell>
          <table:table-cell office:value-type="string" calcext:value-type="string">
            <text:p>YU000416-1</text:p>
          </table:table-cell>
          <table:table-cell office:value-type="string" calcext:value-type="string">
            <text:p>RU120321</text:p>
          </table:table-cell>
          <table:table-cell office:value-type="float" office:value="495948" calcext:value-type="float">
            <text:p>49594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1</text:p>
          </table:table-cell>
          <table:table-cell office:value-type="string" calcext:value-type="string">
            <text:p>SR-0000020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50702369" calcext:value-type="float">
            <text:p>777150702369</text:p>
          </table:table-cell>
          <table:table-cell office:value-type="string" calcext:value-type="string">
            <text:p>YU000529-1</text:p>
          </table:table-cell>
          <table:table-cell office:value-type="string" calcext:value-type="string">
            <text:p>RU121221</text:p>
          </table:table-cell>
          <table:table-cell office:value-type="float" office:value="496001" calcext:value-type="float">
            <text:p>4960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32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10900745" calcext:value-type="float">
            <text:p>771910900745</text:p>
          </table:table-cell>
          <table:table-cell office:value-type="string" calcext:value-type="string">
            <text:p>YU000544-1</text:p>
          </table:table-cell>
          <table:table-cell office:value-type="string" calcext:value-type="string">
            <text:p>RU121257</text:p>
          </table:table-cell>
          <table:table-cell office:value-type="float" office:value="495940" calcext:value-type="float">
            <text:p>49594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SR-0000032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50301816" calcext:value-type="float">
            <text:p>772950301816</text:p>
          </table:table-cell>
          <table:table-cell office:value-type="string" calcext:value-type="string">
            <text:p>YU000385-2</text:p>
          </table:table-cell>
          <table:table-cell office:value-type="string" calcext:value-type="string">
            <text:p>RU121300</text:p>
          </table:table-cell>
          <table:table-cell office:value-type="float" office:value="495947" calcext:value-type="float">
            <text:p>49594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SR-0000022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61100355" calcext:value-type="float">
            <text:p>773961100355</text:p>
          </table:table-cell>
          <table:table-cell office:value-type="string" calcext:value-type="string">
            <text:p>YU000334-2</text:p>
          </table:table-cell>
          <table:table-cell office:value-type="string" calcext:value-type="string">
            <text:p>RU120567</text:p>
          </table:table-cell>
          <table:table-cell office:value-type="float" office:value="495943" calcext:value-type="float">
            <text:p>4959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08</text:p>
          </table:table-cell>
          <table:table-cell office:value-type="string" calcext:value-type="string">
            <text:p>SR-0000026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000358840" calcext:value-type="float">
            <text:p>771000358840</text:p>
          </table:table-cell>
          <table:table-cell office:value-type="string" calcext:value-type="string">
            <text:p>YU000476-1</text:p>
          </table:table-cell>
          <table:table-cell office:value-type="string" calcext:value-type="string">
            <text:p>RU120760</text:p>
          </table:table-cell>
          <table:table-cell office:value-type="float" office:value="495944" calcext:value-type="float">
            <text:p>49594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SR-0000029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50202564" calcext:value-type="float">
            <text:p>774050202564</text:p>
          </table:table-cell>
          <table:table-cell office:value-type="string" calcext:value-type="string">
            <text:p>YU000510-1</text:p>
          </table:table-cell>
          <table:table-cell office:value-type="string" calcext:value-type="string">
            <text:p>RU121100</text:p>
          </table:table-cell>
          <table:table-cell office:value-type="float" office:value="495939" calcext:value-type="float">
            <text:p>49593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SR-0000029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71200309" calcext:value-type="float">
            <text:p>778971200309</text:p>
          </table:table-cell>
          <table:table-cell office:value-type="string" calcext:value-type="string">
            <text:p>YU000435-2</text:p>
          </table:table-cell>
          <table:table-cell office:value-type="string" calcext:value-type="string">
            <text:p>RU120632</text:p>
          </table:table-cell>
          <table:table-cell office:value-type="float" office:value="496104" calcext:value-type="float">
            <text:p>4961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3-11</text:p>
          </table:table-cell>
          <table:table-cell office:value-type="string" calcext:value-type="string">
            <text:p>SR-0000025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51104292" calcext:value-type="float">
            <text:p>773051104292</text:p>
          </table:table-cell>
          <table:table-cell office:value-type="string" calcext:value-type="string">
            <text:p>YU000511-1</text:p>
          </table:table-cell>
          <table:table-cell office:value-type="string" calcext:value-type="string">
            <text:p>RU121124</text:p>
          </table:table-cell>
          <table:table-cell office:value-type="float" office:value="496099" calcext:value-type="float">
            <text:p>49609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SR-0000031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50802194" calcext:value-type="float">
            <text:p>772050802194</text:p>
          </table:table-cell>
          <table:table-cell office:value-type="string" calcext:value-type="string">
            <text:p>YU000571-1</text:p>
          </table:table-cell>
          <table:table-cell office:value-type="string" calcext:value-type="string">
            <text:p>RU121401</text:p>
          </table:table-cell>
          <table:table-cell office:value-type="float" office:value="496071" calcext:value-type="float">
            <text:p>49607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5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500732" calcext:value-type="float">
            <text:p>776080500732</text:p>
          </table:table-cell>
          <table:table-cell office:value-type="string" calcext:value-type="string">
            <text:p>YU000572-1</text:p>
          </table:table-cell>
          <table:table-cell office:value-type="string" calcext:value-type="string">
            <text:p>RU121404</text:p>
          </table:table-cell>
          <table:table-cell office:value-type="float" office:value="496072" calcext:value-type="float">
            <text:p>49607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4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001257757" calcext:value-type="float">
            <text:p>770001257757</text:p>
          </table:table-cell>
          <table:table-cell office:value-type="string" calcext:value-type="string">
            <text:p>YU000577-1</text:p>
          </table:table-cell>
          <table:table-cell office:value-type="string" calcext:value-type="string">
            <text:p>RU121472</text:p>
          </table:table-cell>
          <table:table-cell office:value-type="float" office:value="496073" calcext:value-type="float">
            <text:p>49607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SR-0000034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30401306" calcext:value-type="float">
            <text:p>773930401306</text:p>
          </table:table-cell>
          <table:table-cell office:value-type="string" calcext:value-type="string">
            <text:p>YU000378-2</text:p>
          </table:table-cell>
          <table:table-cell office:value-type="string" calcext:value-type="string">
            <text:p>RU121857</text:p>
          </table:table-cell>
          <table:table-cell office:value-type="float" office:value="496171" calcext:value-type="float">
            <text:p>49617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3</text:p>
          </table:table-cell>
          <table:table-cell office:value-type="string" calcext:value-type="string">
            <text:p>SR-0000023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801000068" calcext:value-type="float">
            <text:p>771801000068</text:p>
          </table:table-cell>
          <table:table-cell office:value-type="string" calcext:value-type="string">
            <text:p>YU000420-2</text:p>
          </table:table-cell>
          <table:table-cell office:value-type="string" calcext:value-type="string">
            <text:p>RU121052</text:p>
          </table:table-cell>
          <table:table-cell office:value-type="float" office:value="496164" calcext:value-type="float">
            <text:p>49616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5</text:p>
          </table:table-cell>
          <table:table-cell office:value-type="string" calcext:value-type="string">
            <text:p>SR-0000029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30300174" calcext:value-type="float">
            <text:p>778030300174</text:p>
          </table:table-cell>
          <table:table-cell office:value-type="string" calcext:value-type="string">
            <text:p>YU000468-1</text:p>
          </table:table-cell>
          <table:table-cell office:value-type="string" calcext:value-type="string">
            <text:p>RU120882</text:p>
          </table:table-cell>
          <table:table-cell office:value-type="float" office:value="496172" calcext:value-type="float">
            <text:p>49617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SR-0000027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1006120" calcext:value-type="float">
            <text:p>776081006120</text:p>
          </table:table-cell>
          <table:table-cell office:value-type="string" calcext:value-type="string">
            <text:p>YU000491-2</text:p>
          </table:table-cell>
          <table:table-cell office:value-type="string" calcext:value-type="string">
            <text:p>RU121509</text:p>
          </table:table-cell>
          <table:table-cell office:value-type="float" office:value="496196" calcext:value-type="float">
            <text:p>49619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1</text:p>
          </table:table-cell>
          <table:table-cell office:value-type="string" calcext:value-type="string">
            <text:p>SR-0000038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80101541" calcext:value-type="float">
            <text:p>774080101541</text:p>
          </table:table-cell>
          <table:table-cell office:value-type="string" calcext:value-type="string">
            <text:p>YU000163-2</text:p>
          </table:table-cell>
          <table:table-cell office:value-type="string" calcext:value-type="string">
            <text:p>RU121517</text:p>
          </table:table-cell>
          <table:table-cell office:value-type="float" office:value="496191" calcext:value-type="float">
            <text:p>49619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457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4-05</text:p>
          </table:table-cell>
          <table:table-cell office:value-type="string" calcext:value-type="string">
            <text:p>SR-0000035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70600221" calcext:value-type="float">
            <text:p>774070600221</text:p>
          </table:table-cell>
          <table:table-cell office:value-type="string" calcext:value-type="string">
            <text:p>YU000553-1</text:p>
          </table:table-cell>
          <table:table-cell office:value-type="string" calcext:value-type="string">
            <text:p>RU121334</text:p>
          </table:table-cell>
          <table:table-cell office:value-type="float" office:value="496200" calcext:value-type="float">
            <text:p>49620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SR-0000035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11102131" calcext:value-type="float">
            <text:p>772111102131</text:p>
          </table:table-cell>
          <table:table-cell office:value-type="string" calcext:value-type="string">
            <text:p>YU000590-1</text:p>
          </table:table-cell>
          <table:table-cell office:value-type="string" calcext:value-type="string">
            <text:p>RU121518</text:p>
          </table:table-cell>
          <table:table-cell office:value-type="float" office:value="496173" calcext:value-type="float">
            <text:p>49617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457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5</text:p>
          </table:table-cell>
          <table:table-cell office:value-type="string" calcext:value-type="string">
            <text:p>SR-0000036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40401470" calcext:value-type="float">
            <text:p>774040401470</text:p>
          </table:table-cell>
          <table:table-cell office:value-type="string" calcext:value-type="string">
            <text:p>YU000635-1</text:p>
          </table:table-cell>
          <table:table-cell office:value-type="string" calcext:value-type="string">
            <text:p>RU121852</text:p>
          </table:table-cell>
          <table:table-cell office:value-type="float" office:value="496201" calcext:value-type="float">
            <text:p>49620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SR-0000038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40505216" calcext:value-type="float">
            <text:p>774040505216</text:p>
          </table:table-cell>
          <table:table-cell office:value-type="string" calcext:value-type="string">
            <text:p>YU000490-2</text:p>
          </table:table-cell>
          <table:table-cell office:value-type="string" calcext:value-type="string">
            <text:p>RU121606</text:p>
          </table:table-cell>
          <table:table-cell office:value-type="float" office:value="496317" calcext:value-type="float">
            <text:p>4963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7</text:p>
          </table:table-cell>
          <table:table-cell office:value-type="string" calcext:value-type="string">
            <text:p>SR-0000036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90304117" calcext:value-type="float">
            <text:p>776090304117</text:p>
          </table:table-cell>
          <table:table-cell office:value-type="string" calcext:value-type="string">
            <text:p>YU000477-1</text:p>
          </table:table-cell>
          <table:table-cell office:value-type="string" calcext:value-type="string">
            <text:p>RU120801</text:p>
          </table:table-cell>
          <table:table-cell office:value-type="float" office:value="496318" calcext:value-type="float">
            <text:p>4963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16</text:p>
          </table:table-cell>
          <table:table-cell office:value-type="string" calcext:value-type="string">
            <text:p>SR-0000027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50900116" calcext:value-type="float">
            <text:p>772950900116</text:p>
          </table:table-cell>
          <table:table-cell office:value-type="string" calcext:value-type="string">
            <text:p>YU000576-1</text:p>
          </table:table-cell>
          <table:table-cell office:value-type="string" calcext:value-type="string">
            <text:p>RU121471</text:p>
          </table:table-cell>
          <table:table-cell office:value-type="float" office:value="496316" calcext:value-type="float">
            <text:p>4963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SR-0000038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791207552" calcext:value-type="float">
            <text:p>772791207552</text:p>
          </table:table-cell>
          <table:table-cell office:value-type="string" calcext:value-type="string">
            <text:p>YU000331-2</text:p>
          </table:table-cell>
          <table:table-cell office:value-type="string" calcext:value-type="string">
            <text:p>RU121808</text:p>
          </table:table-cell>
          <table:table-cell office:value-type="float" office:value="496538" calcext:value-type="float">
            <text:p>49653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SR-0000018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10600888" calcext:value-type="float">
            <text:p>778110600888</text:p>
          </table:table-cell>
          <table:table-cell office:value-type="string" calcext:value-type="string">
            <text:p>YU000343-2</text:p>
          </table:table-cell>
          <table:table-cell office:value-type="string" calcext:value-type="string">
            <text:p>RU121888</text:p>
          </table:table-cell>
          <table:table-cell office:value-type="float" office:value="496531" calcext:value-type="float">
            <text:p>4965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SR-0000021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51100091" calcext:value-type="float">
            <text:p>778151100091</text:p>
          </table:table-cell>
          <table:table-cell office:value-type="string" calcext:value-type="string">
            <text:p>YU000472-1</text:p>
          </table:table-cell>
          <table:table-cell office:value-type="string" calcext:value-type="string">
            <text:p>RU120943</text:p>
          </table:table-cell>
          <table:table-cell office:value-type="float" office:value="496494" calcext:value-type="float">
            <text:p>49649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14</text:p>
          </table:table-cell>
          <table:table-cell office:value-type="string" calcext:value-type="string">
            <text:p>SR-0000028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850400157" calcext:value-type="float">
            <text:p>778850400157</text:p>
          </table:table-cell>
          <table:table-cell office:value-type="string" calcext:value-type="string">
            <text:p>YU000497-1</text:p>
          </table:table-cell>
          <table:table-cell office:value-type="string" calcext:value-type="string">
            <text:p>RU121616</text:p>
          </table:table-cell>
          <table:table-cell office:value-type="float" office:value="496527" calcext:value-type="float">
            <text:p>4965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SR-0000039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00956334" calcext:value-type="float">
            <text:p>778000956334</text:p>
          </table:table-cell>
          <table:table-cell office:value-type="string" calcext:value-type="string">
            <text:p>YU000500-1</text:p>
          </table:table-cell>
          <table:table-cell office:value-type="string" calcext:value-type="string">
            <text:p>RU121622</text:p>
          </table:table-cell>
          <table:table-cell office:value-type="float" office:value="496551" calcext:value-type="float">
            <text:p>49655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SR-0000039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760900049" calcext:value-type="float">
            <text:p>777760900049</text:p>
          </table:table-cell>
          <table:table-cell office:value-type="string" calcext:value-type="string">
            <text:p>YU000508-2</text:p>
          </table:table-cell>
          <table:table-cell office:value-type="string" calcext:value-type="string">
            <text:p>RU121324</text:p>
          </table:table-cell>
          <table:table-cell office:value-type="float" office:value="496539" calcext:value-type="float">
            <text:p>49653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SR-0000031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91201041" calcext:value-type="float">
            <text:p>777091201041</text:p>
          </table:table-cell>
          <table:table-cell office:value-type="string" calcext:value-type="string">
            <text:p>YU000518-1</text:p>
          </table:table-cell>
          <table:table-cell office:value-type="string" calcext:value-type="string">
            <text:p>RU121358</text:p>
          </table:table-cell>
          <table:table-cell office:value-type="float" office:value="496528" calcext:value-type="float">
            <text:p>4965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SR-0000033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40700561" calcext:value-type="float">
            <text:p>778040700561</text:p>
          </table:table-cell>
          <table:table-cell office:value-type="string" calcext:value-type="string">
            <text:p>YU000562-1</text:p>
          </table:table-cell>
          <table:table-cell office:value-type="string" calcext:value-type="string">
            <text:p>RU121373</text:p>
          </table:table-cell>
          <table:table-cell office:value-type="float" office:value="496529" calcext:value-type="float">
            <text:p>4965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4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91200869" calcext:value-type="float">
            <text:p>777091200869</text:p>
          </table:table-cell>
          <table:table-cell office:value-type="string" calcext:value-type="string">
            <text:p>YU000565-1</text:p>
          </table:table-cell>
          <table:table-cell office:value-type="string" calcext:value-type="string">
            <text:p>RU121382</text:p>
          </table:table-cell>
          <table:table-cell office:value-type="float" office:value="496545" calcext:value-type="float">
            <text:p>49654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3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60400209" calcext:value-type="float">
            <text:p>778960400209</text:p>
          </table:table-cell>
          <table:table-cell office:value-type="string" calcext:value-type="string">
            <text:p>YU000568-1</text:p>
          </table:table-cell>
          <table:table-cell office:value-type="string" calcext:value-type="string">
            <text:p>RU121445</text:p>
          </table:table-cell>
          <table:table-cell office:value-type="float" office:value="496530" calcext:value-type="float">
            <text:p>4965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3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90802063" calcext:value-type="float">
            <text:p>778090802063</text:p>
          </table:table-cell>
          <table:table-cell office:value-type="string" calcext:value-type="string">
            <text:p>YU000569-1</text:p>
          </table:table-cell>
          <table:table-cell office:value-type="string" calcext:value-type="string">
            <text:p>RU121407</text:p>
          </table:table-cell>
          <table:table-cell office:value-type="float" office:value="496552" calcext:value-type="float">
            <text:p>49655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3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01155762" calcext:value-type="float">
            <text:p>777001155762</text:p>
          </table:table-cell>
          <table:table-cell office:value-type="string" calcext:value-type="string">
            <text:p>YU000573-1</text:p>
          </table:table-cell>
          <table:table-cell office:value-type="string" calcext:value-type="string">
            <text:p>RU121442</text:p>
          </table:table-cell>
          <table:table-cell office:value-type="float" office:value="496553" calcext:value-type="float">
            <text:p>49655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SR-0000033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90600499" calcext:value-type="float">
            <text:p>777090600499</text:p>
          </table:table-cell>
          <table:table-cell office:value-type="string" calcext:value-type="string">
            <text:p>YU000574-1</text:p>
          </table:table-cell>
          <table:table-cell office:value-type="string" calcext:value-type="string">
            <text:p>RU121459</text:p>
          </table:table-cell>
          <table:table-cell office:value-type="float" office:value="496533" calcext:value-type="float">
            <text:p>4965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SR-0000034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90300308" calcext:value-type="float">
            <text:p>776090300308</text:p>
          </table:table-cell>
          <table:table-cell office:value-type="string" calcext:value-type="string">
            <text:p>YU000591-2</text:p>
          </table:table-cell>
          <table:table-cell office:value-type="string" calcext:value-type="string">
            <text:p>RU121814</text:p>
          </table:table-cell>
          <table:table-cell office:value-type="float" office:value="496540" calcext:value-type="float">
            <text:p>49654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SR-0000036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50600547" calcext:value-type="float">
            <text:p>773050600547</text:p>
          </table:table-cell>
          <table:table-cell office:value-type="string" calcext:value-type="string">
            <text:p>YU000592-1</text:p>
          </table:table-cell>
          <table:table-cell office:value-type="string" calcext:value-type="string">
            <text:p>RU121543</text:p>
          </table:table-cell>
          <table:table-cell office:value-type="float" office:value="496534" calcext:value-type="float">
            <text:p>49653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5</text:p>
          </table:table-cell>
          <table:table-cell office:value-type="string" calcext:value-type="string">
            <text:p>SR-0000041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01200621" calcext:value-type="float">
            <text:p>778101200621</text:p>
          </table:table-cell>
          <table:table-cell office:value-type="string" calcext:value-type="string">
            <text:p>YU000598-1</text:p>
          </table:table-cell>
          <table:table-cell office:value-type="string" calcext:value-type="string">
            <text:p>RU121592</text:p>
          </table:table-cell>
          <table:table-cell office:value-type="float" office:value="496541" calcext:value-type="float">
            <text:p>49654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6</text:p>
          </table:table-cell>
          <table:table-cell office:value-type="string" calcext:value-type="string">
            <text:p>SR-0000036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41201167" calcext:value-type="float">
            <text:p>778141201167</text:p>
          </table:table-cell>
          <table:table-cell office:value-type="string" calcext:value-type="string">
            <text:p>YU000605-1</text:p>
          </table:table-cell>
          <table:table-cell office:value-type="string" calcext:value-type="string">
            <text:p>RU121644</text:p>
          </table:table-cell>
          <table:table-cell office:value-type="float" office:value="496535" calcext:value-type="float">
            <text:p>49653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SR-0000037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60200920" calcext:value-type="float">
            <text:p>773060200920</text:p>
          </table:table-cell>
          <table:table-cell office:value-type="string" calcext:value-type="string">
            <text:p>YU000608-1</text:p>
          </table:table-cell>
          <table:table-cell office:value-type="string" calcext:value-type="string">
            <text:p>RU121680</text:p>
          </table:table-cell>
          <table:table-cell office:value-type="float" office:value="496546" calcext:value-type="float">
            <text:p>49654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SR-0000037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80900407" calcext:value-type="float">
            <text:p>778080900407</text:p>
          </table:table-cell>
          <table:table-cell office:value-type="string" calcext:value-type="string">
            <text:p>YU000612-1</text:p>
          </table:table-cell>
          <table:table-cell office:value-type="string" calcext:value-type="string">
            <text:p>RU121686</text:p>
          </table:table-cell>
          <table:table-cell office:value-type="float" office:value="496547" calcext:value-type="float">
            <text:p>49654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SR-0000039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10500725" calcext:value-type="float">
            <text:p>773110500725</text:p>
          </table:table-cell>
          <table:table-cell office:value-type="string" calcext:value-type="string">
            <text:p>YU000648-1</text:p>
          </table:table-cell>
          <table:table-cell office:value-type="string" calcext:value-type="string">
            <text:p>RU121946</text:p>
          </table:table-cell>
          <table:table-cell office:value-type="float" office:value="496536" calcext:value-type="float">
            <text:p>49653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SR-0000042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820900684" calcext:value-type="float">
            <text:p>773820900684</text:p>
          </table:table-cell>
          <table:table-cell office:value-type="string" calcext:value-type="string">
            <text:p>YU000653-1</text:p>
          </table:table-cell>
          <table:table-cell office:value-type="string" calcext:value-type="string">
            <text:p>RU121962</text:p>
          </table:table-cell>
          <table:table-cell office:value-type="float" office:value="496554" calcext:value-type="float">
            <text:p>49655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SR-0000042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50400192" calcext:value-type="float">
            <text:p>777150400192</text:p>
          </table:table-cell>
          <table:table-cell office:value-type="string" calcext:value-type="string">
            <text:p>YU000495-1</text:p>
          </table:table-cell>
          <table:table-cell office:value-type="string" calcext:value-type="string">
            <text:p>RU121452</text:p>
          </table:table-cell>
          <table:table-cell office:value-type="float" office:value="496638" calcext:value-type="float">
            <text:p>49663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SR-0000033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20102689" calcext:value-type="float">
            <text:p>776120102689</text:p>
          </table:table-cell>
          <table:table-cell office:value-type="string" calcext:value-type="string">
            <text:p>YU000600-1</text:p>
          </table:table-cell>
          <table:table-cell office:value-type="string" calcext:value-type="string">
            <text:p>RU121605</text:p>
          </table:table-cell>
          <table:table-cell office:value-type="float" office:value="496630" calcext:value-type="float">
            <text:p>4966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1814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7</text:p>
          </table:table-cell>
          <table:table-cell office:value-type="string" calcext:value-type="string">
            <text:p>SR-0000043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60101963" calcext:value-type="float">
            <text:p>772960101963</text:p>
          </table:table-cell>
          <table:table-cell office:value-type="string" calcext:value-type="string">
            <text:p>YU000670-1</text:p>
          </table:table-cell>
          <table:table-cell office:value-type="string" calcext:value-type="string">
            <text:p>RU122046</text:p>
          </table:table-cell>
          <table:table-cell office:value-type="float" office:value="496631" calcext:value-type="float">
            <text:p>4966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0</text:p>
          </table:table-cell>
          <table:table-cell office:value-type="string" calcext:value-type="string">
            <text:p>SR-0000043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70502428" calcext:value-type="float">
            <text:p>773070502428</text:p>
          </table:table-cell>
          <table:table-cell office:value-type="string" calcext:value-type="string">
            <text:p>YU000550-1</text:p>
          </table:table-cell>
          <table:table-cell office:value-type="string" calcext:value-type="string">
            <text:p>RU121286</text:p>
          </table:table-cell>
          <table:table-cell office:value-type="float" office:value="496633" calcext:value-type="float">
            <text:p>4966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SR-0000038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70900334" calcext:value-type="float">
            <text:p>773070900334</text:p>
          </table:table-cell>
          <table:table-cell office:value-type="string" calcext:value-type="string">
            <text:p>YU000558-1</text:p>
          </table:table-cell>
          <table:table-cell office:value-type="string" calcext:value-type="string">
            <text:p>RU121354</text:p>
          </table:table-cell>
          <table:table-cell office:value-type="float" office:value="496634" calcext:value-type="float">
            <text:p>49663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8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00457137" calcext:value-type="float">
            <text:p>777000457137</text:p>
          </table:table-cell>
          <table:table-cell office:value-type="string" calcext:value-type="string">
            <text:p>YU000579-1</text:p>
          </table:table-cell>
          <table:table-cell office:value-type="string" calcext:value-type="string">
            <text:p>RU121502</text:p>
          </table:table-cell>
          <table:table-cell office:value-type="float" office:value="496639" calcext:value-type="float">
            <text:p>49663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SR-0000037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880301191" calcext:value-type="float">
            <text:p>774880301191</text:p>
          </table:table-cell>
          <table:table-cell office:value-type="string" calcext:value-type="string">
            <text:p>YU000599-1</text:p>
          </table:table-cell>
          <table:table-cell office:value-type="string" calcext:value-type="string">
            <text:p>RU121594</text:p>
          </table:table-cell>
          <table:table-cell office:value-type="float" office:value="496636" calcext:value-type="float">
            <text:p>49663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6</text:p>
          </table:table-cell>
          <table:table-cell office:value-type="string" calcext:value-type="string">
            <text:p>SR-0000038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40600317" calcext:value-type="float">
            <text:p>778940600317</text:p>
          </table:table-cell>
          <table:table-cell office:value-type="string" calcext:value-type="string">
            <text:p>YU000260-3</text:p>
          </table:table-cell>
          <table:table-cell office:value-type="string" calcext:value-type="string">
            <text:p>RU121114</text:p>
          </table:table-cell>
          <table:table-cell office:value-type="float" office:value="496714" calcext:value-type="float">
            <text:p>49671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SR-0000013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00155925" calcext:value-type="float">
            <text:p>773000155925</text:p>
          </table:table-cell>
          <table:table-cell office:value-type="string" calcext:value-type="string">
            <text:p>YU000499-1</text:p>
          </table:table-cell>
          <table:table-cell office:value-type="string" calcext:value-type="string">
            <text:p>RU121455</text:p>
          </table:table-cell>
          <table:table-cell office:value-type="float" office:value="496731" calcext:value-type="float">
            <text:p>4967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2</text:p>
          </table:table-cell>
          <table:table-cell office:value-type="string" calcext:value-type="string">
            <text:p>SR-0000033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90900677" calcext:value-type="float">
            <text:p>778090900677</text:p>
          </table:table-cell>
          <table:table-cell office:value-type="string" calcext:value-type="string">
            <text:p>YU000552-1</text:p>
          </table:table-cell>
          <table:table-cell office:value-type="string" calcext:value-type="string">
            <text:p>RU121316</text:p>
          </table:table-cell>
          <table:table-cell office:value-type="float" office:value="496725" calcext:value-type="float">
            <text:p>4967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SR-0000037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90304214" calcext:value-type="float">
            <text:p>776090304214</text:p>
          </table:table-cell>
          <table:table-cell office:value-type="string" calcext:value-type="string">
            <text:p>YU000559-1</text:p>
          </table:table-cell>
          <table:table-cell office:value-type="string" calcext:value-type="string">
            <text:p>RU121363</text:p>
          </table:table-cell>
          <table:table-cell office:value-type="float" office:value="496728" calcext:value-type="float">
            <text:p>4967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4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1159874" calcext:value-type="float">
            <text:p>774001159874</text:p>
          </table:table-cell>
          <table:table-cell office:value-type="string" calcext:value-type="string">
            <text:p>YU000563-1</text:p>
          </table:table-cell>
          <table:table-cell office:value-type="string" calcext:value-type="string">
            <text:p>RU121380</text:p>
          </table:table-cell>
          <table:table-cell office:value-type="float" office:value="496729" calcext:value-type="float">
            <text:p>4967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3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01200974" calcext:value-type="float">
            <text:p>778101200974</text:p>
          </table:table-cell>
          <table:table-cell office:value-type="string" calcext:value-type="string">
            <text:p>YU000564-1</text:p>
          </table:table-cell>
          <table:table-cell office:value-type="string" calcext:value-type="string">
            <text:p>RU121381</text:p>
          </table:table-cell>
          <table:table-cell office:value-type="float" office:value="496716" calcext:value-type="float">
            <text:p>4967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3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01201668" calcext:value-type="float">
            <text:p>776101201668</text:p>
          </table:table-cell>
          <table:table-cell office:value-type="string" calcext:value-type="string">
            <text:p>YU000575-1</text:p>
          </table:table-cell>
          <table:table-cell office:value-type="string" calcext:value-type="string">
            <text:p>RU121462</text:p>
          </table:table-cell>
          <table:table-cell office:value-type="float" office:value="496720" calcext:value-type="float">
            <text:p>4967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3</text:p>
          </table:table-cell>
          <table:table-cell office:value-type="string" calcext:value-type="string">
            <text:p>SR-0000033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00801640" calcext:value-type="float">
            <text:p>772100801640</text:p>
          </table:table-cell>
          <table:table-cell office:value-type="string" calcext:value-type="string">
            <text:p>YU000578-1</text:p>
          </table:table-cell>
          <table:table-cell office:value-type="string" calcext:value-type="string">
            <text:p>RU121500</text:p>
          </table:table-cell>
          <table:table-cell office:value-type="float" office:value="496721" calcext:value-type="float">
            <text:p>4967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SR-0000037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01000219" calcext:value-type="float">
            <text:p>771901000219</text:p>
          </table:table-cell>
          <table:table-cell office:value-type="string" calcext:value-type="string">
            <text:p>YU000585-1</text:p>
          </table:table-cell>
          <table:table-cell office:value-type="string" calcext:value-type="string">
            <text:p>RU121506</text:p>
          </table:table-cell>
          <table:table-cell office:value-type="float" office:value="496722" calcext:value-type="float">
            <text:p>4967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4</text:p>
          </table:table-cell>
          <table:table-cell office:value-type="string" calcext:value-type="string">
            <text:p>SR-0000036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750701022" calcext:value-type="float">
            <text:p>774750701022</text:p>
          </table:table-cell>
          <table:table-cell office:value-type="string" calcext:value-type="string">
            <text:p>YU000594-1</text:p>
          </table:table-cell>
          <table:table-cell office:value-type="string" calcext:value-type="string">
            <text:p>RU121584</text:p>
          </table:table-cell>
          <table:table-cell office:value-type="float" office:value="496717" calcext:value-type="float">
            <text:p>4967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6</text:p>
          </table:table-cell>
          <table:table-cell office:value-type="string" calcext:value-type="string">
            <text:p>SR-0000036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40801574" calcext:value-type="float">
            <text:p>773940801574</text:p>
          </table:table-cell>
          <table:table-cell office:value-type="string" calcext:value-type="string">
            <text:p>YU000607-1</text:p>
          </table:table-cell>
          <table:table-cell office:value-type="string" calcext:value-type="string">
            <text:p>RU121672</text:p>
          </table:table-cell>
          <table:table-cell office:value-type="float" office:value="496718" calcext:value-type="float">
            <text:p>4967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SR-0000037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130400087" calcext:value-type="float">
            <text:p>778130400087</text:p>
          </table:table-cell>
          <table:table-cell office:value-type="string" calcext:value-type="string">
            <text:p>YU000613-1</text:p>
          </table:table-cell>
          <table:table-cell office:value-type="string" calcext:value-type="string">
            <text:p>RU121692</text:p>
          </table:table-cell>
          <table:table-cell office:value-type="float" office:value="496723" calcext:value-type="float">
            <text:p>4967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SR-0000039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870800520" calcext:value-type="float">
            <text:p>777870800520</text:p>
          </table:table-cell>
          <table:table-cell office:value-type="string" calcext:value-type="string">
            <text:p>YU000643-2</text:p>
          </table:table-cell>
          <table:table-cell office:value-type="string" calcext:value-type="string">
            <text:p>RU121986</text:p>
          </table:table-cell>
          <table:table-cell office:value-type="float" office:value="496726" calcext:value-type="float">
            <text:p>49672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SR-0000043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20900916" calcext:value-type="float">
            <text:p>777020900916</text:p>
          </table:table-cell>
          <table:table-cell office:value-type="string" calcext:value-type="string">
            <text:p>YU000659-1</text:p>
          </table:table-cell>
          <table:table-cell office:value-type="string" calcext:value-type="string">
            <text:p>RU121969</text:p>
          </table:table-cell>
          <table:table-cell office:value-type="float" office:value="496724" calcext:value-type="float">
            <text:p>4967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SR-0000043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00701571" calcext:value-type="float">
            <text:p>772900701571</text:p>
          </table:table-cell>
          <table:table-cell office:value-type="string" calcext:value-type="string">
            <text:p>YU000652-1</text:p>
          </table:table-cell>
          <table:table-cell office:value-type="string" calcext:value-type="string">
            <text:p>RU121959</text:p>
          </table:table-cell>
          <table:table-cell office:value-type="float" office:value="496730" calcext:value-type="float">
            <text:p>4967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SR-0000043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20202761" calcext:value-type="float">
            <text:p>777120202761</text:p>
          </table:table-cell>
          <table:table-cell office:value-type="string" calcext:value-type="string">
            <text:p>YU000660-1</text:p>
          </table:table-cell>
          <table:table-cell office:value-type="string" calcext:value-type="string">
            <text:p>RU121988</text:p>
          </table:table-cell>
          <table:table-cell office:value-type="float" office:value="496710" calcext:value-type="float">
            <text:p>4967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SR-0000042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821000245" calcext:value-type="float">
            <text:p>773821000245</text:p>
          </table:table-cell>
          <table:table-cell office:value-type="string" calcext:value-type="string">
            <text:p>YU000697-1</text:p>
          </table:table-cell>
          <table:table-cell office:value-type="string" calcext:value-type="string">
            <text:p>RU122136</text:p>
          </table:table-cell>
          <table:table-cell office:value-type="float" office:value="496711" calcext:value-type="float">
            <text:p>4967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SR-0000043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0500920" calcext:value-type="float">
            <text:p>777140500920</text:p>
          </table:table-cell>
          <table:table-cell office:value-type="string" calcext:value-type="string">
            <text:p>YU000561-1</text:p>
          </table:table-cell>
          <table:table-cell office:value-type="string" calcext:value-type="string">
            <text:p>RU121366</text:p>
          </table:table-cell>
          <table:table-cell office:value-type="float" office:value="496833" calcext:value-type="float">
            <text:p>4968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6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40301741" calcext:value-type="float">
            <text:p>777040301741</text:p>
          </table:table-cell>
          <table:table-cell office:value-type="string" calcext:value-type="string">
            <text:p>YU000570-1</text:p>
          </table:table-cell>
          <table:table-cell office:value-type="string" calcext:value-type="string">
            <text:p>RU121398</text:p>
          </table:table-cell>
          <table:table-cell office:value-type="float" office:value="496832" calcext:value-type="float">
            <text:p>49683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2</text:p>
          </table:table-cell>
          <table:table-cell office:value-type="string" calcext:value-type="string">
            <text:p>SR-0000036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990400622" calcext:value-type="float">
            <text:p>777990400622</text:p>
          </table:table-cell>
          <table:table-cell office:value-type="string" calcext:value-type="string">
            <text:p>YU000523-1</text:p>
          </table:table-cell>
          <table:table-cell office:value-type="string" calcext:value-type="string">
            <text:p>RU121150</text:p>
          </table:table-cell>
          <table:table-cell office:value-type="float" office:value="496831" calcext:value-type="float">
            <text:p>4968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6</text:p>
          </table:table-cell>
          <table:table-cell office:value-type="string" calcext:value-type="string">
            <text:p>SR-0000030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750605369" calcext:value-type="float">
            <text:p>771750605369</text:p>
          </table:table-cell>
          <table:table-cell office:value-type="string" calcext:value-type="string">
            <text:p>YU000620-1</text:p>
          </table:table-cell>
          <table:table-cell office:value-type="string" calcext:value-type="string">
            <text:p>RU121757</text:p>
          </table:table-cell>
          <table:table-cell office:value-type="float" office:value="496824" calcext:value-type="float">
            <text:p>4968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SR-0000041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80100708" calcext:value-type="float">
            <text:p>778980100708</text:p>
          </table:table-cell>
          <table:table-cell office:value-type="string" calcext:value-type="string">
            <text:p>YU000498-2</text:p>
          </table:table-cell>
          <table:table-cell office:value-type="string" calcext:value-type="string">
            <text:p>RU122510</text:p>
          </table:table-cell>
          <table:table-cell office:value-type="float" office:value="496853" calcext:value-type="float">
            <text:p>49685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SR-0000037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20201350" calcext:value-type="float">
            <text:p>777020201350</text:p>
          </table:table-cell>
          <table:table-cell office:value-type="string" calcext:value-type="string">
            <text:p>YU000554-1</text:p>
          </table:table-cell>
          <table:table-cell office:value-type="string" calcext:value-type="string">
            <text:p>RU121335</text:p>
          </table:table-cell>
          <table:table-cell office:value-type="float" office:value="496848" calcext:value-type="float">
            <text:p>49684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9</text:p>
          </table:table-cell>
          <table:table-cell office:value-type="string" calcext:value-type="string">
            <text:p>SR-0000032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90700998" calcext:value-type="float">
            <text:p>772090700998</text:p>
          </table:table-cell>
          <table:table-cell office:value-type="string" calcext:value-type="string">
            <text:p>YU000206-4</text:p>
          </table:table-cell>
          <table:table-cell office:value-type="string" calcext:value-type="string">
            <text:p>RU121242</text:p>
          </table:table-cell>
          <table:table-cell office:value-type="float" office:value="496847" calcext:value-type="float">
            <text:p>49684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8</text:p>
          </table:table-cell>
          <table:table-cell office:value-type="string" calcext:value-type="string">
            <text:p>SR-000007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910400511" calcext:value-type="float">
            <text:p>777910400511</text:p>
          </table:table-cell>
          <table:table-cell office:value-type="string" calcext:value-type="string">
            <text:p>YU000227-3</text:p>
          </table:table-cell>
          <table:table-cell office:value-type="string" calcext:value-type="string">
            <text:p>RU121171</text:p>
          </table:table-cell>
          <table:table-cell office:value-type="float" office:value="496851" calcext:value-type="float">
            <text:p>49685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31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1000849" calcext:value-type="float">
            <text:p>774941000849</text:p>
          </table:table-cell>
          <table:table-cell office:value-type="string" calcext:value-type="string">
            <text:p>YU000646-1</text:p>
          </table:table-cell>
          <table:table-cell office:value-type="string" calcext:value-type="string">
            <text:p>RU121977</text:p>
          </table:table-cell>
          <table:table-cell office:value-type="float" office:value="496849" calcext:value-type="float">
            <text:p>49684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SR-0000042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90800317" calcext:value-type="float">
            <text:p>778990800317</text:p>
          </table:table-cell>
          <table:table-cell office:value-type="string" calcext:value-type="string">
            <text:p>YU000399-2</text:p>
          </table:table-cell>
          <table:table-cell office:value-type="string" calcext:value-type="string">
            <text:p>RU121862</text:p>
          </table:table-cell>
          <table:table-cell office:value-type="float" office:value="496944" calcext:value-type="float">
            <text:p>49694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3</text:p>
          </table:table-cell>
          <table:table-cell office:value-type="string" calcext:value-type="string">
            <text:p>SR-0000024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10202061" calcext:value-type="float">
            <text:p>777110202061</text:p>
          </table:table-cell>
          <table:table-cell office:value-type="string" calcext:value-type="string">
            <text:p>YU000602-1</text:p>
          </table:table-cell>
          <table:table-cell office:value-type="string" calcext:value-type="string">
            <text:p>RU121614</text:p>
          </table:table-cell>
          <table:table-cell office:value-type="float" office:value="496943" calcext:value-type="float">
            <text:p>4969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8</text:p>
          </table:table-cell>
          <table:table-cell office:value-type="string" calcext:value-type="string">
            <text:p>SR-0000036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0903633" calcext:value-type="float">
            <text:p>777140903633</text:p>
          </table:table-cell>
          <table:table-cell office:value-type="string" calcext:value-type="string">
            <text:p>YU000640-1</text:p>
          </table:table-cell>
          <table:table-cell office:value-type="string" calcext:value-type="string">
            <text:p>RU121909</text:p>
          </table:table-cell>
          <table:table-cell office:value-type="float" office:value="496942" calcext:value-type="float">
            <text:p>49694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SR-0000042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50500862" calcext:value-type="float">
            <text:p>772850500862</text:p>
          </table:table-cell>
          <table:table-cell office:value-type="string" calcext:value-type="string">
            <text:p>YU000211-4</text:p>
          </table:table-cell>
          <table:table-cell office:value-type="string" calcext:value-type="string">
            <text:p>RU121205</text:p>
          </table:table-cell>
          <table:table-cell office:value-type="float" office:value="496997" calcext:value-type="float">
            <text:p>49699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6953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08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104471" calcext:value-type="float">
            <text:p>776080104471</text:p>
          </table:table-cell>
          <table:table-cell office:value-type="string" calcext:value-type="string">
            <text:p>YU000651-1</text:p>
          </table:table-cell>
          <table:table-cell office:value-type="string" calcext:value-type="string">
            <text:p>RU121958</text:p>
          </table:table-cell>
          <table:table-cell office:value-type="float" office:value="496998" calcext:value-type="float">
            <text:p>49699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SR-0000042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20801382" calcext:value-type="float">
            <text:p>776120801382</text:p>
          </table:table-cell>
          <table:table-cell office:value-type="string" calcext:value-type="string">
            <text:p>YU000597-1</text:p>
          </table:table-cell>
          <table:table-cell office:value-type="string" calcext:value-type="string">
            <text:p>RU121589</text:p>
          </table:table-cell>
          <table:table-cell office:value-type="float" office:value="497002" calcext:value-type="float">
            <text:p>4970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6</text:p>
          </table:table-cell>
          <table:table-cell office:value-type="string" calcext:value-type="string">
            <text:p>SR-0000038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1201298" calcext:value-type="float">
            <text:p>774961201298</text:p>
          </table:table-cell>
          <table:table-cell office:value-type="string" calcext:value-type="string">
            <text:p>YU000044-2</text:p>
          </table:table-cell>
          <table:table-cell office:value-type="string" calcext:value-type="string">
            <text:p>RU121934</text:p>
          </table:table-cell>
          <table:table-cell office:value-type="float" office:value="497033" calcext:value-type="float">
            <text:p>4970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SR-0000041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90604081" calcext:value-type="float">
            <text:p>776090604081</text:p>
          </table:table-cell>
          <table:table-cell office:value-type="string" calcext:value-type="string">
            <text:p>YU000593-1</text:p>
          </table:table-cell>
          <table:table-cell office:value-type="string" calcext:value-type="string">
            <text:p>RU121580</text:p>
          </table:table-cell>
          <table:table-cell office:value-type="float" office:value="497030" calcext:value-type="float">
            <text:p>4970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06</text:p>
          </table:table-cell>
          <table:table-cell office:value-type="string" calcext:value-type="string">
            <text:p>SR-0000036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50501062" calcext:value-type="float">
            <text:p>772050501062</text:p>
          </table:table-cell>
          <table:table-cell office:value-type="string" calcext:value-type="string">
            <text:p>YU000624-1</text:p>
          </table:table-cell>
          <table:table-cell office:value-type="string" calcext:value-type="string">
            <text:p>RU121815</text:p>
          </table:table-cell>
          <table:table-cell office:value-type="float" office:value="497034" calcext:value-type="float">
            <text:p>49703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2</text:p>
          </table:table-cell>
          <table:table-cell office:value-type="string" calcext:value-type="string">
            <text:p>SR-0000039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90200730" calcext:value-type="float">
            <text:p>772890200730</text:p>
          </table:table-cell>
          <table:table-cell office:value-type="string" calcext:value-type="string">
            <text:p>YU000175-3</text:p>
          </table:table-cell>
          <table:table-cell office:value-type="string" calcext:value-type="string">
            <text:p>RU121206</text:p>
          </table:table-cell>
          <table:table-cell office:value-type="float" office:value="497046" calcext:value-type="float">
            <text:p>49704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15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01202100" calcext:value-type="float">
            <text:p>773101202100</text:p>
          </table:table-cell>
          <table:table-cell office:value-type="string" calcext:value-type="string">
            <text:p>YU000639-1</text:p>
          </table:table-cell>
          <table:table-cell office:value-type="string" calcext:value-type="string">
            <text:p>RU121898</text:p>
          </table:table-cell>
          <table:table-cell office:value-type="float" office:value="497047" calcext:value-type="float">
            <text:p>49704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1814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SR-0000043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1000733" calcext:value-type="float">
            <text:p>774941000733</text:p>
          </table:table-cell>
          <table:table-cell office:value-type="string" calcext:value-type="string">
            <text:p>YU000647-1</text:p>
          </table:table-cell>
          <table:table-cell office:value-type="string" calcext:value-type="string">
            <text:p>RU121987</text:p>
          </table:table-cell>
          <table:table-cell office:value-type="float" office:value="497050" calcext:value-type="float">
            <text:p>49705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6</text:p>
          </table:table-cell>
          <table:table-cell office:value-type="string" calcext:value-type="string">
            <text:p>SR-0000042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70900666" calcext:value-type="float">
            <text:p>777070900666</text:p>
          </table:table-cell>
          <table:table-cell office:value-type="string" calcext:value-type="string">
            <text:p>YU000671-1</text:p>
          </table:table-cell>
          <table:table-cell office:value-type="string" calcext:value-type="string">
            <text:p>RU122047</text:p>
          </table:table-cell>
          <table:table-cell office:value-type="float" office:value="497032" calcext:value-type="float">
            <text:p>49703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21</text:p>
          </table:table-cell>
          <table:table-cell office:value-type="string" calcext:value-type="string">
            <text:p>SR-0000042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9000855992" calcext:value-type="float">
            <text:p>779000855992</text:p>
          </table:table-cell>
          <table:table-cell office:value-type="string" calcext:value-type="string">
            <text:p>YU000674-1</text:p>
          </table:table-cell>
          <table:table-cell office:value-type="string" calcext:value-type="string">
            <text:p>RU122053</text:p>
          </table:table-cell>
          <table:table-cell office:value-type="float" office:value="497103" calcext:value-type="float">
            <text:p>49710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996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SR-0000043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20203183" calcext:value-type="float">
            <text:p>774020203183</text:p>
          </table:table-cell>
          <table:table-cell office:value-type="string" calcext:value-type="string">
            <text:p>YU000003-4</text:p>
          </table:table-cell>
          <table:table-cell office:value-type="string" calcext:value-type="string">
            <text:p>RU121172</text:p>
          </table:table-cell>
          <table:table-cell office:value-type="float" office:value="497206" calcext:value-type="float">
            <text:p>4972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3-27</text:p>
          </table:table-cell>
          <table:table-cell office:value-type="string" calcext:value-type="string">
            <text:p>SR-0000048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30401079" calcext:value-type="float">
            <text:p>777130401079</text:p>
          </table:table-cell>
          <table:table-cell office:value-type="string" calcext:value-type="string">
            <text:p>YU000685-1</text:p>
          </table:table-cell>
          <table:table-cell office:value-type="string" calcext:value-type="string">
            <text:p>RU122207</text:p>
          </table:table-cell>
          <table:table-cell office:value-type="float" office:value="497207" calcext:value-type="float">
            <text:p>4972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0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SR-0000047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0102916" calcext:value-type="float">
            <text:p>777140102916</text:p>
          </table:table-cell>
          <table:table-cell office:value-type="string" calcext:value-type="string">
            <text:p>YU000136-5</text:p>
          </table:table-cell>
          <table:table-cell office:value-type="string" calcext:value-type="string">
            <text:p>RU122747</text:p>
          </table:table-cell>
          <table:table-cell office:value-type="float" office:value="497332" calcext:value-type="float">
            <text:p>49733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SR-0000015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071103800" calcext:value-type="float">
            <text:p>771071103800</text:p>
          </table:table-cell>
          <table:table-cell office:value-type="string" calcext:value-type="string">
            <text:p>YU000606-1</text:p>
          </table:table-cell>
          <table:table-cell office:value-type="string" calcext:value-type="string">
            <text:p>RU121667</text:p>
          </table:table-cell>
          <table:table-cell office:value-type="float" office:value="497329" calcext:value-type="float">
            <text:p>4973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SR-0000038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50303227" calcext:value-type="float">
            <text:p>777150303227</text:p>
          </table:table-cell>
          <table:table-cell office:value-type="string" calcext:value-type="string">
            <text:p>YU000609-1</text:p>
          </table:table-cell>
          <table:table-cell office:value-type="string" calcext:value-type="string">
            <text:p>RU121960</text:p>
          </table:table-cell>
          <table:table-cell office:value-type="float" office:value="497292" calcext:value-type="float">
            <text:p>49729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SR-0000044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80805398" calcext:value-type="float">
            <text:p>772980805398</text:p>
          </table:table-cell>
          <table:table-cell office:value-type="string" calcext:value-type="string">
            <text:p>YU000700-1</text:p>
          </table:table-cell>
          <table:table-cell office:value-type="string" calcext:value-type="string">
            <text:p>RU122146</text:p>
          </table:table-cell>
          <table:table-cell office:value-type="float" office:value="497343" calcext:value-type="float">
            <text:p>4973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4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24</text:p>
          </table:table-cell>
          <table:table-cell office:value-type="string" calcext:value-type="string">
            <text:p>SR-0000044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10200388" calcext:value-type="float">
            <text:p>774110200388</text:p>
          </table:table-cell>
          <table:table-cell office:value-type="string" calcext:value-type="string">
            <text:p>YU000698-1</text:p>
          </table:table-cell>
          <table:table-cell office:value-type="string" calcext:value-type="string">
            <text:p>RU122237</text:p>
          </table:table-cell>
          <table:table-cell office:value-type="float" office:value="497384" calcext:value-type="float">
            <text:p>49738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4</text:p>
          </table:table-cell>
          <table:table-cell office:value-type="string" calcext:value-type="string">
            <text:p>SR-0000047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1260516" calcext:value-type="float">
            <text:p>774001260516</text:p>
          </table:table-cell>
          <table:table-cell office:value-type="string" calcext:value-type="string">
            <text:p>YU000717-1</text:p>
          </table:table-cell>
          <table:table-cell office:value-type="string" calcext:value-type="string">
            <text:p>RU122386</text:p>
          </table:table-cell>
          <table:table-cell office:value-type="float" office:value="497385" calcext:value-type="float">
            <text:p>49738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5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SR-0000047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11201186" calcext:value-type="float">
            <text:p>774011201186</text:p>
          </table:table-cell>
          <table:table-cell office:value-type="string" calcext:value-type="string">
            <text:p>YU000621-1</text:p>
          </table:table-cell>
          <table:table-cell office:value-type="string" calcext:value-type="string">
            <text:p>RU121761</text:p>
          </table:table-cell>
          <table:table-cell office:value-type="float" office:value="497450" calcext:value-type="float">
            <text:p>49745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SR-0000038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790903922" calcext:value-type="float">
            <text:p>774790903922</text:p>
          </table:table-cell>
          <table:table-cell office:value-type="string" calcext:value-type="string">
            <text:p>YU000715-1</text:p>
          </table:table-cell>
          <table:table-cell office:value-type="string" calcext:value-type="string">
            <text:p>RU122380</text:p>
          </table:table-cell>
          <table:table-cell office:value-type="float" office:value="497460" calcext:value-type="float">
            <text:p>49746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SR-0000048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60302656" calcext:value-type="float">
            <text:p>776160302656</text:p>
          </table:table-cell>
          <table:table-cell office:value-type="string" calcext:value-type="string">
            <text:p>YU000735-1</text:p>
          </table:table-cell>
          <table:table-cell office:value-type="string" calcext:value-type="string">
            <text:p>RU122530</text:p>
          </table:table-cell>
          <table:table-cell office:value-type="float" office:value="497451" calcext:value-type="float">
            <text:p>49745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SR-0000048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50407581" calcext:value-type="float">
            <text:p>776150407581</text:p>
          </table:table-cell>
          <table:table-cell office:value-type="string" calcext:value-type="string">
            <text:p>YU000695-1</text:p>
          </table:table-cell>
          <table:table-cell office:value-type="string" calcext:value-type="string">
            <text:p>RU122128</text:p>
          </table:table-cell>
          <table:table-cell office:value-type="float" office:value="497448" calcext:value-type="float">
            <text:p>49744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SR-0000046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40300991" calcext:value-type="float">
            <text:p>777040300991</text:p>
          </table:table-cell>
          <table:table-cell office:value-type="string" calcext:value-type="string">
            <text:p>YU000681-1</text:p>
          </table:table-cell>
          <table:table-cell office:value-type="string" calcext:value-type="string">
            <text:p>RU122091</text:p>
          </table:table-cell>
          <table:table-cell office:value-type="float" office:value="497547" calcext:value-type="float">
            <text:p>49754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SR-0000046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40905532" calcext:value-type="float">
            <text:p>776140905532</text:p>
          </table:table-cell>
          <table:table-cell office:value-type="string" calcext:value-type="string">
            <text:p>YU000682-1</text:p>
          </table:table-cell>
          <table:table-cell office:value-type="string" calcext:value-type="string">
            <text:p>RU122093</text:p>
          </table:table-cell>
          <table:table-cell office:value-type="float" office:value="497544" calcext:value-type="float">
            <text:p>49754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SR-0000046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80503409" calcext:value-type="float">
            <text:p>771980503409</text:p>
          </table:table-cell>
          <table:table-cell office:value-type="string" calcext:value-type="string">
            <text:p>YU000693-1</text:p>
          </table:table-cell>
          <table:table-cell office:value-type="string" calcext:value-type="string">
            <text:p>RU122126</text:p>
          </table:table-cell>
          <table:table-cell office:value-type="float" office:value="497549" calcext:value-type="float">
            <text:p>49754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SR-0000046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40901114" calcext:value-type="float">
            <text:p>772940901114</text:p>
          </table:table-cell>
          <table:table-cell office:value-type="string" calcext:value-type="string">
            <text:p>YU000696-1</text:p>
          </table:table-cell>
          <table:table-cell office:value-type="string" calcext:value-type="string">
            <text:p>RU122132</text:p>
          </table:table-cell>
          <table:table-cell office:value-type="float" office:value="497552" calcext:value-type="float">
            <text:p>49755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7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SR-0000046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50101015" calcext:value-type="float">
            <text:p>777050101015</text:p>
          </table:table-cell>
          <table:table-cell office:value-type="string" calcext:value-type="string">
            <text:p>YU000704-1</text:p>
          </table:table-cell>
          <table:table-cell office:value-type="string" calcext:value-type="string">
            <text:p>RU122182</text:p>
          </table:table-cell>
          <table:table-cell office:value-type="float" office:value="497551" calcext:value-type="float">
            <text:p>49755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4</text:p>
          </table:table-cell>
          <table:table-cell office:value-type="string" calcext:value-type="string">
            <text:p>SR-0000046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11110222" calcext:value-type="float">
            <text:p>773011110222</text:p>
          </table:table-cell>
          <table:table-cell office:value-type="string" calcext:value-type="string">
            <text:p>YU000709-1</text:p>
          </table:table-cell>
          <table:table-cell office:value-type="string" calcext:value-type="string">
            <text:p>RU122333</text:p>
          </table:table-cell>
          <table:table-cell office:value-type="float" office:value="497545" calcext:value-type="float">
            <text:p>49754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17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SR-0000046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31001377" calcext:value-type="float">
            <text:p>772031001377</text:p>
          </table:table-cell>
          <table:table-cell office:value-type="string" calcext:value-type="string">
            <text:p>YU000759-1</text:p>
          </table:table-cell>
          <table:table-cell office:value-type="string" calcext:value-type="string">
            <text:p>RU122715</text:p>
          </table:table-cell>
          <table:table-cell office:value-type="float" office:value="497642" calcext:value-type="float">
            <text:p>49764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SR-0000048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1103495" calcext:value-type="float">
            <text:p>777141103495</text:p>
          </table:table-cell>
          <table:table-cell office:value-type="string" calcext:value-type="string">
            <text:p>YU000610-1</text:p>
          </table:table-cell>
          <table:table-cell office:value-type="string" calcext:value-type="string">
            <text:p>RU122198</text:p>
          </table:table-cell>
          <table:table-cell office:value-type="float" office:value="497668" calcext:value-type="float">
            <text:p>49766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SR-0000047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60100341" calcext:value-type="float">
            <text:p>772060100341</text:p>
          </table:table-cell>
          <table:table-cell office:value-type="string" calcext:value-type="string">
            <text:p>YU000724-1</text:p>
          </table:table-cell>
          <table:table-cell office:value-type="string" calcext:value-type="string">
            <text:p>RU122506</text:p>
          </table:table-cell>
          <table:table-cell office:value-type="float" office:value="497669" calcext:value-type="float">
            <text:p>49766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01</text:p>
          </table:table-cell>
          <table:table-cell office:value-type="string" calcext:value-type="string">
            <text:p>SR-0000047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750603557" calcext:value-type="float">
            <text:p>778750603557</text:p>
          </table:table-cell>
          <table:table-cell office:value-type="string" calcext:value-type="string">
            <text:p>YU000615-1</text:p>
          </table:table-cell>
          <table:table-cell office:value-type="string" calcext:value-type="string">
            <text:p>RU121696</text:p>
          </table:table-cell>
          <table:table-cell office:value-type="float" office:value="497721" calcext:value-type="float">
            <text:p>4977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0</text:p>
          </table:table-cell>
          <table:table-cell office:value-type="string" calcext:value-type="string">
            <text:p>SR-0000039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40700697" calcext:value-type="float">
            <text:p>777040700697</text:p>
          </table:table-cell>
          <table:table-cell office:value-type="string" calcext:value-type="string">
            <text:p>YU000680-1</text:p>
          </table:table-cell>
          <table:table-cell office:value-type="string" calcext:value-type="string">
            <text:p>RU122089</text:p>
          </table:table-cell>
          <table:table-cell office:value-type="float" office:value="497736" calcext:value-type="float">
            <text:p>49773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SR-0000046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110402481" calcext:value-type="float">
            <text:p>770110402481</text:p>
          </table:table-cell>
          <table:table-cell office:value-type="string" calcext:value-type="string">
            <text:p>YU000351-2</text:p>
          </table:table-cell>
          <table:table-cell office:value-type="string" calcext:value-type="string">
            <text:p>RU121870</text:p>
          </table:table-cell>
          <table:table-cell office:value-type="float" office:value="497783" calcext:value-type="float">
            <text:p>49778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3921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3</text:p>
          </table:table-cell>
          <table:table-cell office:value-type="string" calcext:value-type="string">
            <text:p>SR-0000017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30501506" calcext:value-type="float">
            <text:p>774030501506</text:p>
          </table:table-cell>
          <table:table-cell office:value-type="string" calcext:value-type="string">
            <text:p>YU000732-1</text:p>
          </table:table-cell>
          <table:table-cell office:value-type="string" calcext:value-type="string">
            <text:p>RU122511</text:p>
          </table:table-cell>
          <table:table-cell office:value-type="float" office:value="497775" calcext:value-type="float">
            <text:p>49777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SR-0000047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80805726" calcext:value-type="float">
            <text:p>773980805726</text:p>
          </table:table-cell>
          <table:table-cell office:value-type="string" calcext:value-type="string">
            <text:p>YU000545-3</text:p>
          </table:table-cell>
          <table:table-cell office:value-type="string" calcext:value-type="string">
            <text:p>RU123075</text:p>
          </table:table-cell>
          <table:table-cell office:value-type="float" office:value="497910" calcext:value-type="float">
            <text:p>4979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SR-0000034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870900141" calcext:value-type="float">
            <text:p>777870900141</text:p>
          </table:table-cell>
          <table:table-cell office:value-type="string" calcext:value-type="string">
            <text:p>YU000664-2</text:p>
          </table:table-cell>
          <table:table-cell office:value-type="string" calcext:value-type="string">
            <text:p>RU122268</text:p>
          </table:table-cell>
          <table:table-cell office:value-type="float" office:value="497880" calcext:value-type="float">
            <text:p>49788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SR-0000044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60200345" calcext:value-type="float">
            <text:p>777160200345</text:p>
          </table:table-cell>
          <table:table-cell office:value-type="string" calcext:value-type="string">
            <text:p>YU000743-1</text:p>
          </table:table-cell>
          <table:table-cell office:value-type="string" calcext:value-type="string">
            <text:p>RU122630</text:p>
          </table:table-cell>
          <table:table-cell office:value-type="float" office:value="497886" calcext:value-type="float">
            <text:p>49788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SR-0000050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90404301" calcext:value-type="float">
            <text:p>774990404301</text:p>
          </table:table-cell>
          <table:table-cell office:value-type="string" calcext:value-type="string">
            <text:p>YU000705-1</text:p>
          </table:table-cell>
          <table:table-cell office:value-type="string" calcext:value-type="string">
            <text:p>RU122192</text:p>
          </table:table-cell>
          <table:table-cell office:value-type="float" office:value="497893" calcext:value-type="float">
            <text:p>49789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4</text:p>
          </table:table-cell>
          <table:table-cell office:value-type="string" calcext:value-type="string">
            <text:p>SR-0000043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090700090" calcext:value-type="float">
            <text:p>770090700090</text:p>
          </table:table-cell>
          <table:table-cell office:value-type="string" calcext:value-type="string">
            <text:p>YU000734-1</text:p>
          </table:table-cell>
          <table:table-cell office:value-type="string" calcext:value-type="string">
            <text:p>RU122509</text:p>
          </table:table-cell>
          <table:table-cell office:value-type="float" office:value="497895" calcext:value-type="float">
            <text:p>49789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SR-0000051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20102155" calcext:value-type="float">
            <text:p>774120102155</text:p>
          </table:table-cell>
          <table:table-cell office:value-type="string" calcext:value-type="string">
            <text:p>YU000766-2</text:p>
          </table:table-cell>
          <table:table-cell office:value-type="string" calcext:value-type="string">
            <text:p>RU123007</text:p>
          </table:table-cell>
          <table:table-cell office:value-type="float" office:value="497896" calcext:value-type="float">
            <text:p>49789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17</text:p>
          </table:table-cell>
          <table:table-cell office:value-type="string" calcext:value-type="string">
            <text:p>SR-0000051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70202442" calcext:value-type="float">
            <text:p>774970202442</text:p>
          </table:table-cell>
          <table:table-cell office:value-type="string" calcext:value-type="string">
            <text:p>YU000737-1</text:p>
          </table:table-cell>
          <table:table-cell office:value-type="string" calcext:value-type="string">
            <text:p>RU122539</text:p>
          </table:table-cell>
          <table:table-cell office:value-type="float" office:value="497956" calcext:value-type="float">
            <text:p>49795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SR-0000049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40901358" calcext:value-type="float">
            <text:p>777040901358</text:p>
          </table:table-cell>
          <table:table-cell office:value-type="string" calcext:value-type="string">
            <text:p>YU000769-1</text:p>
          </table:table-cell>
          <table:table-cell office:value-type="string" calcext:value-type="string">
            <text:p>RU122781</text:p>
          </table:table-cell>
          <table:table-cell office:value-type="float" office:value="497967" calcext:value-type="float">
            <text:p>49796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7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5-10</text:p>
          </table:table-cell>
          <table:table-cell office:value-type="string" calcext:value-type="string">
            <text:p>SR-0000049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10504058" calcext:value-type="float">
            <text:p>772110504058</text:p>
          </table:table-cell>
          <table:table-cell office:value-type="string" calcext:value-type="string">
            <text:p>YU000728-1</text:p>
          </table:table-cell>
          <table:table-cell office:value-type="string" calcext:value-type="string">
            <text:p>RU122629</text:p>
          </table:table-cell>
          <table:table-cell office:value-type="float" office:value="498022" calcext:value-type="float">
            <text:p>4980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5-02</text:p>
          </table:table-cell>
          <table:table-cell office:value-type="string" calcext:value-type="string">
            <text:p>SR-0000048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880501408" calcext:value-type="float">
            <text:p>774880501408</text:p>
          </table:table-cell>
          <table:table-cell office:value-type="string" calcext:value-type="string">
            <text:p>YU000710-1</text:p>
          </table:table-cell>
          <table:table-cell office:value-type="string" calcext:value-type="string">
            <text:p>RU122334</text:p>
          </table:table-cell>
          <table:table-cell office:value-type="float" office:value="498023" calcext:value-type="float">
            <text:p>4980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SR-0000049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90101367" calcext:value-type="float">
            <text:p>774990101367</text:p>
          </table:table-cell>
          <table:table-cell office:value-type="string" calcext:value-type="string">
            <text:p>YU000546-2</text:p>
          </table:table-cell>
          <table:table-cell office:value-type="string" calcext:value-type="string">
            <text:p>RU123070</text:p>
          </table:table-cell>
          <table:table-cell office:value-type="float" office:value="498059" calcext:value-type="float">
            <text:p>49805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SR-0000032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11103576" calcext:value-type="float">
            <text:p>773111103576</text:p>
          </table:table-cell>
          <table:table-cell office:value-type="string" calcext:value-type="string">
            <text:p>YU000596-2</text:p>
          </table:table-cell>
          <table:table-cell office:value-type="string" calcext:value-type="string">
            <text:p>RU122280</text:p>
          </table:table-cell>
          <table:table-cell office:value-type="float" office:value="498060" calcext:value-type="float">
            <text:p>49806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SR-0000044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30600313" calcext:value-type="float">
            <text:p>778030600313</text:p>
          </table:table-cell>
          <table:table-cell office:value-type="string" calcext:value-type="string">
            <text:p>YU000603-1</text:p>
          </table:table-cell>
          <table:table-cell office:value-type="string" calcext:value-type="string">
            <text:p>RU121630</text:p>
          </table:table-cell>
          <table:table-cell office:value-type="float" office:value="498061" calcext:value-type="float">
            <text:p>49806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09</text:p>
          </table:table-cell>
          <table:table-cell office:value-type="string" calcext:value-type="string">
            <text:p>SR-0000037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20700641" calcext:value-type="float">
            <text:p>778920700641</text:p>
          </table:table-cell>
          <table:table-cell office:value-type="string" calcext:value-type="string">
            <text:p>YU000604-2</text:p>
          </table:table-cell>
          <table:table-cell office:value-type="string" calcext:value-type="string">
            <text:p>RU123071</text:p>
          </table:table-cell>
          <table:table-cell office:value-type="float" office:value="498066" calcext:value-type="float">
            <text:p>49806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SR-0000050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840400108" calcext:value-type="float">
            <text:p>778840400108</text:p>
          </table:table-cell>
          <table:table-cell office:value-type="string" calcext:value-type="string">
            <text:p>YU000706-1</text:p>
          </table:table-cell>
          <table:table-cell office:value-type="string" calcext:value-type="string">
            <text:p>RU122480</text:p>
          </table:table-cell>
          <table:table-cell office:value-type="float" office:value="498065" calcext:value-type="float">
            <text:p>49806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5</text:p>
          </table:table-cell>
          <table:table-cell office:value-type="string" calcext:value-type="string">
            <text:p>SR-0000047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0903528" calcext:value-type="float">
            <text:p>777140903528</text:p>
          </table:table-cell>
          <table:table-cell office:value-type="string" calcext:value-type="string">
            <text:p>YU000722-1</text:p>
          </table:table-cell>
          <table:table-cell office:value-type="string" calcext:value-type="string">
            <text:p>RU122418</text:p>
          </table:table-cell>
          <table:table-cell office:value-type="float" office:value="498063" calcext:value-type="float">
            <text:p>49806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SR-0000046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10200282" calcext:value-type="float">
            <text:p>777010200282</text:p>
          </table:table-cell>
          <table:table-cell office:value-type="string" calcext:value-type="string">
            <text:p>YU000641-1</text:p>
          </table:table-cell>
          <table:table-cell office:value-type="string" calcext:value-type="string">
            <text:p>RU122368</text:p>
          </table:table-cell>
          <table:table-cell office:value-type="float" office:value="498057" calcext:value-type="float">
            <text:p>49805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15</text:p>
          </table:table-cell>
          <table:table-cell office:value-type="string" calcext:value-type="string">
            <text:p>SR-0000048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11101081" calcext:value-type="float">
            <text:p>774111101081</text:p>
          </table:table-cell>
          <table:table-cell office:value-type="string" calcext:value-type="string">
            <text:p>YU000619-1</text:p>
          </table:table-cell>
          <table:table-cell office:value-type="string" calcext:value-type="string">
            <text:p>RU121733</text:p>
          </table:table-cell>
          <table:table-cell office:value-type="float" office:value="498149" calcext:value-type="float">
            <text:p>49814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1</text:p>
          </table:table-cell>
          <table:table-cell office:value-type="string" calcext:value-type="string">
            <text:p>SR-0000037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90401097" calcext:value-type="float">
            <text:p>773990401097</text:p>
          </table:table-cell>
          <table:table-cell office:value-type="string" calcext:value-type="string">
            <text:p>YU000662-1</text:p>
          </table:table-cell>
          <table:table-cell office:value-type="string" calcext:value-type="string">
            <text:p>RU122009</text:p>
          </table:table-cell>
          <table:table-cell office:value-type="float" office:value="498150" calcext:value-type="float">
            <text:p>49815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17</text:p>
          </table:table-cell>
          <table:table-cell office:value-type="string" calcext:value-type="string">
            <text:p>SR-0000045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40103887" calcext:value-type="float">
            <text:p>773140103887</text:p>
          </table:table-cell>
          <table:table-cell office:value-type="string" calcext:value-type="string">
            <text:p>YU000666-2</text:p>
          </table:table-cell>
          <table:table-cell office:value-type="string" calcext:value-type="string">
            <text:p>RU122276</text:p>
          </table:table-cell>
          <table:table-cell office:value-type="float" office:value="498151" calcext:value-type="float">
            <text:p>49815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SR-0000044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950100499" calcext:value-type="float">
            <text:p>777950100499</text:p>
          </table:table-cell>
          <table:table-cell office:value-type="string" calcext:value-type="string">
            <text:p>YU000667-1</text:p>
          </table:table-cell>
          <table:table-cell office:value-type="string" calcext:value-type="string">
            <text:p>RU122043</text:p>
          </table:table-cell>
          <table:table-cell office:value-type="float" office:value="498154" calcext:value-type="float">
            <text:p>49815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0</text:p>
          </table:table-cell>
          <table:table-cell office:value-type="string" calcext:value-type="string">
            <text:p>SR-0000045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70201095" calcext:value-type="float">
            <text:p>776070201095</text:p>
          </table:table-cell>
          <table:table-cell office:value-type="string" calcext:value-type="string">
            <text:p>YU000672-2</text:p>
          </table:table-cell>
          <table:table-cell office:value-type="string" calcext:value-type="string">
            <text:p>RU123076</text:p>
          </table:table-cell>
          <table:table-cell office:value-type="float" office:value="498158" calcext:value-type="float">
            <text:p>49815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SR-0000045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31000275" calcext:value-type="float">
            <text:p>773931000275</text:p>
          </table:table-cell>
          <table:table-cell office:value-type="string" calcext:value-type="string">
            <text:p>YU000679-1</text:p>
          </table:table-cell>
          <table:table-cell office:value-type="string" calcext:value-type="string">
            <text:p>RU122454</text:p>
          </table:table-cell>
          <table:table-cell office:value-type="float" office:value="498159" calcext:value-type="float">
            <text:p>49815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2</text:p>
          </table:table-cell>
          <table:table-cell office:value-type="string" calcext:value-type="string">
            <text:p>SR-0000047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00155721" calcext:value-type="float">
            <text:p>773000155721</text:p>
          </table:table-cell>
          <table:table-cell office:value-type="string" calcext:value-type="string">
            <text:p>YU000694-1</text:p>
          </table:table-cell>
          <table:table-cell office:value-type="string" calcext:value-type="string">
            <text:p>RU122127</text:p>
          </table:table-cell>
          <table:table-cell office:value-type="float" office:value="498152" calcext:value-type="float">
            <text:p>49815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23</text:p>
          </table:table-cell>
          <table:table-cell office:value-type="string" calcext:value-type="string">
            <text:p>SR-0000048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0202975" calcext:value-type="float">
            <text:p>774960202975</text:p>
          </table:table-cell>
          <table:table-cell office:value-type="string" calcext:value-type="string">
            <text:p>YU000720-1</text:p>
          </table:table-cell>
          <table:table-cell office:value-type="string" calcext:value-type="string">
            <text:p>RU122408</text:p>
          </table:table-cell>
          <table:table-cell office:value-type="float" office:value="498148" calcext:value-type="float">
            <text:p>49814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SR-0000045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00658358" calcext:value-type="float">
            <text:p>773000658358</text:p>
          </table:table-cell>
          <table:table-cell office:value-type="string" calcext:value-type="string">
            <text:p>YU000760-1</text:p>
          </table:table-cell>
          <table:table-cell office:value-type="string" calcext:value-type="string">
            <text:p>RU122693</text:p>
          </table:table-cell>
          <table:table-cell office:value-type="float" office:value="498160" calcext:value-type="float">
            <text:p>49816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SR-0000049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31202566" calcext:value-type="float">
            <text:p>772131202566</text:p>
          </table:table-cell>
          <table:table-cell office:value-type="string" calcext:value-type="string">
            <text:p>YU000237-2</text:p>
          </table:table-cell>
          <table:table-cell office:value-type="string" calcext:value-type="string">
            <text:p>RU122849</text:p>
          </table:table-cell>
          <table:table-cell office:value-type="float" office:value="498181" calcext:value-type="float">
            <text:p>49818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SR-0000012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30800623" calcext:value-type="float">
            <text:p>777130800623</text:p>
          </table:table-cell>
          <table:table-cell office:value-type="string" calcext:value-type="string">
            <text:p>YU000702-1</text:p>
          </table:table-cell>
          <table:table-cell office:value-type="string" calcext:value-type="string">
            <text:p>RU122187</text:p>
          </table:table-cell>
          <table:table-cell office:value-type="float" office:value="498143" calcext:value-type="float">
            <text:p>4981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24</text:p>
          </table:table-cell>
          <table:table-cell office:value-type="string" calcext:value-type="string">
            <text:p>SR-0000044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10500818" calcext:value-type="float">
            <text:p>772110500818</text:p>
          </table:table-cell>
          <table:table-cell office:value-type="string" calcext:value-type="string">
            <text:p>YU000792-1</text:p>
          </table:table-cell>
          <table:table-cell office:value-type="string" calcext:value-type="string">
            <text:p>RU122903</text:p>
          </table:table-cell>
          <table:table-cell office:value-type="float" office:value="498179" calcext:value-type="float">
            <text:p>49817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15</text:p>
          </table:table-cell>
          <table:table-cell office:value-type="string" calcext:value-type="string">
            <text:p>SR-0000052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305689" calcext:value-type="float">
            <text:p>776080305689</text:p>
          </table:table-cell>
          <table:table-cell office:value-type="string" calcext:value-type="string">
            <text:p>YU000797-1</text:p>
          </table:table-cell>
          <table:table-cell office:value-type="string" calcext:value-type="string">
            <text:p>RU123127</text:p>
          </table:table-cell>
          <table:table-cell office:value-type="float" office:value="498180" calcext:value-type="float">
            <text:p>49818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SR-0000052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800300163" calcext:value-type="float">
            <text:p>777800300163</text:p>
          </table:table-cell>
          <table:table-cell office:value-type="string" calcext:value-type="string">
            <text:p>YU000638-2</text:p>
          </table:table-cell>
          <table:table-cell office:value-type="string" calcext:value-type="string">
            <text:p>RU122271</text:p>
          </table:table-cell>
          <table:table-cell office:value-type="float" office:value="498289" calcext:value-type="float">
            <text:p>49828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MD058</text:p>
          </table:table-cell>
          <table:table-cell office:value-type="string" calcext:value-type="string">
            <text:p>2019-04-26</text:p>
          </table:table-cell>
          <table:table-cell office:value-type="string" calcext:value-type="string">
            <text:p>SR-0000044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870600161" calcext:value-type="float">
            <text:p>778870600161</text:p>
          </table:table-cell>
          <table:table-cell office:value-type="string" calcext:value-type="string">
            <text:p>YU000718-1</text:p>
          </table:table-cell>
          <table:table-cell office:value-type="string" calcext:value-type="string">
            <text:p>RU122403</text:p>
          </table:table-cell>
          <table:table-cell office:value-type="float" office:value="498357" calcext:value-type="float">
            <text:p>49835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4-30</text:p>
          </table:table-cell>
          <table:table-cell office:value-type="string" calcext:value-type="string">
            <text:p>SR-0000045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50701819" calcext:value-type="float">
            <text:p>772050701819</text:p>
          </table:table-cell>
          <table:table-cell office:value-type="string" calcext:value-type="string">
            <text:p>YU000750-1</text:p>
          </table:table-cell>
          <table:table-cell office:value-type="string" calcext:value-type="string">
            <text:p>RU122653</text:p>
          </table:table-cell>
          <table:table-cell office:value-type="float" office:value="498353" calcext:value-type="float">
            <text:p>49835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MD057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SR-0000050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90500041" calcext:value-type="float">
            <text:p>772890500041</text:p>
          </table:table-cell>
          <table:table-cell office:value-type="string" calcext:value-type="string">
            <text:p>YU000713-1</text:p>
          </table:table-cell>
          <table:table-cell office:value-type="string" calcext:value-type="string">
            <text:p>RU122360</text:p>
          </table:table-cell>
          <table:table-cell office:value-type="float" office:value="498422" calcext:value-type="float">
            <text:p>4984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996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SR-0000050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1101749" calcext:value-type="float">
            <text:p>774961101749</text:p>
          </table:table-cell>
          <table:table-cell office:value-type="string" calcext:value-type="string">
            <text:p>YU000826-1</text:p>
          </table:table-cell>
          <table:table-cell office:value-type="string" calcext:value-type="string">
            <text:p>RU123110</text:p>
          </table:table-cell>
          <table:table-cell office:value-type="float" office:value="498461" calcext:value-type="float">
            <text:p>49846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0</text:p>
          </table:table-cell>
          <table:table-cell office:value-type="string" calcext:value-type="string">
            <text:p>SR-0000052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1201306" calcext:value-type="float">
            <text:p>777141201306</text:p>
          </table:table-cell>
          <table:table-cell office:value-type="string" calcext:value-type="string">
            <text:p>YU000838-1</text:p>
          </table:table-cell>
          <table:table-cell office:value-type="string" calcext:value-type="string">
            <text:p>RU123200</text:p>
          </table:table-cell>
          <table:table-cell office:value-type="float" office:value="498460" calcext:value-type="float">
            <text:p>49846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SR-0000053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50802051" calcext:value-type="float">
            <text:p>772150802051</text:p>
          </table:table-cell>
          <table:table-cell office:value-type="string" calcext:value-type="string">
            <text:p>YU000740-1</text:p>
          </table:table-cell>
          <table:table-cell office:value-type="string" calcext:value-type="string">
            <text:p>RU122635</text:p>
          </table:table-cell>
          <table:table-cell office:value-type="float" office:value="498572" calcext:value-type="float">
            <text:p>49857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SR-0000049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10403791" calcext:value-type="float">
            <text:p>772110403791</text:p>
          </table:table-cell>
          <table:table-cell office:value-type="string" calcext:value-type="string">
            <text:p>YU000767-1</text:p>
          </table:table-cell>
          <table:table-cell office:value-type="string" calcext:value-type="string">
            <text:p>RU122755</text:p>
          </table:table-cell>
          <table:table-cell office:value-type="float" office:value="498625" calcext:value-type="float">
            <text:p>4986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9</text:p>
          </table:table-cell>
          <table:table-cell office:value-type="string" calcext:value-type="string">
            <text:p>SR-0000053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306201" calcext:value-type="float">
            <text:p>776080306201</text:p>
          </table:table-cell>
          <table:table-cell office:value-type="string" calcext:value-type="string">
            <text:p>YU000787-1</text:p>
          </table:table-cell>
          <table:table-cell office:value-type="string" calcext:value-type="string">
            <text:p>RU122862</text:p>
          </table:table-cell>
          <table:table-cell office:value-type="float" office:value="498634" calcext:value-type="float">
            <text:p>49863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4</text:p>
          </table:table-cell>
          <table:table-cell office:value-type="string" calcext:value-type="string">
            <text:p>SR-0000053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61100782" calcext:value-type="float">
            <text:p>772961100782</text:p>
          </table:table-cell>
          <table:table-cell office:value-type="string" calcext:value-type="string">
            <text:p>YU000794-1</text:p>
          </table:table-cell>
          <table:table-cell office:value-type="string" calcext:value-type="string">
            <text:p>RU123024</text:p>
          </table:table-cell>
          <table:table-cell office:value-type="float" office:value="498623" calcext:value-type="float">
            <text:p>4986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5</text:p>
          </table:table-cell>
          <table:table-cell office:value-type="string" calcext:value-type="string">
            <text:p>SR-0000053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60400183" calcext:value-type="float">
            <text:p>772060400183</text:p>
          </table:table-cell>
          <table:table-cell office:value-type="string" calcext:value-type="string">
            <text:p>YU000813-1</text:p>
          </table:table-cell>
          <table:table-cell office:value-type="string" calcext:value-type="string">
            <text:p>RU123040</text:p>
          </table:table-cell>
          <table:table-cell office:value-type="float" office:value="498612" calcext:value-type="float">
            <text:p>4986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7</text:p>
          </table:table-cell>
          <table:table-cell office:value-type="string" calcext:value-type="string">
            <text:p>SR-0000051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30200790" calcext:value-type="float">
            <text:p>774930200790</text:p>
          </table:table-cell>
          <table:table-cell office:value-type="string" calcext:value-type="string">
            <text:p>YU000877-1</text:p>
          </table:table-cell>
          <table:table-cell office:value-type="string" calcext:value-type="string">
            <text:p>RU123411</text:p>
          </table:table-cell>
          <table:table-cell office:value-type="float" office:value="498632" calcext:value-type="float">
            <text:p>49863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0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SR-0000056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40100873" calcext:value-type="float">
            <text:p>772140100873</text:p>
          </table:table-cell>
          <table:table-cell office:value-type="string" calcext:value-type="string">
            <text:p>YU000712-1</text:p>
          </table:table-cell>
          <table:table-cell office:value-type="string" calcext:value-type="string">
            <text:p>RU122353</text:p>
          </table:table-cell>
          <table:table-cell office:value-type="float" office:value="498709" calcext:value-type="float">
            <text:p>4987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0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4-29</text:p>
          </table:table-cell>
          <table:table-cell office:value-type="string" calcext:value-type="string">
            <text:p>SR-0000049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10800021" calcext:value-type="float">
            <text:p>772110800021</text:p>
          </table:table-cell>
          <table:table-cell office:value-type="string" calcext:value-type="string">
            <text:p>YU000723-1</text:p>
          </table:table-cell>
          <table:table-cell office:value-type="string" calcext:value-type="string">
            <text:p>RU122615</text:p>
          </table:table-cell>
          <table:table-cell office:value-type="float" office:value="498755" calcext:value-type="float">
            <text:p>49875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1</text:p>
          </table:table-cell>
          <table:table-cell office:value-type="string" calcext:value-type="string">
            <text:p>SR-0000051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10501873" calcext:value-type="float">
            <text:p>772110501873</text:p>
          </table:table-cell>
          <table:table-cell office:value-type="string" calcext:value-type="string">
            <text:p>YU000789-1</text:p>
          </table:table-cell>
          <table:table-cell office:value-type="string" calcext:value-type="string">
            <text:p>RU122904</text:p>
          </table:table-cell>
          <table:table-cell office:value-type="float" office:value="498743" calcext:value-type="float">
            <text:p>4987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4</text:p>
          </table:table-cell>
          <table:table-cell office:value-type="string" calcext:value-type="string">
            <text:p>SR-0000050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20400824" calcext:value-type="float">
            <text:p>773920400824</text:p>
          </table:table-cell>
          <table:table-cell office:value-type="string" calcext:value-type="string">
            <text:p>YU000866-1</text:p>
          </table:table-cell>
          <table:table-cell office:value-type="string" calcext:value-type="string">
            <text:p>RU123355</text:p>
          </table:table-cell>
          <table:table-cell office:value-type="float" office:value="498778" calcext:value-type="float">
            <text:p>49877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SR-0000055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1001551" calcext:value-type="float">
            <text:p>774941001551</text:p>
          </table:table-cell>
          <table:table-cell office:value-type="string" calcext:value-type="string">
            <text:p>YU000880-1</text:p>
          </table:table-cell>
          <table:table-cell office:value-type="string" calcext:value-type="string">
            <text:p>RU123470</text:p>
          </table:table-cell>
          <table:table-cell office:value-type="float" office:value="498784" calcext:value-type="float">
            <text:p>49878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30</text:p>
          </table:table-cell>
          <table:table-cell office:value-type="string" calcext:value-type="string">
            <text:p>SR-0000056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00957570" calcext:value-type="float">
            <text:p>772000957570</text:p>
          </table:table-cell>
          <table:table-cell office:value-type="string" calcext:value-type="string">
            <text:p>YU000741-1</text:p>
          </table:table-cell>
          <table:table-cell office:value-type="string" calcext:value-type="string">
            <text:p>RU122559</text:p>
          </table:table-cell>
          <table:table-cell office:value-type="float" office:value="498761" calcext:value-type="float">
            <text:p>49876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4</text:p>
          </table:table-cell>
          <table:table-cell office:value-type="string" calcext:value-type="string">
            <text:p>SR-0000054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00803702" calcext:value-type="float">
            <text:p>776100803702</text:p>
          </table:table-cell>
          <table:table-cell office:value-type="string" calcext:value-type="string">
            <text:p>YU000781-1</text:p>
          </table:table-cell>
          <table:table-cell office:value-type="string" calcext:value-type="string">
            <text:p>RU122838</text:p>
          </table:table-cell>
          <table:table-cell office:value-type="float" office:value="498768" calcext:value-type="float">
            <text:p>49876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SR-0000053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21200819" calcext:value-type="float">
            <text:p>772021200819</text:p>
          </table:table-cell>
          <table:table-cell office:value-type="string" calcext:value-type="string">
            <text:p>YU000793-1</text:p>
          </table:table-cell>
          <table:table-cell office:value-type="string" calcext:value-type="string">
            <text:p>RU123151</text:p>
          </table:table-cell>
          <table:table-cell office:value-type="float" office:value="498836" calcext:value-type="float">
            <text:p>49883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5</text:p>
          </table:table-cell>
          <table:table-cell office:value-type="string" calcext:value-type="string">
            <text:p>SR-0000053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60401421" calcext:value-type="float">
            <text:p>774960401421</text:p>
          </table:table-cell>
          <table:table-cell office:value-type="string" calcext:value-type="string">
            <text:p>YU000850-1</text:p>
          </table:table-cell>
          <table:table-cell office:value-type="string" calcext:value-type="string">
            <text:p>RU123247</text:p>
          </table:table-cell>
          <table:table-cell office:value-type="float" office:value="498835" calcext:value-type="float">
            <text:p>49883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SR-0000057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30400608" calcext:value-type="float">
            <text:p>774930400608</text:p>
          </table:table-cell>
          <table:table-cell office:value-type="string" calcext:value-type="string">
            <text:p>YU000876-1</text:p>
          </table:table-cell>
          <table:table-cell office:value-type="string" calcext:value-type="string">
            <text:p>RU123410</text:p>
          </table:table-cell>
          <table:table-cell office:value-type="float" office:value="498833" calcext:value-type="float">
            <text:p>4988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9</text:p>
          </table:table-cell>
          <table:table-cell office:value-type="string" calcext:value-type="string">
            <text:p>SR-0000056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61200030" calcext:value-type="float">
            <text:p>772061200030</text:p>
          </table:table-cell>
          <table:table-cell office:value-type="string" calcext:value-type="string">
            <text:p>YU000894-1</text:p>
          </table:table-cell>
          <table:table-cell office:value-type="string" calcext:value-type="string">
            <text:p>RU123548</text:p>
          </table:table-cell>
          <table:table-cell office:value-type="float" office:value="498834" calcext:value-type="float">
            <text:p>49883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1</text:p>
          </table:table-cell>
          <table:table-cell office:value-type="string" calcext:value-type="string">
            <text:p>SR-0000056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40100254" calcext:value-type="float">
            <text:p>778040100254</text:p>
          </table:table-cell>
          <table:table-cell office:value-type="string" calcext:value-type="string">
            <text:p>YU000493-2</text:p>
          </table:table-cell>
          <table:table-cell office:value-type="string" calcext:value-type="string">
            <text:p>RU122954</text:p>
          </table:table-cell>
          <table:table-cell office:value-type="float" office:value="498981" calcext:value-type="float">
            <text:p>49898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SR-0000034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00507381" calcext:value-type="float">
            <text:p>773100507381</text:p>
          </table:table-cell>
          <table:table-cell office:value-type="string" calcext:value-type="string">
            <text:p>YU000748-2</text:p>
          </table:table-cell>
          <table:table-cell office:value-type="string" calcext:value-type="string">
            <text:p>RU122645</text:p>
          </table:table-cell>
          <table:table-cell office:value-type="float" office:value="498984" calcext:value-type="float">
            <text:p>49898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SR-0000048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10301969" calcext:value-type="float">
            <text:p>776110301969</text:p>
          </table:table-cell>
          <table:table-cell office:value-type="string" calcext:value-type="string">
            <text:p>YU000744-1</text:p>
          </table:table-cell>
          <table:table-cell office:value-type="string" calcext:value-type="string">
            <text:p>RU123014</text:p>
          </table:table-cell>
          <table:table-cell office:value-type="float" office:value="498950" calcext:value-type="float">
            <text:p>49895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6</text:p>
          </table:table-cell>
          <table:table-cell office:value-type="string" calcext:value-type="string">
            <text:p>SR-0000051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00456091" calcext:value-type="float">
            <text:p>772000456091</text:p>
          </table:table-cell>
          <table:table-cell office:value-type="string" calcext:value-type="string">
            <text:p>YU000822-1</text:p>
          </table:table-cell>
          <table:table-cell office:value-type="string" calcext:value-type="string">
            <text:p>RU123059</text:p>
          </table:table-cell>
          <table:table-cell office:value-type="float" office:value="498947" calcext:value-type="float">
            <text:p>49894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8</text:p>
          </table:table-cell>
          <table:table-cell office:value-type="string" calcext:value-type="string">
            <text:p>SR-0000053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080200759" calcext:value-type="float">
            <text:p>775080200759</text:p>
          </table:table-cell>
          <table:table-cell office:value-type="string" calcext:value-type="string">
            <text:p>YU000751-1</text:p>
          </table:table-cell>
          <table:table-cell office:value-type="string" calcext:value-type="string">
            <text:p>RU122663</text:p>
          </table:table-cell>
          <table:table-cell office:value-type="float" office:value="498979" calcext:value-type="float">
            <text:p>49897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SR-0000054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805525" calcext:value-type="float">
            <text:p>776080805525</text:p>
          </table:table-cell>
          <table:table-cell office:value-type="string" calcext:value-type="string">
            <text:p>YU000757-1</text:p>
          </table:table-cell>
          <table:table-cell office:value-type="string" calcext:value-type="string">
            <text:p>RU122682</text:p>
          </table:table-cell>
          <table:table-cell office:value-type="float" office:value="498934" calcext:value-type="float">
            <text:p>49893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SR-0000055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40800680" calcext:value-type="float">
            <text:p>772840800680</text:p>
          </table:table-cell>
          <table:table-cell office:value-type="string" calcext:value-type="string">
            <text:p>YU000814-1</text:p>
          </table:table-cell>
          <table:table-cell office:value-type="string" calcext:value-type="string">
            <text:p>RU123052</text:p>
          </table:table-cell>
          <table:table-cell office:value-type="float" office:value="498985" calcext:value-type="float">
            <text:p>49898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8</text:p>
          </table:table-cell>
          <table:table-cell office:value-type="string" calcext:value-type="string">
            <text:p>SR-0000055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0557434" calcext:value-type="float">
            <text:p>774000557434</text:p>
          </table:table-cell>
          <table:table-cell office:value-type="string" calcext:value-type="string">
            <text:p>YU000919-1</text:p>
          </table:table-cell>
          <table:table-cell office:value-type="string" calcext:value-type="string">
            <text:p>RU123750</text:p>
          </table:table-cell>
          <table:table-cell office:value-type="float" office:value="498971" calcext:value-type="float">
            <text:p>49897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57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70201188" calcext:value-type="float">
            <text:p>771970201188</text:p>
          </table:table-cell>
          <table:table-cell office:value-type="string" calcext:value-type="string">
            <text:p>YU000768-1</text:p>
          </table:table-cell>
          <table:table-cell office:value-type="string" calcext:value-type="string">
            <text:p>RU122777</text:p>
          </table:table-cell>
          <table:table-cell office:value-type="float" office:value="499089" calcext:value-type="float">
            <text:p>49908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0</text:p>
          </table:table-cell>
          <table:table-cell office:value-type="string" calcext:value-type="string">
            <text:p>SR-0000049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71002021" calcext:value-type="float">
            <text:p>774971002021</text:p>
          </table:table-cell>
          <table:table-cell office:value-type="string" calcext:value-type="string">
            <text:p>YU000780-1</text:p>
          </table:table-cell>
          <table:table-cell office:value-type="string" calcext:value-type="string">
            <text:p>RU122834</text:p>
          </table:table-cell>
          <table:table-cell office:value-type="float" office:value="499088" calcext:value-type="float">
            <text:p>49908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SR-0000054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21100224" calcext:value-type="float">
            <text:p>772921100224</text:p>
          </table:table-cell>
          <table:table-cell office:value-type="string" calcext:value-type="string">
            <text:p>YU000839-1</text:p>
          </table:table-cell>
          <table:table-cell office:value-type="string" calcext:value-type="string">
            <text:p>RU123218</text:p>
          </table:table-cell>
          <table:table-cell office:value-type="float" office:value="499070" calcext:value-type="float">
            <text:p>49907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SR-0000053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10501671" calcext:value-type="float">
            <text:p>777110501671</text:p>
          </table:table-cell>
          <table:table-cell office:value-type="string" calcext:value-type="string">
            <text:p>YU000733-2</text:p>
          </table:table-cell>
          <table:table-cell office:value-type="string" calcext:value-type="string">
            <text:p>RU122824</text:p>
          </table:table-cell>
          <table:table-cell office:value-type="float" office:value="499129" calcext:value-type="float">
            <text:p>4991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9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SR-0000050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31202169" calcext:value-type="float">
            <text:p>777131202169</text:p>
          </table:table-cell>
          <table:table-cell office:value-type="string" calcext:value-type="string">
            <text:p>YU000774-1</text:p>
          </table:table-cell>
          <table:table-cell office:value-type="string" calcext:value-type="string">
            <text:p>RU123314</text:p>
          </table:table-cell>
          <table:table-cell office:value-type="float" office:value="499094" calcext:value-type="float">
            <text:p>49909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1</text:p>
          </table:table-cell>
          <table:table-cell office:value-type="string" calcext:value-type="string">
            <text:p>SR-0000055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70504145" calcext:value-type="float">
            <text:p>773070504145</text:p>
          </table:table-cell>
          <table:table-cell office:value-type="string" calcext:value-type="string">
            <text:p>YU000921-1</text:p>
          </table:table-cell>
          <table:table-cell office:value-type="string" calcext:value-type="string">
            <text:p>RU123780</text:p>
          </table:table-cell>
          <table:table-cell office:value-type="float" office:value="499143" calcext:value-type="float">
            <text:p>4991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19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57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30102449" calcext:value-type="float">
            <text:p>773930102449</text:p>
          </table:table-cell>
          <table:table-cell office:value-type="string" calcext:value-type="string">
            <text:p>YU000551-2</text:p>
          </table:table-cell>
          <table:table-cell office:value-type="string" calcext:value-type="string">
            <text:p>RU122963</text:p>
          </table:table-cell>
          <table:table-cell office:value-type="float" office:value="499179" calcext:value-type="float">
            <text:p>49917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0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6</text:p>
          </table:table-cell>
          <table:table-cell office:value-type="string" calcext:value-type="string">
            <text:p>SR-0000032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10201367" calcext:value-type="float">
            <text:p>777110201367</text:p>
          </table:table-cell>
          <table:table-cell office:value-type="string" calcext:value-type="string">
            <text:p>YU000676-2</text:p>
          </table:table-cell>
          <table:table-cell office:value-type="string" calcext:value-type="string">
            <text:p>RU123635</text:p>
          </table:table-cell>
          <table:table-cell office:value-type="float" office:value="499177" calcext:value-type="float">
            <text:p>49917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0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48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21102417" calcext:value-type="float">
            <text:p>777121102417</text:p>
          </table:table-cell>
          <table:table-cell office:value-type="string" calcext:value-type="string">
            <text:p>YU000736-1</text:p>
          </table:table-cell>
          <table:table-cell office:value-type="string" calcext:value-type="string">
            <text:p>RU122534</text:p>
          </table:table-cell>
          <table:table-cell office:value-type="float" office:value="499185" calcext:value-type="float">
            <text:p>49918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0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3</text:p>
          </table:table-cell>
          <table:table-cell office:value-type="string" calcext:value-type="string">
            <text:p>SR-0000047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70901809" calcext:value-type="float">
            <text:p>774070901809</text:p>
          </table:table-cell>
          <table:table-cell office:value-type="string" calcext:value-type="string">
            <text:p>YU000763-1</text:p>
          </table:table-cell>
          <table:table-cell office:value-type="string" calcext:value-type="string">
            <text:p>RU122720</text:p>
          </table:table-cell>
          <table:table-cell office:value-type="float" office:value="499178" calcext:value-type="float">
            <text:p>49917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0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SR-0000055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31202375" calcext:value-type="float">
            <text:p>774031202375</text:p>
          </table:table-cell>
          <table:table-cell office:value-type="string" calcext:value-type="string">
            <text:p>YU000611-2</text:p>
          </table:table-cell>
          <table:table-cell office:value-type="string" calcext:value-type="string">
            <text:p>RU123715</text:p>
          </table:table-cell>
          <table:table-cell office:value-type="float" office:value="499274" calcext:value-type="float">
            <text:p>49927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37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30400443" calcext:value-type="float">
            <text:p>772930400443</text:p>
          </table:table-cell>
          <table:table-cell office:value-type="string" calcext:value-type="string">
            <text:p>YU000663-2</text:p>
          </table:table-cell>
          <table:table-cell office:value-type="string" calcext:value-type="string">
            <text:p>RU123673</text:p>
          </table:table-cell>
          <table:table-cell office:value-type="float" office:value="499279" calcext:value-type="float">
            <text:p>49927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44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00700896" calcext:value-type="float">
            <text:p>777100700896</text:p>
          </table:table-cell>
          <table:table-cell office:value-type="string" calcext:value-type="string">
            <text:p>YU000730-2</text:p>
          </table:table-cell>
          <table:table-cell office:value-type="string" calcext:value-type="string">
            <text:p>RU124069</text:p>
          </table:table-cell>
          <table:table-cell office:value-type="float" office:value="499283" calcext:value-type="float">
            <text:p>49928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SR-0000050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050800881" calcext:value-type="float">
            <text:p>770050800881</text:p>
          </table:table-cell>
          <table:table-cell office:value-type="string" calcext:value-type="string">
            <text:p>YU000788-1</text:p>
          </table:table-cell>
          <table:table-cell office:value-type="string" calcext:value-type="string">
            <text:p>RU122863</text:p>
          </table:table-cell>
          <table:table-cell office:value-type="float" office:value="499295" calcext:value-type="float">
            <text:p>49929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4</text:p>
          </table:table-cell>
          <table:table-cell office:value-type="string" calcext:value-type="string">
            <text:p>SR-0000053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40900503" calcext:value-type="float">
            <text:p>774140900503</text:p>
          </table:table-cell>
          <table:table-cell office:value-type="string" calcext:value-type="string">
            <text:p>YU000899-1</text:p>
          </table:table-cell>
          <table:table-cell office:value-type="string" calcext:value-type="string">
            <text:p>RU123575</text:p>
          </table:table-cell>
          <table:table-cell office:value-type="float" office:value="499313" calcext:value-type="float">
            <text:p>49931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SR-0000057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00501206" calcext:value-type="float">
            <text:p>777100501206</text:p>
          </table:table-cell>
          <table:table-cell office:value-type="string" calcext:value-type="string">
            <text:p>YU000642-3</text:p>
          </table:table-cell>
          <table:table-cell office:value-type="string" calcext:value-type="string">
            <text:p>RU124008</text:p>
          </table:table-cell>
          <table:table-cell office:value-type="float" office:value="499367" calcext:value-type="float">
            <text:p>49936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6-13</text:p>
          </table:table-cell>
          <table:table-cell office:value-type="string" calcext:value-type="string">
            <text:p>SR-0000044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020604146" calcext:value-type="float">
            <text:p>771020604146</text:p>
          </table:table-cell>
          <table:table-cell office:value-type="string" calcext:value-type="string">
            <text:p>YU000832-2</text:p>
          </table:table-cell>
          <table:table-cell office:value-type="string" calcext:value-type="string">
            <text:p>SU110204</text:p>
          </table:table-cell>
          <table:table-cell office:value-type="float" office:value="499386" calcext:value-type="float">
            <text:p>49938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3754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1</text:p>
          </table:table-cell>
          <table:table-cell office:value-type="string" calcext:value-type="string">
            <text:p>SR-00000016-A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0460341" calcext:value-type="float">
            <text:p>774000460341</text:p>
          </table:table-cell>
          <table:table-cell office:value-type="string" calcext:value-type="string">
            <text:p>YU000824-3</text:p>
          </table:table-cell>
          <table:table-cell office:value-type="string" calcext:value-type="string">
            <text:p>RU124004</text:p>
          </table:table-cell>
          <table:table-cell office:value-type="float" office:value="499428" calcext:value-type="float">
            <text:p>4994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3</text:p>
          </table:table-cell>
          <table:table-cell office:value-type="string" calcext:value-type="string">
            <text:p>SR-00000634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10703811" calcext:value-type="float">
            <text:p>776110703811</text:p>
          </table:table-cell>
          <table:table-cell office:value-type="string" calcext:value-type="string">
            <text:p>YU000910-1</text:p>
          </table:table-cell>
          <table:table-cell office:value-type="string" calcext:value-type="string">
            <text:p>RU123637</text:p>
          </table:table-cell>
          <table:table-cell office:value-type="float" office:value="499392" calcext:value-type="float">
            <text:p>49939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61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11103028" calcext:value-type="float">
            <text:p>774011103028</text:p>
          </table:table-cell>
          <table:table-cell office:value-type="string" calcext:value-type="string">
            <text:p>YU000927-1</text:p>
          </table:table-cell>
          <table:table-cell office:value-type="string" calcext:value-type="string">
            <text:p>RU123839</text:p>
          </table:table-cell>
          <table:table-cell office:value-type="float" office:value="499417" calcext:value-type="float">
            <text:p>4994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8</text:p>
          </table:table-cell>
          <table:table-cell office:value-type="string" calcext:value-type="string">
            <text:p>SR-0000062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980801446" calcext:value-type="float">
            <text:p>770980801446</text:p>
          </table:table-cell>
          <table:table-cell office:value-type="string" calcext:value-type="string">
            <text:p>YU000932-1</text:p>
          </table:table-cell>
          <table:table-cell office:value-type="string" calcext:value-type="string">
            <text:p>RU123959</text:p>
          </table:table-cell>
          <table:table-cell office:value-type="float" office:value="499432" calcext:value-type="float">
            <text:p>49943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2</text:p>
          </table:table-cell>
          <table:table-cell office:value-type="string" calcext:value-type="string">
            <text:p>SR-0000062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11001652" calcext:value-type="float">
            <text:p>773011001652</text:p>
          </table:table-cell>
          <table:table-cell office:value-type="string" calcext:value-type="string">
            <text:p>YU000933-1</text:p>
          </table:table-cell>
          <table:table-cell office:value-type="string" calcext:value-type="string">
            <text:p>RU123966</text:p>
          </table:table-cell>
          <table:table-cell office:value-type="float" office:value="499427" calcext:value-type="float">
            <text:p>4994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2</text:p>
          </table:table-cell>
          <table:table-cell office:value-type="string" calcext:value-type="string">
            <text:p>SR-0000063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70702036" calcext:value-type="float">
            <text:p>773070702036</text:p>
          </table:table-cell>
          <table:table-cell office:value-type="string" calcext:value-type="string">
            <text:p>YU000727-2</text:p>
          </table:table-cell>
          <table:table-cell office:value-type="string" calcext:value-type="string">
            <text:p>RU124049</text:p>
          </table:table-cell>
          <table:table-cell office:value-type="float" office:value="499433" calcext:value-type="float">
            <text:p>4994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3</text:p>
          </table:table-cell>
          <table:table-cell office:value-type="string" calcext:value-type="string">
            <text:p>SR-0000049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981101300" calcext:value-type="float">
            <text:p>775981101300</text:p>
          </table:table-cell>
          <table:table-cell office:value-type="string" calcext:value-type="string">
            <text:p>YU000749-1</text:p>
          </table:table-cell>
          <table:table-cell office:value-type="string" calcext:value-type="string">
            <text:p>RU122652</text:p>
          </table:table-cell>
          <table:table-cell office:value-type="float" office:value="499438" calcext:value-type="float">
            <text:p>49943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07</text:p>
          </table:table-cell>
          <table:table-cell office:value-type="string" calcext:value-type="string">
            <text:p>SR-0000055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507524" calcext:value-type="float">
            <text:p>776080507524</text:p>
          </table:table-cell>
          <table:table-cell office:value-type="string" calcext:value-type="string">
            <text:p>YU000758-1</text:p>
          </table:table-cell>
          <table:table-cell office:value-type="string" calcext:value-type="string">
            <text:p>RU122687</text:p>
          </table:table-cell>
          <table:table-cell office:value-type="float" office:value="499394" calcext:value-type="float">
            <text:p>49939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5-08</text:p>
          </table:table-cell>
          <table:table-cell office:value-type="string" calcext:value-type="string">
            <text:p>SR-0000055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80201523" calcext:value-type="float">
            <text:p>773080201523</text:p>
          </table:table-cell>
          <table:table-cell office:value-type="string" calcext:value-type="string">
            <text:p>YU000683-2</text:p>
          </table:table-cell>
          <table:table-cell office:value-type="string" calcext:value-type="string">
            <text:p>RU123666</text:p>
          </table:table-cell>
          <table:table-cell office:value-type="float" office:value="499472" calcext:value-type="float">
            <text:p>49947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6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47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80902021" calcext:value-type="float">
            <text:p>777080902021</text:p>
          </table:table-cell>
          <table:table-cell office:value-type="string" calcext:value-type="string">
            <text:p>YU000770-2</text:p>
          </table:table-cell>
          <table:table-cell office:value-type="string" calcext:value-type="string">
            <text:p>RU123684</text:p>
          </table:table-cell>
          <table:table-cell office:value-type="float" office:value="499473" calcext:value-type="float">
            <text:p>49947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6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60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40303991" calcext:value-type="float">
            <text:p>773140303991</text:p>
          </table:table-cell>
          <table:table-cell office:value-type="string" calcext:value-type="string">
            <text:p>YU000799-2</text:p>
          </table:table-cell>
          <table:table-cell office:value-type="string" calcext:value-type="string">
            <text:p>RU123725</text:p>
          </table:table-cell>
          <table:table-cell office:value-type="float" office:value="499483" calcext:value-type="float">
            <text:p>49948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6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60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10900049" calcext:value-type="float">
            <text:p>773110900049</text:p>
          </table:table-cell>
          <table:table-cell office:value-type="string" calcext:value-type="string">
            <text:p>YU000897-1</text:p>
          </table:table-cell>
          <table:table-cell office:value-type="string" calcext:value-type="string">
            <text:p>RU123701</text:p>
          </table:table-cell>
          <table:table-cell office:value-type="float" office:value="499484" calcext:value-type="float">
            <text:p>49948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6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SR-0000061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841100568" calcext:value-type="float">
            <text:p>772841100568</text:p>
          </table:table-cell>
          <table:table-cell office:value-type="string" calcext:value-type="string">
            <text:p>YU000904-1</text:p>
          </table:table-cell>
          <table:table-cell office:value-type="string" calcext:value-type="string">
            <text:p>RU123604</text:p>
          </table:table-cell>
          <table:table-cell office:value-type="float" office:value="499569" calcext:value-type="float">
            <text:p>49956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4</text:p>
          </table:table-cell>
          <table:table-cell office:value-type="string" calcext:value-type="string">
            <text:p>SR-0000061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21102198" calcext:value-type="float">
            <text:p>773021102198</text:p>
          </table:table-cell>
          <table:table-cell office:value-type="string" calcext:value-type="string">
            <text:p>YU000922-1</text:p>
          </table:table-cell>
          <table:table-cell office:value-type="string" calcext:value-type="string">
            <text:p>RU123809</text:p>
          </table:table-cell>
          <table:table-cell office:value-type="float" office:value="499570" calcext:value-type="float">
            <text:p>49957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7</text:p>
          </table:table-cell>
          <table:table-cell office:value-type="string" calcext:value-type="string">
            <text:p>SR-0000059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80701092" calcext:value-type="float">
            <text:p>777080701092</text:p>
          </table:table-cell>
          <table:table-cell office:value-type="string" calcext:value-type="string">
            <text:p>YU000654-2</text:p>
          </table:table-cell>
          <table:table-cell office:value-type="string" calcext:value-type="string">
            <text:p>RU124003</text:p>
          </table:table-cell>
          <table:table-cell office:value-type="float" office:value="499724" calcext:value-type="float">
            <text:p>4997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41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60305141" calcext:value-type="float">
            <text:p>773160305141</text:p>
          </table:table-cell>
          <table:table-cell office:value-type="string" calcext:value-type="string">
            <text:p>YU000665-2</text:p>
          </table:table-cell>
          <table:table-cell office:value-type="string" calcext:value-type="string">
            <text:p>RU123657</text:p>
          </table:table-cell>
          <table:table-cell office:value-type="float" office:value="499723" calcext:value-type="float">
            <text:p>4997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45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21200993" calcext:value-type="float">
            <text:p>773921200993</text:p>
          </table:table-cell>
          <table:table-cell office:value-type="string" calcext:value-type="string">
            <text:p>YU000719-2</text:p>
          </table:table-cell>
          <table:table-cell office:value-type="string" calcext:value-type="string">
            <text:p>RU124489</text:p>
          </table:table-cell>
          <table:table-cell office:value-type="float" office:value="499702" calcext:value-type="float">
            <text:p>49970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SR-0000045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50200774" calcext:value-type="float">
            <text:p>776150200774</text:p>
          </table:table-cell>
          <table:table-cell office:value-type="string" calcext:value-type="string">
            <text:p>YU000786-1</text:p>
          </table:table-cell>
          <table:table-cell office:value-type="string" calcext:value-type="string">
            <text:p>RU122860</text:p>
          </table:table-cell>
          <table:table-cell office:value-type="float" office:value="499715" calcext:value-type="float">
            <text:p>4997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4</text:p>
          </table:table-cell>
          <table:table-cell office:value-type="string" calcext:value-type="string">
            <text:p>SR-0000056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791200591" calcext:value-type="float">
            <text:p>772791200591</text:p>
          </table:table-cell>
          <table:table-cell office:value-type="string" calcext:value-type="string">
            <text:p>YU000886-1</text:p>
          </table:table-cell>
          <table:table-cell office:value-type="string" calcext:value-type="string">
            <text:p>RU123508</text:p>
          </table:table-cell>
          <table:table-cell office:value-type="float" office:value="499725" calcext:value-type="float">
            <text:p>4997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SR-0000055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860900512" calcext:value-type="float">
            <text:p>773860900512</text:p>
          </table:table-cell>
          <table:table-cell office:value-type="string" calcext:value-type="string">
            <text:p>YU000811-1</text:p>
          </table:table-cell>
          <table:table-cell office:value-type="string" calcext:value-type="string">
            <text:p>RU123039</text:p>
          </table:table-cell>
          <table:table-cell office:value-type="float" office:value="499706" calcext:value-type="float">
            <text:p>4997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7</text:p>
          </table:table-cell>
          <table:table-cell office:value-type="string" calcext:value-type="string">
            <text:p>SR-0000054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090101180" calcext:value-type="float">
            <text:p>775090101180</text:p>
          </table:table-cell>
          <table:table-cell office:value-type="string" calcext:value-type="string">
            <text:p>YU000872-1</text:p>
          </table:table-cell>
          <table:table-cell office:value-type="string" calcext:value-type="string">
            <text:p>RU123379</text:p>
          </table:table-cell>
          <table:table-cell office:value-type="float" office:value="499708" calcext:value-type="float">
            <text:p>4997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SR-0000058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91101638" calcext:value-type="float">
            <text:p>774991101638</text:p>
          </table:table-cell>
          <table:table-cell office:value-type="string" calcext:value-type="string">
            <text:p>YU000911-1</text:p>
          </table:table-cell>
          <table:table-cell office:value-type="string" calcext:value-type="string">
            <text:p>RU123640</text:p>
          </table:table-cell>
          <table:table-cell office:value-type="float" office:value="499710" calcext:value-type="float">
            <text:p>49971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59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50200235" calcext:value-type="float">
            <text:p>774050200235</text:p>
          </table:table-cell>
          <table:table-cell office:value-type="string" calcext:value-type="string">
            <text:p>YU000916-1</text:p>
          </table:table-cell>
          <table:table-cell office:value-type="string" calcext:value-type="string">
            <text:p>RU123660</text:p>
          </table:table-cell>
          <table:table-cell office:value-type="float" office:value="499707" calcext:value-type="float">
            <text:p>4997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59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70200699" calcext:value-type="float">
            <text:p>773970200699</text:p>
          </table:table-cell>
          <table:table-cell office:value-type="string" calcext:value-type="string">
            <text:p>YU000898-1</text:p>
          </table:table-cell>
          <table:table-cell office:value-type="string" calcext:value-type="string">
            <text:p>RU123572</text:p>
          </table:table-cell>
          <table:table-cell office:value-type="float" office:value="499704" calcext:value-type="float">
            <text:p>49970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3</text:p>
          </table:table-cell>
          <table:table-cell office:value-type="string" calcext:value-type="string">
            <text:p>SR-0000056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60100235" calcext:value-type="float">
            <text:p>777160100235</text:p>
          </table:table-cell>
          <table:table-cell office:value-type="string" calcext:value-type="string">
            <text:p>YU000661-2</text:p>
          </table:table-cell>
          <table:table-cell office:value-type="string" calcext:value-type="string">
            <text:p>RU123894</text:p>
          </table:table-cell>
          <table:table-cell office:value-type="float" office:value="499765" calcext:value-type="float">
            <text:p>49976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7</text:p>
          </table:table-cell>
          <table:table-cell office:value-type="string" calcext:value-type="string">
            <text:p>SR-0000050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890900631" calcext:value-type="float">
            <text:p>773890900631</text:p>
          </table:table-cell>
          <table:table-cell office:value-type="string" calcext:value-type="string">
            <text:p>YU000721-3</text:p>
          </table:table-cell>
          <table:table-cell office:value-type="string" calcext:value-type="string">
            <text:p>RU124007</text:p>
          </table:table-cell>
          <table:table-cell office:value-type="float" office:value="499758" calcext:value-type="float">
            <text:p>49975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3</text:p>
          </table:table-cell>
          <table:table-cell office:value-type="string" calcext:value-type="string">
            <text:p>SR-0000045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21100953" calcext:value-type="float">
            <text:p>777121100953</text:p>
          </table:table-cell>
          <table:table-cell office:value-type="string" calcext:value-type="string">
            <text:p>YU000753-2</text:p>
          </table:table-cell>
          <table:table-cell office:value-type="string" calcext:value-type="string">
            <text:p>RU124493</text:p>
          </table:table-cell>
          <table:table-cell office:value-type="float" office:value="499766" calcext:value-type="float">
            <text:p>49976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4</text:p>
          </table:table-cell>
          <table:table-cell office:value-type="string" calcext:value-type="string">
            <text:p>SR-0000049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60403762" calcext:value-type="float">
            <text:p>776160403762</text:p>
          </table:table-cell>
          <table:table-cell office:value-type="string" calcext:value-type="string">
            <text:p>YU000906-1</text:p>
          </table:table-cell>
          <table:table-cell office:value-type="string" calcext:value-type="string">
            <text:p>RU123625</text:p>
          </table:table-cell>
          <table:table-cell office:value-type="float" office:value="499759" calcext:value-type="float">
            <text:p>49975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4</text:p>
          </table:table-cell>
          <table:table-cell office:value-type="string" calcext:value-type="string">
            <text:p>SR-0000061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110802391" calcext:value-type="float">
            <text:p>770110802391</text:p>
          </table:table-cell>
          <table:table-cell office:value-type="string" calcext:value-type="string">
            <text:p>YU000884-1</text:p>
          </table:table-cell>
          <table:table-cell office:value-type="string" calcext:value-type="string">
            <text:p>RU123504</text:p>
          </table:table-cell>
          <table:table-cell office:value-type="float" office:value="499761" calcext:value-type="float">
            <text:p>49976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SR-0000055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0458096" calcext:value-type="float">
            <text:p>774000458096</text:p>
          </table:table-cell>
          <table:table-cell office:value-type="string" calcext:value-type="string">
            <text:p>YU000937-1</text:p>
          </table:table-cell>
          <table:table-cell office:value-type="string" calcext:value-type="string">
            <text:p>RU124001</text:p>
          </table:table-cell>
          <table:table-cell office:value-type="float" office:value="499762" calcext:value-type="float">
            <text:p>49976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3</text:p>
          </table:table-cell>
          <table:table-cell office:value-type="string" calcext:value-type="string">
            <text:p>SR-0000062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70703336" calcext:value-type="float">
            <text:p>774970703336</text:p>
          </table:table-cell>
          <table:table-cell office:value-type="string" calcext:value-type="string">
            <text:p>YU000968-1</text:p>
          </table:table-cell>
          <table:table-cell office:value-type="string" calcext:value-type="string">
            <text:p>RU124114</text:p>
          </table:table-cell>
          <table:table-cell office:value-type="float" office:value="499763" calcext:value-type="float">
            <text:p>49976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5</text:p>
          </table:table-cell>
          <table:table-cell office:value-type="string" calcext:value-type="string">
            <text:p>SR-0000063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000957951" calcext:value-type="float">
            <text:p>775000957951</text:p>
          </table:table-cell>
          <table:table-cell office:value-type="string" calcext:value-type="string">
            <text:p>YU000845-1</text:p>
          </table:table-cell>
          <table:table-cell office:value-type="string" calcext:value-type="string">
            <text:p>RU123231</text:p>
          </table:table-cell>
          <table:table-cell office:value-type="float" office:value="499757" calcext:value-type="float">
            <text:p>49975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SR-0000062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31202473" calcext:value-type="float">
            <text:p>773131202473</text:p>
          </table:table-cell>
          <table:table-cell office:value-type="string" calcext:value-type="string">
            <text:p>YU000883-1</text:p>
          </table:table-cell>
          <table:table-cell office:value-type="string" calcext:value-type="string">
            <text:p>RU123502</text:p>
          </table:table-cell>
          <table:table-cell office:value-type="float" office:value="499756" calcext:value-type="float">
            <text:p>49975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SR-0000062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160401859" calcext:value-type="float">
            <text:p>776160401859</text:p>
          </table:table-cell>
          <table:table-cell office:value-type="string" calcext:value-type="string">
            <text:p>YU000887-1</text:p>
          </table:table-cell>
          <table:table-cell office:value-type="string" calcext:value-type="string">
            <text:p>RU123509</text:p>
          </table:table-cell>
          <table:table-cell office:value-type="float" office:value="499764" calcext:value-type="float">
            <text:p>49976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SR-0000059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30800232" calcext:value-type="float">
            <text:p>771930800232</text:p>
          </table:table-cell>
          <table:table-cell office:value-type="string" calcext:value-type="string">
            <text:p>YU000920-1</text:p>
          </table:table-cell>
          <table:table-cell office:value-type="string" calcext:value-type="string">
            <text:p>RU123762</text:p>
          </table:table-cell>
          <table:table-cell office:value-type="float" office:value="499749" calcext:value-type="float">
            <text:p>49974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57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120802461" calcext:value-type="float">
            <text:p>770120802461</text:p>
          </table:table-cell>
          <table:table-cell office:value-type="string" calcext:value-type="string">
            <text:p>YU000778-2</text:p>
          </table:table-cell>
          <table:table-cell office:value-type="string" calcext:value-type="string">
            <text:p>RU123676</text:p>
          </table:table-cell>
          <table:table-cell office:value-type="float" office:value="499915" calcext:value-type="float">
            <text:p>49991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60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10902606" calcext:value-type="float">
            <text:p>772110902606</text:p>
          </table:table-cell>
          <table:table-cell office:value-type="string" calcext:value-type="string">
            <text:p>YU000837-1</text:p>
          </table:table-cell>
          <table:table-cell office:value-type="string" calcext:value-type="string">
            <text:p>RU123172</text:p>
          </table:table-cell>
          <table:table-cell office:value-type="float" office:value="499938" calcext:value-type="float">
            <text:p>49993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SR-0000064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11100601" calcext:value-type="float">
            <text:p>772111100601</text:p>
          </table:table-cell>
          <table:table-cell office:value-type="string" calcext:value-type="string">
            <text:p>YU000882-1</text:p>
          </table:table-cell>
          <table:table-cell office:value-type="string" calcext:value-type="string">
            <text:p>RU123497</text:p>
          </table:table-cell>
          <table:table-cell office:value-type="float" office:value="499937" calcext:value-type="float">
            <text:p>49993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SR-00000641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70202706" calcext:value-type="float">
            <text:p>774070202706</text:p>
          </table:table-cell>
          <table:table-cell office:value-type="string" calcext:value-type="string">
            <text:p>YU000650-2</text:p>
          </table:table-cell>
          <table:table-cell office:value-type="string" calcext:value-type="string">
            <text:p>RU124279</text:p>
          </table:table-cell>
          <table:table-cell office:value-type="float" office:value="499919" calcext:value-type="float">
            <text:p>49991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9</text:p>
          </table:table-cell>
          <table:table-cell office:value-type="string" calcext:value-type="string">
            <text:p>SR-0000042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6080103032" calcext:value-type="float">
            <text:p>776080103032</text:p>
          </table:table-cell>
          <table:table-cell office:value-type="string" calcext:value-type="string">
            <text:p>YU000791-1</text:p>
          </table:table-cell>
          <table:table-cell office:value-type="string" calcext:value-type="string">
            <text:p>RU122877</text:p>
          </table:table-cell>
          <table:table-cell office:value-type="float" office:value="499889" calcext:value-type="float">
            <text:p>49988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4</text:p>
          </table:table-cell>
          <table:table-cell office:value-type="string" calcext:value-type="string">
            <text:p>SR-0000052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921200776" calcext:value-type="float">
            <text:p>772921200776</text:p>
          </table:table-cell>
          <table:table-cell office:value-type="string" calcext:value-type="string">
            <text:p>YU000823-1</text:p>
          </table:table-cell>
          <table:table-cell office:value-type="string" calcext:value-type="string">
            <text:p>RU123060</text:p>
          </table:table-cell>
          <table:table-cell office:value-type="float" office:value="499918" calcext:value-type="float">
            <text:p>49991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8</text:p>
          </table:table-cell>
          <table:table-cell office:value-type="string" calcext:value-type="string">
            <text:p>SR-0000056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40802008" calcext:value-type="float">
            <text:p>774040802008</text:p>
          </table:table-cell>
          <table:table-cell office:value-type="string" calcext:value-type="string">
            <text:p>YU000926-1</text:p>
          </table:table-cell>
          <table:table-cell office:value-type="string" calcext:value-type="string">
            <text:p>RU123816</text:p>
          </table:table-cell>
          <table:table-cell office:value-type="float" office:value="499906" calcext:value-type="float">
            <text:p>49990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7</text:p>
          </table:table-cell>
          <table:table-cell office:value-type="string" calcext:value-type="string">
            <text:p>SR-0000061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00801608" calcext:value-type="float">
            <text:p>774900801608</text:p>
          </table:table-cell>
          <table:table-cell office:value-type="string" calcext:value-type="string">
            <text:p>YU000928-1</text:p>
          </table:table-cell>
          <table:table-cell office:value-type="string" calcext:value-type="string">
            <text:p>RU123840</text:p>
          </table:table-cell>
          <table:table-cell office:value-type="float" office:value="499908" calcext:value-type="float">
            <text:p>4999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8</text:p>
          </table:table-cell>
          <table:table-cell office:value-type="string" calcext:value-type="string">
            <text:p>SR-0000062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71001807" calcext:value-type="float">
            <text:p>774971001807</text:p>
          </table:table-cell>
          <table:table-cell office:value-type="string" calcext:value-type="string">
            <text:p>YU000938-1</text:p>
          </table:table-cell>
          <table:table-cell office:value-type="string" calcext:value-type="string">
            <text:p>RU124002</text:p>
          </table:table-cell>
          <table:table-cell office:value-type="float" office:value="499909" calcext:value-type="float">
            <text:p>49990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3</text:p>
          </table:table-cell>
          <table:table-cell office:value-type="string" calcext:value-type="string">
            <text:p>SR-0000063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40701534" calcext:value-type="float">
            <text:p>777140701534</text:p>
          </table:table-cell>
          <table:table-cell office:value-type="string" calcext:value-type="string">
            <text:p>YU000939-1</text:p>
          </table:table-cell>
          <table:table-cell office:value-type="string" calcext:value-type="string">
            <text:p>RU124024</text:p>
          </table:table-cell>
          <table:table-cell office:value-type="float" office:value="499917" calcext:value-type="float">
            <text:p>4999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3</text:p>
          </table:table-cell>
          <table:table-cell office:value-type="string" calcext:value-type="string">
            <text:p>SR-0000062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21200272" calcext:value-type="float">
            <text:p>778021200272</text:p>
          </table:table-cell>
          <table:table-cell office:value-type="string" calcext:value-type="string">
            <text:p>YU000860-1</text:p>
          </table:table-cell>
          <table:table-cell office:value-type="string" calcext:value-type="string">
            <text:p>RU123331</text:p>
          </table:table-cell>
          <table:table-cell office:value-type="float" office:value="499920" calcext:value-type="float">
            <text:p>49992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SR-0000058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80805090" calcext:value-type="float">
            <text:p>771980805090</text:p>
          </table:table-cell>
          <table:table-cell office:value-type="string" calcext:value-type="string">
            <text:p>YU000889-1</text:p>
          </table:table-cell>
          <table:table-cell office:value-type="string" calcext:value-type="string">
            <text:p>RU123513</text:p>
          </table:table-cell>
          <table:table-cell office:value-type="float" office:value="499885" calcext:value-type="float">
            <text:p>49988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SR-0000059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0261012" calcext:value-type="float">
            <text:p>774000261012</text:p>
          </table:table-cell>
          <table:table-cell office:value-type="string" calcext:value-type="string">
            <text:p>YU000914-1</text:p>
          </table:table-cell>
          <table:table-cell office:value-type="string" calcext:value-type="string">
            <text:p>RU123650</text:p>
          </table:table-cell>
          <table:table-cell office:value-type="float" office:value="499886" calcext:value-type="float">
            <text:p>49988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62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0090601466" calcext:value-type="float">
            <text:p>770090601466</text:p>
          </table:table-cell>
          <table:table-cell office:value-type="string" calcext:value-type="string">
            <text:p>YU000991-1</text:p>
          </table:table-cell>
          <table:table-cell office:value-type="string" calcext:value-type="string">
            <text:p>RU124222</text:p>
          </table:table-cell>
          <table:table-cell office:value-type="float" office:value="499880" calcext:value-type="float">
            <text:p>49988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8</text:p>
          </table:table-cell>
          <table:table-cell office:value-type="string" calcext:value-type="string">
            <text:p>SR-0000063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80602946" calcext:value-type="float">
            <text:p>771980602946</text:p>
          </table:table-cell>
          <table:table-cell office:value-type="string" calcext:value-type="string">
            <text:p>YU000805-2</text:p>
          </table:table-cell>
          <table:table-cell office:value-type="string" calcext:value-type="string">
            <text:p>RU123718</text:p>
          </table:table-cell>
          <table:table-cell office:value-type="float" office:value="500060" calcext:value-type="float">
            <text:p>50006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60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50603659" calcext:value-type="float">
            <text:p>773150603659</text:p>
          </table:table-cell>
          <table:table-cell office:value-type="string" calcext:value-type="string">
            <text:p>YU000835-1</text:p>
          </table:table-cell>
          <table:table-cell office:value-type="string" calcext:value-type="string">
            <text:p>RU123206</text:p>
          </table:table-cell>
          <table:table-cell office:value-type="float" office:value="500054" calcext:value-type="float">
            <text:p>50005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2</text:p>
          </table:table-cell>
          <table:table-cell office:value-type="string" calcext:value-type="string">
            <text:p>SR-0000061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0958307" calcext:value-type="float">
            <text:p>774000958307</text:p>
          </table:table-cell>
          <table:table-cell office:value-type="string" calcext:value-type="string">
            <text:p>YU001012-1</text:p>
          </table:table-cell>
          <table:table-cell office:value-type="string" calcext:value-type="string">
            <text:p>RU124368</text:p>
          </table:table-cell>
          <table:table-cell office:value-type="float" office:value="500055" calcext:value-type="float">
            <text:p>50005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1</text:p>
          </table:table-cell>
          <table:table-cell office:value-type="string" calcext:value-type="string">
            <text:p>SR-0000071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41002959" calcext:value-type="float">
            <text:p>774141002959</text:p>
          </table:table-cell>
          <table:table-cell office:value-type="string" calcext:value-type="string">
            <text:p>YU001047-1</text:p>
          </table:table-cell>
          <table:table-cell office:value-type="string" calcext:value-type="string">
            <text:p>RU124637</text:p>
          </table:table-cell>
          <table:table-cell office:value-type="float" office:value="500043" calcext:value-type="float">
            <text:p>50004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59</text:p>
          </table:table-cell>
          <table:table-cell office:value-type="string" calcext:value-type="string">
            <text:p>2019-06-27</text:p>
          </table:table-cell>
          <table:table-cell office:value-type="string" calcext:value-type="string">
            <text:p>SR-0000071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100200971" calcext:value-type="float">
            <text:p>775100200971</text:p>
          </table:table-cell>
          <table:table-cell office:value-type="string" calcext:value-type="string">
            <text:p>YU000779-1</text:p>
          </table:table-cell>
          <table:table-cell office:value-type="string" calcext:value-type="string">
            <text:p>RU122831</text:p>
          </table:table-cell>
          <table:table-cell office:value-type="float" office:value="500046" calcext:value-type="float">
            <text:p>50004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SR-0000054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950900981" calcext:value-type="float">
            <text:p>775950900981</text:p>
          </table:table-cell>
          <table:table-cell office:value-type="string" calcext:value-type="string">
            <text:p>YU000840-1</text:p>
          </table:table-cell>
          <table:table-cell office:value-type="string" calcext:value-type="string">
            <text:p>RU123269</text:p>
          </table:table-cell>
          <table:table-cell office:value-type="float" office:value="500051" calcext:value-type="float">
            <text:p>50005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3</text:p>
          </table:table-cell>
          <table:table-cell office:value-type="string" calcext:value-type="string">
            <text:p>SR-0000061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970900731" calcext:value-type="float">
            <text:p>775970900731</text:p>
          </table:table-cell>
          <table:table-cell office:value-type="string" calcext:value-type="string">
            <text:p>YU000846-1</text:p>
          </table:table-cell>
          <table:table-cell office:value-type="string" calcext:value-type="string">
            <text:p>RU123234</text:p>
          </table:table-cell>
          <table:table-cell office:value-type="float" office:value="500044" calcext:value-type="float">
            <text:p>50004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SR-0000059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20100334" calcext:value-type="float">
            <text:p>778920100334</text:p>
          </table:table-cell>
          <table:table-cell office:value-type="string" calcext:value-type="string">
            <text:p>YU000852-1</text:p>
          </table:table-cell>
          <table:table-cell office:value-type="string" calcext:value-type="string">
            <text:p>RU123268</text:p>
          </table:table-cell>
          <table:table-cell office:value-type="float" office:value="500047" calcext:value-type="float">
            <text:p>50004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SR-00000583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71000288" calcext:value-type="float">
            <text:p>778971000288</text:p>
          </table:table-cell>
          <table:table-cell office:value-type="string" calcext:value-type="string">
            <text:p>YU000853-1</text:p>
          </table:table-cell>
          <table:table-cell office:value-type="string" calcext:value-type="string">
            <text:p>RU123270</text:p>
          </table:table-cell>
          <table:table-cell office:value-type="float" office:value="500045" calcext:value-type="float">
            <text:p>50004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4</text:p>
          </table:table-cell>
          <table:table-cell office:value-type="string" calcext:value-type="string">
            <text:p>SR-0000057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80900839" calcext:value-type="float">
            <text:p>773080900839</text:p>
          </table:table-cell>
          <table:table-cell office:value-type="string" calcext:value-type="string">
            <text:p>YU001015-1</text:p>
          </table:table-cell>
          <table:table-cell office:value-type="string" calcext:value-type="string">
            <text:p>RU124472</text:p>
          </table:table-cell>
          <table:table-cell office:value-type="float" office:value="500056" calcext:value-type="float">
            <text:p>50005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2</text:p>
          </table:table-cell>
          <table:table-cell office:value-type="string" calcext:value-type="string">
            <text:p>SR-00000684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90906312" calcext:value-type="float">
            <text:p>773090906312</text:p>
          </table:table-cell>
          <table:table-cell office:value-type="string" calcext:value-type="string">
            <text:p>YU001055-1</text:p>
          </table:table-cell>
          <table:table-cell office:value-type="string" calcext:value-type="string">
            <text:p>RU124684</text:p>
          </table:table-cell>
          <table:table-cell office:value-type="float" office:value="500058" calcext:value-type="float">
            <text:p>50005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09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7</text:p>
          </table:table-cell>
          <table:table-cell office:value-type="string" calcext:value-type="string">
            <text:p>SR-0000068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10301222" calcext:value-type="float">
            <text:p>772010301222</text:p>
          </table:table-cell>
          <table:table-cell office:value-type="string" calcext:value-type="string">
            <text:p>YU001006-1</text:p>
          </table:table-cell>
          <table:table-cell office:value-type="string" calcext:value-type="string">
            <text:p>RU124300</text:p>
          </table:table-cell>
          <table:table-cell office:value-type="float" office:value="500152" calcext:value-type="float">
            <text:p>50015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0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0</text:p>
          </table:table-cell>
          <table:table-cell office:value-type="string" calcext:value-type="string">
            <text:p>SR-0000071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70302475" calcext:value-type="float">
            <text:p>773970302475</text:p>
          </table:table-cell>
          <table:table-cell office:value-type="string" calcext:value-type="string">
            <text:p>YU000627-3</text:p>
          </table:table-cell>
          <table:table-cell office:value-type="string" calcext:value-type="string">
            <text:p>RU123649</text:p>
          </table:table-cell>
          <table:table-cell office:value-type="float" office:value="500196" calcext:value-type="float">
            <text:p>50019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44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00702621" calcext:value-type="float">
            <text:p>773100702621</text:p>
          </table:table-cell>
          <table:table-cell office:value-type="string" calcext:value-type="string">
            <text:p>YU000784-1</text:p>
          </table:table-cell>
          <table:table-cell office:value-type="string" calcext:value-type="string">
            <text:p>RU122842</text:p>
          </table:table-cell>
          <table:table-cell office:value-type="float" office:value="500207" calcext:value-type="float">
            <text:p>5002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5-13</text:p>
          </table:table-cell>
          <table:table-cell office:value-type="string" calcext:value-type="string">
            <text:p>SR-0000057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920400988" calcext:value-type="float">
            <text:p>771920400988</text:p>
          </table:table-cell>
          <table:table-cell office:value-type="string" calcext:value-type="string">
            <text:p>YU000871-1</text:p>
          </table:table-cell>
          <table:table-cell office:value-type="string" calcext:value-type="string">
            <text:p>RU124267</text:p>
          </table:table-cell>
          <table:table-cell office:value-type="float" office:value="500186" calcext:value-type="float">
            <text:p>50018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195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SR-0000067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80601521" calcext:value-type="float">
            <text:p>773080601521</text:p>
          </table:table-cell>
          <table:table-cell office:value-type="string" calcext:value-type="string">
            <text:p>YU000999-1</text:p>
          </table:table-cell>
          <table:table-cell office:value-type="string" calcext:value-type="string">
            <text:p>RU124252</text:p>
          </table:table-cell>
          <table:table-cell office:value-type="float" office:value="500187" calcext:value-type="float">
            <text:p>50018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ODEKA DEL SURESTE_MERIDA C.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1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9</text:p>
          </table:table-cell>
          <table:table-cell office:value-type="string" calcext:value-type="string">
            <text:p>SR-00000656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40100752" calcext:value-type="float">
            <text:p>772040100752</text:p>
          </table:table-cell>
          <table:table-cell office:value-type="string" calcext:value-type="string">
            <text:p>YU000450-3</text:p>
          </table:table-cell>
          <table:table-cell office:value-type="string" calcext:value-type="string">
            <text:p>RU124603</text:p>
          </table:table-cell>
          <table:table-cell office:value-type="float" office:value="500333" calcext:value-type="float">
            <text:p>50033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6</text:p>
          </table:table-cell>
          <table:table-cell office:value-type="string" calcext:value-type="string">
            <text:p>SR-0000025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40503507" calcext:value-type="float">
            <text:p>774040503507</text:p>
          </table:table-cell>
          <table:table-cell office:value-type="string" calcext:value-type="string">
            <text:p>YU000783-2</text:p>
          </table:table-cell>
          <table:table-cell office:value-type="string" calcext:value-type="string">
            <text:p>RU123672</text:p>
          </table:table-cell>
          <table:table-cell office:value-type="float" office:value="500335" calcext:value-type="float">
            <text:p>50033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60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50102792" calcext:value-type="float">
            <text:p>773050102792</text:p>
          </table:table-cell>
          <table:table-cell office:value-type="string" calcext:value-type="string">
            <text:p>YU000947-1</text:p>
          </table:table-cell>
          <table:table-cell office:value-type="string" calcext:value-type="string">
            <text:p>RU124050</text:p>
          </table:table-cell>
          <table:table-cell office:value-type="float" office:value="500337" calcext:value-type="float">
            <text:p>50033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SR-0000063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870300722" calcext:value-type="float">
            <text:p>774870300722</text:p>
          </table:table-cell>
          <table:table-cell office:value-type="string" calcext:value-type="string">
            <text:p>YU000960-1</text:p>
          </table:table-cell>
          <table:table-cell office:value-type="string" calcext:value-type="string">
            <text:p>RU124127</text:p>
          </table:table-cell>
          <table:table-cell office:value-type="float" office:value="500336" calcext:value-type="float">
            <text:p>50033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SR-0000063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80508106" calcext:value-type="float">
            <text:p>773080508106</text:p>
          </table:table-cell>
          <table:table-cell office:value-type="string" calcext:value-type="string">
            <text:p>YU000900-1</text:p>
          </table:table-cell>
          <table:table-cell office:value-type="string" calcext:value-type="string">
            <text:p>RU123585</text:p>
          </table:table-cell>
          <table:table-cell office:value-type="float" office:value="500361" calcext:value-type="float">
            <text:p>50036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4</text:p>
          </table:table-cell>
          <table:table-cell office:value-type="string" calcext:value-type="string">
            <text:p>SR-0000061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80502244" calcext:value-type="float">
            <text:p>774080502244</text:p>
          </table:table-cell>
          <table:table-cell office:value-type="string" calcext:value-type="string">
            <text:p>YU000918-1</text:p>
          </table:table-cell>
          <table:table-cell office:value-type="string" calcext:value-type="string">
            <text:p>RU124039</text:p>
          </table:table-cell>
          <table:table-cell office:value-type="float" office:value="500362" calcext:value-type="float">
            <text:p>50036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64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30704122" calcext:value-type="float">
            <text:p>773130704122</text:p>
          </table:table-cell>
          <table:table-cell office:value-type="string" calcext:value-type="string">
            <text:p>YU000949-1</text:p>
          </table:table-cell>
          <table:table-cell office:value-type="string" calcext:value-type="string">
            <text:p>RU124052</text:p>
          </table:table-cell>
          <table:table-cell office:value-type="float" office:value="500363" calcext:value-type="float">
            <text:p>50036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SR-0000064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840800783" calcext:value-type="float">
            <text:p>773840800783</text:p>
          </table:table-cell>
          <table:table-cell office:value-type="string" calcext:value-type="string">
            <text:p>YU000959-1</text:p>
          </table:table-cell>
          <table:table-cell office:value-type="string" calcext:value-type="string">
            <text:p>RU124076</text:p>
          </table:table-cell>
          <table:table-cell office:value-type="float" office:value="500368" calcext:value-type="float">
            <text:p>50036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SR-0000065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810600093" calcext:value-type="float">
            <text:p>774810600093</text:p>
          </table:table-cell>
          <table:table-cell office:value-type="string" calcext:value-type="string">
            <text:p>YU000966-1</text:p>
          </table:table-cell>
          <table:table-cell office:value-type="string" calcext:value-type="string">
            <text:p>RU124100</text:p>
          </table:table-cell>
          <table:table-cell office:value-type="float" office:value="500369" calcext:value-type="float">
            <text:p>50036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4</text:p>
          </table:table-cell>
          <table:table-cell office:value-type="string" calcext:value-type="string">
            <text:p>SR-0000066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860900182" calcext:value-type="float">
            <text:p>778860900182</text:p>
          </table:table-cell>
          <table:table-cell office:value-type="string" calcext:value-type="string">
            <text:p>YU000944-1</text:p>
          </table:table-cell>
          <table:table-cell office:value-type="string" calcext:value-type="string">
            <text:p>RU124139</text:p>
          </table:table-cell>
          <table:table-cell office:value-type="float" office:value="500430" calcext:value-type="float">
            <text:p>5004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OMERMEX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3</text:p>
          </table:table-cell>
          <table:table-cell office:value-type="string" calcext:value-type="string">
            <text:p>SR-00000680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840700063" calcext:value-type="float">
            <text:p>778840700063</text:p>
          </table:table-cell>
          <table:table-cell office:value-type="string" calcext:value-type="string">
            <text:p>YU000323-4</text:p>
          </table:table-cell>
          <table:table-cell office:value-type="string" calcext:value-type="string">
            <text:p>RU123753</text:p>
          </table:table-cell>
          <table:table-cell office:value-type="float" office:value="500427" calcext:value-type="float">
            <text:p>5004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17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130600152" calcext:value-type="float">
            <text:p>777130600152</text:p>
          </table:table-cell>
          <table:table-cell office:value-type="string" calcext:value-type="string">
            <text:p>YU000595-3</text:p>
          </table:table-cell>
          <table:table-cell office:value-type="string" calcext:value-type="string">
            <text:p>RU124731</text:p>
          </table:table-cell>
          <table:table-cell office:value-type="float" office:value="500408" calcext:value-type="float">
            <text:p>50040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SR-00000372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60500988" calcext:value-type="float">
            <text:p>777060500988</text:p>
          </table:table-cell>
          <table:table-cell office:value-type="string" calcext:value-type="string">
            <text:p>YU000677-3</text:p>
          </table:table-cell>
          <table:table-cell office:value-type="string" calcext:value-type="string">
            <text:p>RU123639</text:p>
          </table:table-cell>
          <table:table-cell office:value-type="float" office:value="500432" calcext:value-type="float">
            <text:p>50043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636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30800266" calcext:value-type="float">
            <text:p>778030800266</text:p>
          </table:table-cell>
          <table:table-cell office:value-type="string" calcext:value-type="string">
            <text:p>YU000828-2</text:p>
          </table:table-cell>
          <table:table-cell office:value-type="string" calcext:value-type="string">
            <text:p>RU123709</text:p>
          </table:table-cell>
          <table:table-cell office:value-type="float" office:value="500429" calcext:value-type="float">
            <text:p>5004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60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01256826" calcext:value-type="float">
            <text:p>772001256826</text:p>
          </table:table-cell>
          <table:table-cell office:value-type="string" calcext:value-type="string">
            <text:p>YU000830-2</text:p>
          </table:table-cell>
          <table:table-cell office:value-type="string" calcext:value-type="string">
            <text:p>RU123719</text:p>
          </table:table-cell>
          <table:table-cell office:value-type="float" office:value="500428" calcext:value-type="float">
            <text:p>500428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63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00358954" calcext:value-type="float">
            <text:p>774000358954</text:p>
          </table:table-cell>
          <table:table-cell office:value-type="string" calcext:value-type="string">
            <text:p>YU000862-1</text:p>
          </table:table-cell>
          <table:table-cell office:value-type="string" calcext:value-type="string">
            <text:p>RU123342</text:p>
          </table:table-cell>
          <table:table-cell office:value-type="float" office:value="500407" calcext:value-type="float">
            <text:p>50040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MD045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SR-00000562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140601671" calcext:value-type="float">
            <text:p>774140601671</text:p>
          </table:table-cell>
          <table:table-cell office:value-type="string" calcext:value-type="string">
            <text:p>YU000785-2</text:p>
          </table:table-cell>
          <table:table-cell office:value-type="string" calcext:value-type="string">
            <text:p>RU124611</text:p>
          </table:table-cell>
          <table:table-cell office:value-type="float" office:value="500431" calcext:value-type="float">
            <text:p>5004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5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6</text:p>
          </table:table-cell>
          <table:table-cell office:value-type="string" calcext:value-type="string">
            <text:p>SR-0000054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150901149" calcext:value-type="float">
            <text:p>772150901149</text:p>
          </table:table-cell>
          <table:table-cell office:value-type="string" calcext:value-type="string">
            <text:p>YU000742-2</text:p>
          </table:table-cell>
          <table:table-cell office:value-type="string" calcext:value-type="string">
            <text:p>RU124518</text:p>
          </table:table-cell>
          <table:table-cell office:value-type="float" office:value="500475" calcext:value-type="float">
            <text:p>50047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VA RUBY OSORNO ARCEO</text:p>
          </table:table-cell>
          <table:table-cell office:value-type="string" calcext:value-type="string">
            <text:p>$996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6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5</text:p>
          </table:table-cell>
          <table:table-cell office:value-type="string" calcext:value-type="string">
            <text:p>SR-0000050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041002271" calcext:value-type="float">
            <text:p>773041002271</text:p>
          </table:table-cell>
          <table:table-cell office:value-type="string" calcext:value-type="string">
            <text:p>YU000977-1</text:p>
          </table:table-cell>
          <table:table-cell office:value-type="string" calcext:value-type="string">
            <text:p>RU124149</text:p>
          </table:table-cell>
          <table:table-cell office:value-type="float" office:value="500474" calcext:value-type="float">
            <text:p>50047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195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6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SR-00000665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971100231" calcext:value-type="float">
            <text:p>778971100231</text:p>
          </table:table-cell>
          <table:table-cell office:value-type="string" calcext:value-type="string">
            <text:p>YU000436-3</text:p>
          </table:table-cell>
          <table:table-cell office:value-type="string" calcext:value-type="string">
            <text:p>RU123668</text:p>
          </table:table-cell>
          <table:table-cell office:value-type="float" office:value="500511" calcext:value-type="float">
            <text:p>50051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5</text:p>
          </table:table-cell>
          <table:table-cell office:value-type="string" calcext:value-type="string">
            <text:p>SR-00000278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981001841" calcext:value-type="float">
            <text:p>773981001841</text:p>
          </table:table-cell>
          <table:table-cell office:value-type="string" calcext:value-type="string">
            <text:p>YU000800-2</text:p>
          </table:table-cell>
          <table:table-cell office:value-type="string" calcext:value-type="string">
            <text:p>RU123733</text:p>
          </table:table-cell>
          <table:table-cell office:value-type="float" office:value="500521" calcext:value-type="float">
            <text:p>50052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60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050700725" calcext:value-type="float">
            <text:p>777050700725</text:p>
          </table:table-cell>
          <table:table-cell office:value-type="string" calcext:value-type="string">
            <text:p>YU001005-1</text:p>
          </table:table-cell>
          <table:table-cell office:value-type="string" calcext:value-type="string">
            <text:p>RU124299</text:p>
          </table:table-cell>
          <table:table-cell office:value-type="float" office:value="500512" calcext:value-type="float">
            <text:p>50051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REDIPLUS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0</text:p>
          </table:table-cell>
          <table:table-cell office:value-type="string" calcext:value-type="string">
            <text:p>SR-0000065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8030900058" calcext:value-type="float">
            <text:p>778030900058</text:p>
          </table:table-cell>
          <table:table-cell office:value-type="string" calcext:value-type="string">
            <text:p>YU000583-3</text:p>
          </table:table-cell>
          <table:table-cell office:value-type="string" calcext:value-type="string">
            <text:p>RU124891</text:p>
          </table:table-cell>
          <table:table-cell office:value-type="float" office:value="500516" calcext:value-type="float">
            <text:p>5005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EL MAYORISTA</text:p>
          </table:table-cell>
          <table:table-cell office:value-type="string" calcext:value-type="string">
            <text:p>$14129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7-03</text:p>
          </table:table-cell>
          <table:table-cell office:value-type="string" calcext:value-type="string">
            <text:p>SR-00000523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030802405" calcext:value-type="float">
            <text:p>775030802405</text:p>
          </table:table-cell>
          <table:table-cell office:value-type="string" calcext:value-type="string">
            <text:p>YU000865-1</text:p>
          </table:table-cell>
          <table:table-cell office:value-type="string" calcext:value-type="string">
            <text:p>RU123352</text:p>
          </table:table-cell>
          <table:table-cell office:value-type="float" office:value="500524" calcext:value-type="float">
            <text:p>500524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SR-00000580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5050701087" calcext:value-type="float">
            <text:p>775050701087</text:p>
          </table:table-cell>
          <table:table-cell office:value-type="string" calcext:value-type="string">
            <text:p>YU000870-1</text:p>
          </table:table-cell>
          <table:table-cell office:value-type="string" calcext:value-type="string">
            <text:p>RU123377</text:p>
          </table:table-cell>
          <table:table-cell office:value-type="float" office:value="500525" calcext:value-type="float">
            <text:p>500525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SR-0000064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2090701927" calcext:value-type="float">
            <text:p>772090701927</text:p>
          </table:table-cell>
          <table:table-cell office:value-type="string" calcext:value-type="string">
            <text:p>YU000893-1</text:p>
          </table:table-cell>
          <table:table-cell office:value-type="string" calcext:value-type="string">
            <text:p>RU123527</text:p>
          </table:table-cell>
          <table:table-cell office:value-type="float" office:value="500522" calcext:value-type="float">
            <text:p>50052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31</text:p>
          </table:table-cell>
          <table:table-cell office:value-type="string" calcext:value-type="string">
            <text:p>SR-0000059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1020605363" calcext:value-type="float">
            <text:p>771020605363</text:p>
          </table:table-cell>
          <table:table-cell office:value-type="string" calcext:value-type="string">
            <text:p>YU000970-1</text:p>
          </table:table-cell>
          <table:table-cell office:value-type="string" calcext:value-type="string">
            <text:p>RU124131</text:p>
          </table:table-cell>
          <table:table-cell office:value-type="float" office:value="500523" calcext:value-type="float">
            <text:p>500523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195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17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7</text:p>
          </table:table-cell>
          <table:table-cell office:value-type="string" calcext:value-type="string">
            <text:p>SR-00000669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7871200011" calcext:value-type="float">
            <text:p>777871200011</text:p>
          </table:table-cell>
          <table:table-cell office:value-type="string" calcext:value-type="string">
            <text:p>YU001011-1</text:p>
          </table:table-cell>
          <table:table-cell office:value-type="string" calcext:value-type="string">
            <text:p>RU124352</text:p>
          </table:table-cell>
          <table:table-cell office:value-type="float" office:value="500717" calcext:value-type="float">
            <text:p>50071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COMERMEX</text:p>
          </table:table-cell>
          <table:table-cell office:value-type="string" calcext:value-type="string">
            <text:p>$17156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1</text:p>
          </table:table-cell>
          <table:table-cell office:value-type="string" calcext:value-type="string">
            <text:p>SR-00000707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3140800383" calcext:value-type="float">
            <text:p>773140800383</text:p>
          </table:table-cell>
          <table:table-cell office:value-type="string" calcext:value-type="string">
            <text:p>YU000489-2</text:p>
          </table:table-cell>
          <table:table-cell office:value-type="string" calcext:value-type="string">
            <text:p>RU123759</text:p>
          </table:table-cell>
          <table:table-cell office:value-type="float" office:value="500727" calcext:value-type="float">
            <text:p>500727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GROSS DEL SURESTE SA DE CV</text:p>
          </table:table-cell>
          <table:table-cell office:value-type="string" calcext:value-type="string">
            <text:p>$9965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06</text:p>
          </table:table-cell>
          <table:table-cell office:value-type="string" calcext:value-type="string">
            <text:p>SR-0000038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81003799" calcext:value-type="float">
            <text:p>774081003799</text:p>
          </table:table-cell>
          <table:table-cell office:value-type="string" calcext:value-type="string">
            <text:p>YU000994-1</text:p>
          </table:table-cell>
          <table:table-cell office:value-type="string" calcext:value-type="string">
            <text:p>RU124462</text:p>
          </table:table-cell>
          <table:table-cell office:value-type="float" office:value="500729" calcext:value-type="float">
            <text:p>500729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546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19</text:p>
          </table:table-cell>
          <table:table-cell office:value-type="string" calcext:value-type="string">
            <text:p>SR-00000708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030301892" calcext:value-type="float">
            <text:p>774030301892</text:p>
          </table:table-cell>
          <table:table-cell office:value-type="string" calcext:value-type="string">
            <text:p>YU001056-1</text:p>
          </table:table-cell>
          <table:table-cell office:value-type="string" calcext:value-type="string">
            <text:p>RU124696</text:p>
          </table:table-cell>
          <table:table-cell office:value-type="float" office:value="500730" calcext:value-type="float">
            <text:p>50073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6-28</text:p>
          </table:table-cell>
          <table:table-cell office:value-type="string" calcext:value-type="string">
            <text:p>SR-00000709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50800408" calcext:value-type="float">
            <text:p>774950800408</text:p>
          </table:table-cell>
          <table:table-cell office:value-type="string" calcext:value-type="string">
            <text:p>YU001079-1</text:p>
          </table:table-cell>
          <table:table-cell office:value-type="string" calcext:value-type="string">
            <text:p>RU124858</text:p>
          </table:table-cell>
          <table:table-cell office:value-type="float" office:value="500731" calcext:value-type="float">
            <text:p>500731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7-02</text:p>
          </table:table-cell>
          <table:table-cell office:value-type="string" calcext:value-type="string">
            <text:p>SR-00000715-R</text:p>
          </table:table-cell>
          <table:table-cell office:value-type="string" calcext:value-type="string">
            <text:p>SARE</text:p>
          </table:table-cell>
          <table:table-cell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office:value-type="float" office:value="774940702068" calcext:value-type="float">
            <text:p>774940702068</text:p>
          </table:table-cell>
          <table:table-cell office:value-type="string" calcext:value-type="string">
            <text:p>YU001091-1</text:p>
          </table:table-cell>
          <table:table-cell office:value-type="string" calcext:value-type="string">
            <text:p>RU124970</text:p>
          </table:table-cell>
          <table:table-cell office:value-type="float" office:value="500732" calcext:value-type="float">
            <text:p>500732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ERMANOS LAR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7-05</text:p>
          </table:table-cell>
          <table:table-cell office:value-type="string" calcext:value-type="string">
            <text:p>SR-00000747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Telefon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  <table:table-row table:style-name="ro1">
          <table:table-cell table:style-name="ce3" office:value-type="float" office:value="774020102620" calcext:value-type="float">
            <text:p>774020102620</text:p>
          </table:table-cell>
          <table:table-cell table:style-name="ce6" office:value-type="string" calcext:value-type="string">
            <text:p>YU001109-1</text:p>
          </table:table-cell>
          <table:table-cell table:style-name="ce6" office:value-type="string" calcext:value-type="string">
            <text:p>RU125090</text:p>
          </table:table-cell>
          <table:table-cell table:style-name="ce6" office:value-type="float" office:value="500733" calcext:value-type="float">
            <text:p>500733</text:p>
          </table:table-cell>
          <table:table-cell table:style-name="ce6" office:value-type="string" calcext:value-type="string">
            <text:p>RF</text:p>
          </table:table-cell>
          <table:table-cell table:style-name="ce6" office:value-type="string" calcext:value-type="string">
            <text:p>HERMANOS LARA</text:p>
          </table:table-cell>
          <table:table-cell table:style-name="ce9" office:value-type="string" calcext:value-type="string">
            <text:p>$15467.00</text:p>
          </table:table-cell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2019-07-22</text:p>
          </table:table-cell>
          <table:table-cell table:style-name="ce6" office:value-type="string" calcext:value-type="string">
            <text:p>MD032</text:p>
          </table:table-cell>
          <table:table-cell table:style-name="ce12" office:value-type="string" calcext:value-type="string">
            <text:p>2019-07-09</text:p>
          </table:table-cell>
          <table:table-cell table:style-name="ce6" office:value-type="string" calcext:value-type="string">
            <text:p>SR-00000750-R</text:p>
          </table:table-cell>
          <table:table-cell table:style-name="ce14" office:value-type="string" calcext:value-type="string">
            <text:p>SARE</text:p>
          </table:table-cell>
          <table:table-cell table:style-name="ce6" office:value-type="string" calcext:value-type="string">
            <text:p>Telefonica</text:p>
          </table:table-cell>
          <table:table-cell table:style-name="ce6" office:value-type="string" calcext:value-type="string">
            <text:p>A5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Afectado</text:p>
          </table:table-cell>
        </table:table-row>
        <table:table-row table:style-name="ro1">
          <table:table-cell office:value-type="float" office:value="778940800197" calcext:value-type="float">
            <text:p>778940800197</text:p>
          </table:table-cell>
          <table:table-cell office:value-type="string" calcext:value-type="string">
            <text:p>YU000859-1</text:p>
          </table:table-cell>
          <table:table-cell office:value-type="string" calcext:value-type="string">
            <text:p>RU123325</text:p>
          </table:table-cell>
          <table:table-cell office:value-type="float" office:value="500716" calcext:value-type="float">
            <text:p>500716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HOGAR-CIA</text:p>
          </table:table-cell>
          <table:table-cell office:value-type="string" calcext:value-type="string">
            <text:p>$12047.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19-07-22</text:p>
          </table:table-cell>
          <table:table-cell office:value-type="string" calcext:value-type="string">
            <text:p>MD032</text:p>
          </table:table-cell>
          <table:table-cell office:value-type="string" calcext:value-type="string">
            <text:p>2019-05-28</text:p>
          </table:table-cell>
          <table:table-cell office:value-type="string" calcext:value-type="string">
            <text:p>SR-00000591-R</text:p>
          </table:table-cell>
          <table:table-cell office:value-type="string" calcext:value-type="string">
            <text:p>SARE</text:p>
          </table:table-cell>
          <table:table-cell table:style-name="ce13" office:value-type="string" calcext:value-type="string">
            <text:p>Fisica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fectado</text:p>
          </table:table-cell>
        </table:table-row>
      </table:table>
      <table:named-expressions>
        <table:named-range table:name="HTML_1" table:base-cell-address="$Hoja1.$A$1" table:cell-range-address="$Hoja1.$A$1:.$Q$552"/>
        <table:named-range table:name="HTML_all" table:base-cell-address="$Hoja1.$A$1" table:cell-range-address="$Hoja1.$A$1:.$Q$552"/>
        <table:named-range table:name="HTML_tables" table:base-cell-address="$Hoja1.$A$1" table:cell-range-address="#REF!"/>
      </table:named-expressions>
      <table:database-ranges>
        <table:database-range table:name="__Anonymous_Sheet_DB__0" table:target-range-address="Hoja1.A1:Hoja1.Q552" table:display-filter-buttons="true">
          <table:sort>
            <table:sort-by table:field-number="8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porte Afectadas</dc:title>
    <dc:date>2019-07-23T08:38:09.265441168</dc:date>
    <meta:editing-duration>PT8M24S</meta:editing-duration>
    <meta:editing-cycles>1</meta:editing-cycles>
    <meta:document-statistic meta:table-count="1" meta:cell-count="9384" meta:object-count="0"/>
    <meta:generator>LibreOffice/6.2.5.2$Linux_X86_64 LibreOffice_project/20$Build-2</meta:generator>
  </office:meta>
</office:document-meta>
</file>